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automatic-styles>
    <style:style style:name="P1" style:parent-style-name="Standard" style:master-page-name="MP0" style:family="paragraph">
      <style:paragraph-properties fo:break-before="page" fo:text-align="justify" fo:margin-left="-0.0986in">
        <style:tab-stops/>
      </style:paragraph-properties>
      <style:text-properties style:font-name="Times New Roman" style:font-name-complex="Times New Roman" fo:font-size="18pt" style:font-size-asian="18pt" style:font-size-complex="14pt"/>
    </style:style>
    <style:style style:name="P2" style:parent-style-name="Standard" style:family="paragraph">
      <style:paragraph-properties fo:text-align="justify" fo:margin-left="-0.0986in">
        <style:tab-stops/>
      </style:paragraph-properties>
    </style:style>
    <style:style style:name="T3" style:parent-style-name="Основнойшрифтабзаца" style:family="text">
      <style:text-properties style:font-name="Times New Roman" style:font-name-complex="Times New Roman" fo:font-size="18pt" style:font-size-asian="18pt" style:font-size-complex="14pt"/>
    </style:style>
    <style:style style:name="T4" style:parent-style-name="Основнойшрифтабзаца" style:family="text">
      <style:text-properties style:font-name="Times New Roman" style:font-name-complex="Times New Roman" fo:font-size="18pt" style:font-size-asian="18pt" style:font-size-complex="14pt" fo:language="en" fo:country="US"/>
    </style:style>
    <style:style style:name="T5" style:parent-style-name="Основнойшрифтабзаца" style:family="text">
      <style:text-properties style:font-name="Times New Roman" style:font-name-complex="Times New Roman" fo:font-size="18pt" style:font-size-asian="18pt" style:font-size-complex="14pt"/>
    </style:style>
    <style:style style:name="T6" style:parent-style-name="Основнойшрифтабзаца" style:family="text">
      <style:text-properties style:font-name="Times New Roman" style:font-name-complex="Times New Roman" fo:font-size="18pt" style:font-size-asian="18pt" style:font-size-complex="14pt" fo:language="en" fo:country="US"/>
    </style:style>
    <style:style style:name="T7" style:parent-style-name="Основнойшрифтабзаца" style:family="text">
      <style:text-properties style:font-name="Times New Roman" style:font-name-complex="Times New Roman" fo:font-size="18pt" style:font-size-asian="18pt" style:font-size-complex="14pt"/>
    </style:style>
    <style:style style:name="T8" style:parent-style-name="Основнойшрифтабзаца" style:family="text">
      <style:text-properties style:font-name="Times New Roman" style:font-name-complex="Times New Roman" fo:font-size="18pt" style:font-size-asian="18pt" style:font-size-complex="14pt" fo:language="en" fo:country="US"/>
    </style:style>
    <style:style style:name="T9" style:parent-style-name="Основнойшрифтабзаца" style:family="text">
      <style:text-properties style:font-name="Times New Roman" style:font-name-complex="Times New Roman" fo:font-size="18pt" style:font-size-asian="18pt" style:font-size-complex="14pt"/>
    </style:style>
    <style:style style:name="P10" style:parent-style-name="Абзацсписка" style:family="paragraph"/>
    <style:style style:name="T11" style:parent-style-name="Основнойшрифтабзаца" style:family="text">
      <style:text-properties style:font-name="Times New Roman" style:font-name-complex="Times New Roman" fo:font-size="18pt" style:font-size-asian="18pt" style:font-size-complex="14pt"/>
    </style:style>
    <style:style style:name="T12" style:parent-style-name="Основнойшрифтабзаца" style:family="text">
      <style:text-properties style:font-name="Times New Roman" style:font-name-complex="Times New Roman" fo:font-size="18pt" style:font-size-asian="18pt" style:font-size-complex="14pt" fo:language="en" fo:country="US"/>
    </style:style>
    <style:style style:name="T13" style:parent-style-name="Основнойшрифтабзаца" style:family="text">
      <style:text-properties style:font-name="Times New Roman" style:font-name-complex="Times New Roman" fo:font-size="18pt" style:font-size-asian="18pt" style:font-size-complex="14pt"/>
    </style:style>
    <style:style style:name="T14" style:parent-style-name="Основнойшрифтабзаца" style:family="text">
      <style:text-properties style:font-name="Times New Roman" style:font-name-complex="Times New Roman" fo:font-size="18pt" style:font-size-asian="18pt" style:font-size-complex="14pt" fo:language="en" fo:country="US"/>
    </style:style>
    <style:style style:name="T15" style:parent-style-name="Основнойшрифтабзаца" style:family="text">
      <style:text-properties style:font-name="Times New Roman" style:font-name-complex="Times New Roman" fo:font-size="18pt" style:font-size-asian="18pt" style:font-size-complex="14pt"/>
    </style:style>
    <style:style style:name="T16" style:parent-style-name="Основнойшрифтабзаца" style:family="text">
      <style:text-properties style:font-name="Times New Roman" style:font-name-complex="Times New Roman" fo:font-size="18pt" style:font-size-asian="18pt" style:font-size-complex="14pt" fo:language="en" fo:country="US"/>
    </style:style>
    <style:style style:name="T17" style:parent-style-name="Основнойшрифтабзаца" style:family="text">
      <style:text-properties style:font-name="Times New Roman" style:font-name-complex="Times New Roman" fo:font-size="18pt" style:font-size-asian="18pt" style:font-size-complex="14pt"/>
    </style:style>
    <style:style style:name="P18" style:parent-style-name="Абзацсписка" style:family="paragraph"/>
    <style:style style:name="T19" style:parent-style-name="Основнойшрифтабзаца" style:family="text">
      <style:text-properties style:font-name="Times New Roman" style:font-name-complex="Times New Roman" fo:font-size="18pt" style:font-size-asian="18pt" style:font-size-complex="14pt"/>
    </style:style>
    <style:style style:name="T20" style:parent-style-name="Основнойшрифтабзаца" style:family="text">
      <style:text-properties style:font-name="Times New Roman" style:font-name-complex="Times New Roman" fo:font-size="18pt" style:font-size-asian="18pt" style:font-size-complex="14pt" fo:language="en" fo:country="US"/>
    </style:style>
    <style:style style:name="T21" style:parent-style-name="Основнойшрифтабзаца" style:family="text">
      <style:text-properties style:font-name="Times New Roman" style:font-name-complex="Times New Roman" fo:font-size="18pt" style:font-size-asian="18pt" style:font-size-complex="14pt"/>
    </style:style>
    <style:style style:name="P22" style:parent-style-name="Абзацсписка" style:family="paragraph">
      <style:text-properties style:font-name="Times New Roman" style:font-name-complex="Times New Roman" fo:font-size="18pt" style:font-size-asian="18pt" style:font-size-complex="14pt"/>
    </style:style>
    <style:style style:name="P23" style:parent-style-name="Абзацсписка" style:family="paragraph">
      <style:text-properties style:font-name="Times New Roman" style:font-name-complex="Times New Roman" fo:font-size="18pt" style:font-size-asian="18pt" style:font-size-complex="14pt"/>
    </style:style>
    <style:style style:name="P24" style:parent-style-name="Абзацсписка" style:family="paragraph">
      <style:paragraph-properties fo:margin-left="0.25in">
        <style:tab-stops/>
      </style:paragraph-properties>
      <style:text-properties style:font-name="Times New Roman" style:font-name-complex="Times New Roman" fo:font-style="italic" style:font-style-asian="italic" style:font-size-complex="14pt"/>
    </style:style>
    <style:style style:name="P25" style:parent-style-name="Заголовок1" style:family="paragraph">
      <style:paragraph-properties fo:text-align="justify"/>
    </style:style>
    <style:style style:name="T26" style:parent-style-name="Основнойшрифтабзаца" style:family="text">
      <style:text-properties style:font-name="Times New Roman" style:font-name-complex="Times New Roman" fo:language="en" fo:country="US"/>
    </style:style>
    <style:style style:name="T27" style:parent-style-name="Основнойшрифтабзаца" style:family="text">
      <style:text-properties style:font-name="Times New Roman" style:font-name-complex="Times New Roman"/>
    </style:style>
    <style:style style:name="P2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9" style:parent-style-name="Standard" style:family="paragraph">
      <style:paragraph-properties fo:text-align="justify" fo:text-indent="0.2958in"/>
      <style:text-properties style:font-name="Times New Roman" style:font-name-complex="Times New Roman" fo:font-size="14pt" style:font-size-asian="14pt" style:font-size-complex="14pt"/>
    </style:style>
    <style:style style:name="P30" style:parent-style-name="Абзацсписка" style:family="paragraph"/>
    <style:style style:name="T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4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35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36" style:parent-style-name="Абзацсписка" style:family="paragraph"/>
    <style:style style:name="T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0" style:parent-style-name="Заголовок1" style:family="paragraph">
      <style:paragraph-properties fo:text-align="justify"/>
      <style:text-properties style:font-name="Times New Roman" style:font-name-complex="Times New Roman"/>
    </style:style>
    <style:style style:name="P41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42" style:parent-style-name="Standard" style:family="paragraph">
      <style:paragraph-properties fo:text-align="justify" fo:text-indent="0.2958in"/>
    </style:style>
    <style:style style:name="T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9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50" style:parent-style-name="Абзацсписка" style:family="paragraph"/>
    <style:style style:name="T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4" style:parent-style-name="Абзацсписка" style:family="paragraph"/>
    <style:style style:name="T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8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59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60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61" style:parent-style-name="Заголовок1" style:family="paragraph">
      <style:paragraph-properties fo:text-align="justify"/>
      <style:text-properties style:font-name="Times New Roman" style:font-name-complex="Times New Roman"/>
    </style:style>
    <style:style style:name="P62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63" style:parent-style-name="Standard" style:family="paragraph">
      <style:paragraph-properties fo:text-align="justify" fo:text-indent="0.2958in"/>
    </style:style>
    <style:style style:name="T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3" style:parent-style-name="Standard" style:family="paragraph">
      <style:paragraph-properties fo:text-align="justify" fo:text-indent="0.2958in"/>
      <style:text-properties style:font-name="Times New Roman" style:font-name-complex="Times New Roman" fo:font-size="14pt" style:font-size-asian="14pt" style:font-size-complex="14pt"/>
    </style:style>
    <style:style style:name="P74" style:parent-style-name="Заголовок1" style:family="paragraph">
      <style:paragraph-properties fo:text-align="justify"/>
    </style:style>
    <style:style style:name="T75" style:parent-style-name="Основнойшрифтабзаца" style:family="text">
      <style:text-properties style:font-name="Times New Roman" style:font-name-complex="Times New Roman" fo:language="en" fo:country="US"/>
    </style:style>
    <style:style style:name="T76" style:parent-style-name="Основнойшрифтабзаца" style:family="text">
      <style:text-properties style:font-name="Times New Roman" style:font-name-complex="Times New Roman"/>
    </style:style>
    <style:style style:name="P7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78" style:parent-style-name="Standard" style:family="paragraph">
      <style:paragraph-properties fo:text-align="justify" fo:text-indent="0.2958in"/>
    </style:style>
    <style:style style:name="T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96" style:parent-style-name="Standard" style:family="paragraph">
      <style:paragraph-properties fo:text-align="justify" fo:text-indent="0.2958in"/>
    </style:style>
    <style:style style:name="T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00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01" style:parent-style-name="Заголовок2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02" style:parent-style-name="Standard" style:family="paragraph">
      <style:paragraph-properties fo:text-align="justify" fo:text-indent="0.2958in"/>
      <style:text-properties style:font-name="Times New Roman" style:font-name-complex="Times New Roman" fo:font-size="14pt" style:font-size-asian="14pt" style:font-size-complex="14pt"/>
    </style:style>
    <style:style style:name="P103" style:parent-style-name="Standard" style:family="paragraph">
      <style:paragraph-properties fo:text-align="justify" fo:text-indent="0.2958in"/>
      <style:text-properties style:font-name="Times New Roman" style:font-name-complex="Times New Roman" fo:font-size="14pt" style:font-size-asian="14pt" style:font-size-complex="14pt"/>
    </style:style>
    <style:style style:name="P104" style:parent-style-name="Standard" style:family="paragraph">
      <style:paragraph-properties fo:text-align="justify" fo:text-indent="0.2958in"/>
      <style:text-properties style:font-name="Times New Roman" style:font-name-complex="Times New Roman" fo:font-size="14pt" style:font-size-asian="14pt" style:font-size-complex="14pt"/>
    </style:style>
    <style:style style:name="P105" style:parent-style-name="Standard" style:family="paragraph">
      <style:paragraph-properties fo:text-align="justify" fo:text-indent="0.2958in"/>
    </style:style>
    <style:style style:name="T1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0" style:parent-style-name="Standard" style:family="paragraph">
      <style:paragraph-properties fo:text-align="justify" fo:text-indent="0.2958in"/>
      <style:text-properties style:font-name="Times New Roman" style:font-name-complex="Times New Roman" fo:color="#C9211E" fo:font-size="14pt" style:font-size-asian="14pt" style:font-size-complex="14pt"/>
    </style:style>
    <style:style style:name="P111" style:parent-style-name="Standard" style:family="paragraph">
      <style:paragraph-properties fo:text-align="justify" fo:text-indent="0.2958in"/>
    </style:style>
    <style:style style:name="T1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4" style:parent-style-name="Standard" style:family="paragraph">
      <style:paragraph-properties fo:text-align="justify" fo:text-indent="0.2958in"/>
    </style:style>
    <style:style style:name="T1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17" style:parent-style-name="Standard" style:family="paragraph">
      <style:paragraph-properties fo:text-align="justify" fo:text-indent="0.4916in"/>
    </style:style>
    <style:style style:name="T1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1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3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4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5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6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7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8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19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0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T2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24" style:parent-style-name="Standard" style:family="paragraph">
      <style:paragraph-properties fo:text-align="justify" fo:text-indent="0.2958in"/>
    </style:style>
    <style:style style:name="T22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fo:language="en" fo:country="US"/>
    </style:style>
    <style:style style:name="T2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28" style:parent-style-name="Standard" style:family="paragraph">
      <style:paragraph-properties fo:text-align="justify" fo:text-indent="0.2958in"/>
    </style:style>
    <style:style style:name="T2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37" style:parent-style-name="Standard" style:family="paragraph">
      <style:paragraph-properties fo:text-align="justify" fo:text-indent="0.2958in"/>
    </style:style>
    <style:style style:name="T2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45" style:parent-style-name="Standard" style:family="paragraph">
      <style:paragraph-properties fo:text-align="justify" fo:text-indent="0.2958in"/>
      <style:text-properties style:font-name="Times New Roman" style:font-name-complex="Times New Roman" fo:font-size="14pt" style:font-size-asian="14pt" style:font-size-complex="14pt"/>
    </style:style>
    <style:style style:name="P246" style:parent-style-name="Заголовок2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47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248" style:parent-style-name="Standard" style:family="paragraph">
      <style:paragraph-properties fo:text-align="justify" fo:text-indent="0.2958in"/>
    </style:style>
    <style:style style:name="T2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56" style:parent-style-name="Абзацсписка" style:family="paragraph"/>
    <style:style style:name="T2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264" style:parent-style-name="Абзацсписка" style:family="paragraph"/>
    <style:style style:name="T2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70" style:parent-style-name="Абзацсписка" style:family="paragraph"/>
    <style:style style:name="T2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83" style:parent-style-name="Абзацсписка" style:family="paragraph"/>
    <style:style style:name="T2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296" style:parent-style-name="Абзацсписка" style:family="paragraph"/>
    <style:style style:name="T2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2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0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12" style:parent-style-name="Абзацсписка" style:family="paragraph"/>
    <style:style style:name="T3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28" style:parent-style-name="Абзацсписка" style:family="paragraph"/>
    <style:style style:name="T3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44" style:parent-style-name="Абзацсписка" style:family="paragraph"/>
    <style:style style:name="T3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60" style:parent-style-name="Абзацсписка" style:family="paragraph"/>
    <style:style style:name="T3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366" style:parent-style-name="Абзацсписка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367" style:parent-style-name="Абзацсписка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368" style:parent-style-name="Абзацсписка" style:family="paragraph"/>
    <style:style style:name="T3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81" style:parent-style-name="Абзацсписка" style:family="paragraph"/>
    <style:style style:name="T3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394" style:parent-style-name="Абзацсписка" style:family="paragraph"/>
    <style:style style:name="T39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39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06" style:parent-style-name="Абзацсписка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07" style:parent-style-name="Абзацсписка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08" style:parent-style-name="Абзацсписка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09" style:parent-style-name="Абзацсписка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10" style:parent-style-name="Абзацсписка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11" style:parent-style-name="Абзацсписка" style:family="paragraph"/>
    <style:style style:name="T4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19" style:parent-style-name="Абзацсписка" style:family="paragraph"/>
    <style:style style:name="T4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28" style:parent-style-name="Абзацсписка" style:family="paragraph">
      <style:paragraph-properties fo:margin-left="0.55in">
        <style:tab-stops/>
      </style:paragraph-properties>
    </style:style>
    <style:style style:name="T429" style:parent-style-name="Основнойшрифтабзаца" style:family="text">
      <style:text-properties style:font-name="Times New Roman" style:font-name-complex="Times New Roman" fo:font-weight="bold" style:font-weight-asian="bold" fo:color="#FF0000" fo:font-size="14pt" style:font-size-asian="14pt" style:font-size-complex="14pt" fo:language="en" fo:country="US"/>
    </style:style>
    <style:style style:name="T430" style:parent-style-name="Основнойшрифтабзаца" style:family="text">
      <style:text-properties style:font-name="Times New Roman" style:font-name-complex="Times New Roman" fo:font-weight="bold" style:font-weight-asian="bold" fo:color="#FF0000" fo:font-size="14pt" style:font-size-asian="14pt" style:font-size-complex="14pt"/>
    </style:style>
    <style:style style:name="P431" style:parent-style-name="Абзацсписка" style:family="paragraph"/>
    <style:style style:name="T4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3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43" style:parent-style-name="Абзацсписка" style:family="paragraph"/>
    <style:style style:name="T4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54" style:parent-style-name="Абзацсписка" style:family="paragraph"/>
    <style:style style:name="T4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5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5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66" style:parent-style-name="Абзацсписка" style:family="paragraph"/>
    <style:style style:name="T4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77" style:parent-style-name="Абзацсписка" style:family="paragraph"/>
    <style:style style:name="T4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4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489" style:parent-style-name="Абзацсписка" style:family="paragraph"/>
    <style:style style:name="T490" style:parent-style-name="Основнойшрифтабзаца" style:family="text">
      <style:text-properties style:font-name="Times New Roman" style:font-name-complex="Times New Roman" fo:color="#C9211E" fo:font-size="14pt" style:font-size-asian="14pt" style:font-size-complex="14pt" fo:language="en" fo:country="US"/>
    </style:style>
    <style:style style:name="T491" style:parent-style-name="Основнойшрифтабзаца" style:family="text">
      <style:text-properties style:font-name="Times New Roman" style:font-name-complex="Times New Roman" fo:color="#C9211E" fo:font-size="14pt" style:font-size-asian="14pt" style:font-size-complex="14pt"/>
    </style:style>
    <style:style style:name="T492" style:parent-style-name="Основнойшрифтабзаца" style:family="text">
      <style:text-properties style:font-name="Times New Roman" style:font-name-complex="Times New Roman" fo:color="#C9211E" fo:font-size="14pt" style:font-size-asian="14pt" style:font-size-complex="14pt"/>
    </style:style>
    <style:style style:name="T493" style:parent-style-name="Основнойшрифтабзаца" style:family="text">
      <style:text-properties style:font-name="Times New Roman" style:font-name-complex="Times New Roman" fo:color="#C9211E" fo:font-size="14pt" style:font-size-asian="14pt" style:font-size-complex="14pt" fo:language="en" fo:country="US"/>
    </style:style>
    <style:style style:name="T494" style:parent-style-name="Основнойшрифтабзаца" style:family="text">
      <style:text-properties style:font-name="Times New Roman" style:font-name-complex="Times New Roman" fo:color="#C9211E" fo:font-size="14pt" style:font-size-asian="14pt" style:font-size-complex="14pt"/>
    </style:style>
    <style:style style:name="T495" style:parent-style-name="Основнойшрифтабзаца" style:family="text">
      <style:text-properties style:font-name="Times New Roman" style:font-name-complex="Times New Roman" fo:color="#C9211E" fo:font-size="14pt" style:font-size-asian="14pt" style:font-size-complex="14pt" fo:language="en" fo:country="US"/>
    </style:style>
    <style:style style:name="T496" style:parent-style-name="Основнойшрифтабзаца" style:family="text">
      <style:text-properties style:font-name="Times New Roman" style:font-name-complex="Times New Roman" fo:color="#C9211E" fo:font-size="14pt" style:font-size-asian="14pt" style:font-size-complex="14pt"/>
    </style:style>
    <style:style style:name="T497" style:parent-style-name="Основнойшрифтабзаца" style:family="text">
      <style:text-properties style:font-name="Times New Roman" style:font-name-complex="Times New Roman" fo:color="#C9211E" fo:font-size="14pt" style:font-size-asian="14pt" style:font-size-complex="14pt" fo:language="en" fo:country="US"/>
    </style:style>
    <style:style style:name="T498" style:parent-style-name="Основнойшрифтабзаца" style:family="text">
      <style:text-properties style:font-name="Times New Roman" style:font-name-complex="Times New Roman" fo:color="#C9211E" fo:font-size="14pt" style:font-size-asian="14pt" style:font-size-complex="14pt"/>
    </style:style>
    <style:style style:name="T499" style:parent-style-name="Основнойшрифтабзаца" style:family="text">
      <style:text-properties style:font-name="Times New Roman" style:font-name-complex="Times New Roman" fo:color="#C9211E" fo:font-size="14pt" style:font-size-asian="14pt" style:font-size-complex="14pt" fo:language="en" fo:country="US"/>
    </style:style>
    <style:style style:name="T500" style:parent-style-name="Основнойшрифтабзаца" style:family="text">
      <style:text-properties style:font-name="Times New Roman" style:font-name-complex="Times New Roman" fo:color="#C9211E" fo:font-size="14pt" style:font-size-asian="14pt" style:font-size-complex="14pt"/>
    </style:style>
    <style:style style:name="P501" style:parent-style-name="Абзацсписка" style:family="paragraph"/>
    <style:style style:name="T5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24" style:parent-style-name="Абзацсписка" style:family="paragraph"/>
    <style:style style:name="T5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3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4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47" style:parent-style-name="Абзацсписка" style:family="paragraph">
      <style:paragraph-properties fo:margin-left="0.5in">
        <style:tab-stops/>
      </style:paragraph-properties>
    </style:style>
    <style:style style:name="T548" style:parent-style-name="Основнойшрифтабзаца" style:family="text">
      <style:text-properties style:font-name="Times New Roman" style:font-name-complex="Times New Roman" fo:color="#800000" fo:font-size="14pt" style:font-size-asian="14pt" style:font-size-complex="14pt"/>
    </style:style>
    <style:style style:name="T549" style:parent-style-name="Основнойшрифтабзаца" style:family="text">
      <style:text-properties style:font-name="Times New Roman" style:font-name-complex="Times New Roman" fo:color="#800000" fo:font-size="14pt" style:font-size-asian="14pt" style:font-size-complex="14pt"/>
    </style:style>
    <style:style style:name="P550" style:parent-style-name="Абзацсписка" style:family="paragraph"/>
    <style:style style:name="T5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5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5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73" style:parent-style-name="Абзацсписка" style:family="paragraph"/>
    <style:style style:name="T5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5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596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597" style:parent-style-name="Абзацсписка" style:family="paragraph"/>
    <style:style style:name="T5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5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12" style:parent-style-name="Абзацсписка" style:family="paragraph"/>
    <style:style style:name="T6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1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1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2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2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2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3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37" style:parent-style-name="Абзацсписка" style:family="paragraph"/>
    <style:style style:name="T6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4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4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643" style:parent-style-name="Абзацсписка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644" style:parent-style-name="Абзацсписка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645" style:parent-style-name="Абзацсписка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6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4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53" style:parent-style-name="Абзацсписка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654" style:parent-style-name="Абзацсписка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655" style:parent-style-name="Абзацсписка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656" style:parent-style-name="Абзацсписка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657" style:parent-style-name="Абзацсписка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658" style:parent-style-name="Абзацсписка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659" style:parent-style-name="Абзацсписка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660" style:parent-style-name="Абзацсписка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6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6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6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6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669" style:parent-style-name="Абзацсписка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670" style:parent-style-name="Абзацсписка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671" style:parent-style-name="Абзацсписка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672" style:parent-style-name="Абзацсписка" style:family="paragraph"/>
    <style:style style:name="T6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7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83" style:parent-style-name="Абзацсписка" style:family="paragraph"/>
    <style:style style:name="T6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8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8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692" style:parent-style-name="Абзацсписка" style:family="paragraph">
      <style:text-properties style:font-name="Times New Roman" style:font-name-complex="Times New Roman" fo:font-size="14pt" style:font-size-asian="14pt" style:font-size-complex="14pt"/>
    </style:style>
    <style:style style:name="P693" style:parent-style-name="Абзацсписка" style:family="paragraph"/>
    <style:style style:name="T6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6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6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0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0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07" style:parent-style-name="Абзацсписка" style:family="paragraph"/>
    <style:style style:name="T70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1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1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1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22" style:parent-style-name="Абзацсписка" style:family="paragraph"/>
    <style:style style:name="T7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2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2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3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3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3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37" style:parent-style-name="Абзацсписка" style:family="paragraph"/>
    <style:style style:name="T73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3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4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4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4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4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5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5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5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756" style:parent-style-name="Абзацсписка" style:family="paragraph"/>
    <style:style style:name="T75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5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6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6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766" style:parent-style-name="Абзацсписка" style:family="paragraph"/>
    <style:style style:name="T76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6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7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7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776" style:parent-style-name="Абзацсписка" style:family="paragraph"/>
    <style:style style:name="T77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8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5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8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8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8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790" style:parent-style-name="Абзацсписка" style:family="paragraph"/>
    <style:style style:name="T79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3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9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79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79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0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P805" style:parent-style-name="Абзацсписка" style:family="paragraph"/>
    <style:style style:name="T8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08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0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11" style:parent-style-name="Абзацсписка" style:family="paragraph"/>
    <style:style style:name="T81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1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1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16" style:parent-style-name="Абзацсписка" style:family="paragraph"/>
    <style:style style:name="T81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1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1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20" style:parent-style-name="Абзацсписка" style:family="paragraph"/>
    <style:style style:name="T8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2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4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2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28" style:parent-style-name="Standard" style:family="paragraph">
      <style:paragraph-properties fo:text-align="justify" fo:margin-left="0.25in" fo:text-indent="0.2416in">
        <style:tab-stops/>
      </style:paragraph-properties>
    </style:style>
    <style:style style:name="T82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83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3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833" style:parent-style-name="Заголовок2" style:family="paragraph">
      <style:paragraph-properties fo:text-align="justify"/>
    </style:style>
    <style:style style:name="T834" style:parent-style-name="Основнойшрифтабзаца" style:family="text">
      <style:text-properties style:font-name="Times New Roman" style:font-name-complex="Times New Roman" style:language-asian="ru" style:country-asian="RU"/>
    </style:style>
    <style:style style:name="TableColumn836" style:family="table-column">
      <style:table-column-properties style:column-width="1.4277in" style:use-optimal-column-width="false"/>
    </style:style>
    <style:style style:name="TableColumn837" style:family="table-column">
      <style:table-column-properties style:column-width="1.4284in" style:use-optimal-column-width="false"/>
    </style:style>
    <style:style style:name="Table835" style:family="table">
      <style:table-properties style:width="2.8562in" fo:margin-left="0in" table:align="left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="0.0069in solid #000000" fo:padding-top="0in" fo:padding-left="0.075in" fo:padding-bottom="0in" fo:padding-right="0.075in"/>
    </style:style>
    <style:style style:name="P840" style:parent-style-name="Standard" style:family="paragraph">
      <style:paragraph-properties fo:text-align="center" fo:margin-bottom="0in" fo:line-height="100%"/>
    </style:style>
    <style:style style:name="T84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4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="0.0069in solid #000000" fo:padding-top="0in" fo:padding-left="0.075in" fo:padding-bottom="0in" fo:padding-right="0.075in"/>
    </style:style>
    <style:style style:name="P845" style:parent-style-name="Standard" style:family="paragraph">
      <style:paragraph-properties fo:text-align="center" fo:margin-bottom="0in" fo:line-height="100%"/>
    </style:style>
    <style:style style:name="T84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4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Row849" style:family="table-row">
      <style:table-row-properties style:use-optimal-row-height="false"/>
    </style:style>
    <style:style style:name="TableCell850" style:family="table-cell">
      <style:table-cell-properties fo:border="0.0069in solid #000000" fo:padding-top="0in" fo:padding-left="0.075in" fo:padding-bottom="0in" fo:padding-right="0.075in"/>
    </style:style>
    <style:style style:name="P85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52" style:family="table-cell">
      <style:table-cell-properties fo:border="0.0069in solid #000000" fo:padding-top="0in" fo:padding-left="0.075in" fo:padding-bottom="0in" fo:padding-right="0.075in"/>
    </style:style>
    <style:style style:name="P85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="0.0069in solid #000000" fo:padding-top="0in" fo:padding-left="0.075in" fo:padding-bottom="0in" fo:padding-right="0.075in"/>
    </style:style>
    <style:style style:name="P85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57" style:family="table-cell">
      <style:table-cell-properties fo:border="0.0069in solid #000000" fo:padding-top="0in" fo:padding-left="0.075in" fo:padding-bottom="0in" fo:padding-right="0.075in"/>
    </style:style>
    <style:style style:name="P85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fo:language="en" fo:country="US"/>
    </style:style>
    <style:style style:name="TableRow859" style:family="table-row">
      <style:table-row-properties style:use-optimal-row-height="false"/>
    </style:style>
    <style:style style:name="TableCell860" style:family="table-cell">
      <style:table-cell-properties fo:border="0.0069in solid #000000" fo:padding-top="0in" fo:padding-left="0.075in" fo:padding-bottom="0in" fo:padding-right="0.075in"/>
    </style:style>
    <style:style style:name="P86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62" style:family="table-cell">
      <style:table-cell-properties fo:border="0.0069in solid #000000" fo:padding-top="0in" fo:padding-left="0.075in" fo:padding-bottom="0in" fo:padding-right="0.075in"/>
    </style:style>
    <style:style style:name="P86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864" style:family="table-row">
      <style:table-row-properties style:use-optimal-row-height="false"/>
    </style:style>
    <style:style style:name="TableCell865" style:family="table-cell">
      <style:table-cell-properties fo:border="0.0069in solid #000000" fo:padding-top="0in" fo:padding-left="0.075in" fo:padding-bottom="0in" fo:padding-right="0.075in"/>
    </style:style>
    <style:style style:name="P86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67" style:family="table-cell">
      <style:table-cell-properties fo:border="0.0069in solid #000000" fo:padding-top="0in" fo:padding-left="0.075in" fo:padding-bottom="0in" fo:padding-right="0.075in"/>
    </style:style>
    <style:style style:name="P86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869" style:family="table-row">
      <style:table-row-properties style:use-optimal-row-height="false"/>
    </style:style>
    <style:style style:name="TableCell870" style:family="table-cell">
      <style:table-cell-properties fo:border="0.0069in solid #000000" fo:padding-top="0in" fo:padding-left="0.075in" fo:padding-bottom="0in" fo:padding-right="0.075in"/>
    </style:style>
    <style:style style:name="P87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72" style:family="table-cell">
      <style:table-cell-properties fo:border="0.0069in solid #000000" fo:padding-top="0in" fo:padding-left="0.075in" fo:padding-bottom="0in" fo:padding-right="0.075in"/>
    </style:style>
    <style:style style:name="P87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874" style:family="table-row">
      <style:table-row-properties style:min-row-height="0.1305in" style:use-optimal-row-height="false"/>
    </style:style>
    <style:style style:name="TableCell875" style:family="table-cell">
      <style:table-cell-properties fo:border="0.0069in solid #000000" fo:padding-top="0in" fo:padding-left="0.075in" fo:padding-bottom="0in" fo:padding-right="0.075in"/>
    </style:style>
    <style:style style:name="P87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877" style:family="table-cell">
      <style:table-cell-properties fo:border="0.0069in solid #000000" fo:padding-top="0in" fo:padding-left="0.075in" fo:padding-bottom="0in" fo:padding-right="0.075in"/>
    </style:style>
    <style:style style:name="P87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879" style:parent-style-name="Основнойшрифтабзаца" style:family="text">
      <style:text-properties style:font-name="Times New Roman" style:font-name-complex="Times New Roman"/>
    </style:style>
    <style:style style:name="TableColumn881" style:family="table-column">
      <style:table-column-properties style:column-width="0.6041in" style:use-optimal-column-width="false"/>
    </style:style>
    <style:style style:name="TableColumn882" style:family="table-column">
      <style:table-column-properties style:column-width="0.7916in" style:use-optimal-column-width="false"/>
    </style:style>
    <style:style style:name="TableColumn883" style:family="table-column">
      <style:table-column-properties style:column-width="1.5in" style:use-optimal-column-width="false"/>
    </style:style>
    <style:style style:name="TableColumn884" style:family="table-column">
      <style:table-column-properties style:column-width="1.4875in" style:use-optimal-column-width="false"/>
    </style:style>
    <style:style style:name="Table880" style:family="table">
      <style:table-properties style:width="4.3833in" fo:margin-left="0.0104in" table:align="left"/>
    </style:style>
    <style:style style:name="TableRow885" style:family="table-row">
      <style:table-row-properties style:use-optimal-row-height="false"/>
    </style:style>
    <style:style style:name="TableCell886" style:family="table-cell">
      <style:table-cell-properties fo:border="0.0069in solid #000000" fo:padding-top="0in" fo:padding-left="0.075in" fo:padding-bottom="0in" fo:padding-right="0.075in"/>
    </style:style>
    <style:style style:name="P887" style:parent-style-name="Standard" style:family="paragraph">
      <style:paragraph-properties fo:text-align="center" fo:margin-bottom="0in" fo:line-height="100%"/>
    </style:style>
    <style:style style:name="T88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8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89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Row891" style:family="table-row">
      <style:table-row-properties style:use-optimal-row-height="false"/>
    </style:style>
    <style:style style:name="TableCell892" style:family="table-cell">
      <style:table-cell-properties fo:border="0.0069in solid #000000" fo:padding-top="0in" fo:padding-left="0.075in" fo:padding-bottom="0in" fo:padding-right="0.075in"/>
    </style:style>
    <style:style style:name="P893" style:parent-style-name="Standard" style:family="paragraph">
      <style:paragraph-properties fo:text-align="center" fo:margin-bottom="0in" fo:line-height="100%"/>
    </style:style>
    <style:style style:name="T894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895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Row896" style:family="table-row">
      <style:table-row-properties style:use-optimal-row-height="false"/>
    </style:style>
    <style:style style:name="TableCell897" style:family="table-cell">
      <style:table-cell-properties fo:border="0.0069in solid #000000" fo:padding-top="0in" fo:padding-left="0.075in" fo:padding-bottom="0in" fo:padding-right="0.075in"/>
    </style:style>
    <style:style style:name="P89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899" style:family="table-cell">
      <style:table-cell-properties fo:border="0.0069in solid #000000" fo:padding-top="0in" fo:padding-left="0.075in" fo:padding-bottom="0in" fo:padding-right="0.075in"/>
    </style:style>
    <style:style style:name="P90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901" style:family="table-cell">
      <style:table-cell-properties fo:border="0.0069in solid #000000" fo:padding-top="0in" fo:padding-left="0.075in" fo:padding-bottom="0in" fo:padding-right="0.075in"/>
    </style:style>
    <style:style style:name="P90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903" style:family="table-cell">
      <style:table-cell-properties fo:border="0.0069in solid #000000" fo:padding-top="0in" fo:padding-left="0.075in" fo:padding-bottom="0in" fo:padding-right="0.075in"/>
    </style:style>
    <style:style style:name="P90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="0.0069in solid #000000" fo:padding-top="0in" fo:padding-left="0.075in" fo:padding-bottom="0in" fo:padding-right="0.075in"/>
    </style:style>
    <style:style style:name="P907" style:parent-style-name="Standard" style:family="paragraph">
      <style:paragraph-properties fo:text-align="center" fo:margin-bottom="0in" fo:line-height="100%"/>
    </style:style>
    <style:style style:name="T90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09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910" style:family="table-cell">
      <style:table-cell-properties fo:border="0.0069in solid #000000" fo:padding-top="0in" fo:padding-left="0.075in" fo:padding-bottom="0in" fo:padding-right="0.075in"/>
    </style:style>
    <style:style style:name="P91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12" style:family="table-cell">
      <style:table-cell-properties fo:border="0.0069in solid #000000" fo:padding-top="0in" fo:padding-left="0.075in" fo:padding-bottom="0in" fo:padding-right="0.075in"/>
    </style:style>
    <style:style style:name="P91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14" style:family="table-cell">
      <style:table-cell-properties fo:border="0.0069in solid #000000" fo:padding-top="0in" fo:padding-left="0.075in" fo:padding-bottom="0in" fo:padding-right="0.075in"/>
    </style:style>
    <style:style style:name="P91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916" style:family="table-row">
      <style:table-row-properties style:use-optimal-row-height="false"/>
    </style:style>
    <style:style style:name="TableCell917" style:family="table-cell">
      <style:table-cell-properties fo:border="0.0069in solid #000000" fo:padding-top="0in" fo:padding-left="0.075in" fo:padding-bottom="0in" fo:padding-right="0.075in"/>
    </style:style>
    <style:style style:name="P918" style:parent-style-name="Standard" style:family="paragraph">
      <style:paragraph-properties fo:text-align="center" fo:margin-bottom="0in" fo:line-height="100%"/>
    </style:style>
    <style:style style:name="T91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2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921" style:family="table-cell">
      <style:table-cell-properties fo:border="0.0069in solid #000000" fo:padding-top="0in" fo:padding-left="0.075in" fo:padding-bottom="0in" fo:padding-right="0.075in"/>
    </style:style>
    <style:style style:name="P92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23" style:family="table-cell">
      <style:table-cell-properties fo:border="0.0069in solid #000000" fo:padding-top="0in" fo:padding-left="0.075in" fo:padding-bottom="0in" fo:padding-right="0.075in"/>
    </style:style>
    <style:style style:name="P92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25" style:family="table-cell">
      <style:table-cell-properties fo:border="0.0069in solid #000000" fo:padding-top="0in" fo:padding-left="0.075in" fo:padding-bottom="0in" fo:padding-right="0.075in"/>
    </style:style>
    <style:style style:name="P92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="0.0069in solid #000000" fo:padding-top="0in" fo:padding-left="0.075in" fo:padding-bottom="0in" fo:padding-right="0.075in"/>
    </style:style>
    <style:style style:name="P929" style:parent-style-name="Standard" style:family="paragraph">
      <style:paragraph-properties fo:text-align="center" fo:margin-bottom="0in" fo:line-height="100%"/>
    </style:style>
    <style:style style:name="T93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3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932" style:family="table-cell">
      <style:table-cell-properties fo:border="0.0069in solid #000000" fo:padding-top="0in" fo:padding-left="0.075in" fo:padding-bottom="0in" fo:padding-right="0.075in"/>
    </style:style>
    <style:style style:name="P93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34" style:family="table-cell">
      <style:table-cell-properties fo:border="0.0069in solid #000000" fo:padding-top="0in" fo:padding-left="0.075in" fo:padding-bottom="0in" fo:padding-right="0.075in"/>
    </style:style>
    <style:style style:name="P935" style:parent-style-name="Standard" style:family="paragraph">
      <style:paragraph-properties fo:text-align="center" fo:margin-bottom="0in" fo:line-height="100%"/>
    </style:style>
    <style:style style:name="T9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3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38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39" style:family="table-cell">
      <style:table-cell-properties fo:border="0.0069in solid #000000" fo:padding-top="0in" fo:padding-left="0.075in" fo:padding-bottom="0in" fo:padding-right="0.075in"/>
    </style:style>
    <style:style style:name="P94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941" style:family="table-row">
      <style:table-row-properties style:use-optimal-row-height="false"/>
    </style:style>
    <style:style style:name="TableCell942" style:family="table-cell">
      <style:table-cell-properties fo:border="0.0069in solid #000000" fo:padding-top="0in" fo:padding-left="0.075in" fo:padding-bottom="0in" fo:padding-right="0.075in"/>
    </style:style>
    <style:style style:name="P943" style:parent-style-name="Standard" style:family="paragraph">
      <style:paragraph-properties fo:text-align="center" fo:margin-bottom="0in" fo:line-height="100%"/>
    </style:style>
    <style:style style:name="T94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4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946" style:family="table-cell">
      <style:table-cell-properties fo:border="0.0069in solid #000000" fo:padding-top="0in" fo:padding-left="0.075in" fo:padding-bottom="0in" fo:padding-right="0.075in"/>
    </style:style>
    <style:style style:name="P94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48" style:family="table-cell">
      <style:table-cell-properties fo:border="0.0069in solid #000000" fo:padding-top="0in" fo:padding-left="0.075in" fo:padding-bottom="0in" fo:padding-right="0.075in"/>
    </style:style>
    <style:style style:name="P949" style:parent-style-name="Standard" style:family="paragraph">
      <style:paragraph-properties fo:text-align="center" fo:margin-bottom="0in" fo:line-height="100%"/>
    </style:style>
    <style:style style:name="T95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5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5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5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54" style:family="table-cell">
      <style:table-cell-properties fo:border="0.0069in solid #000000" fo:padding-top="0in" fo:padding-left="0.075in" fo:padding-bottom="0in" fo:padding-right="0.075in"/>
    </style:style>
    <style:style style:name="P95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956" style:family="table-row">
      <style:table-row-properties style:use-optimal-row-height="false"/>
    </style:style>
    <style:style style:name="TableCell957" style:family="table-cell">
      <style:table-cell-properties fo:border="0.0069in solid #000000" fo:padding-top="0in" fo:padding-left="0.075in" fo:padding-bottom="0in" fo:padding-right="0.075in"/>
    </style:style>
    <style:style style:name="P958" style:parent-style-name="Standard" style:family="paragraph">
      <style:paragraph-properties fo:text-align="center" fo:margin-bottom="0in" fo:line-height="100%"/>
    </style:style>
    <style:style style:name="T9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60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961" style:family="table-cell">
      <style:table-cell-properties fo:border="0.0069in solid #000000" fo:padding-top="0in" fo:padding-left="0.075in" fo:padding-bottom="0in" fo:padding-right="0.075in"/>
    </style:style>
    <style:style style:name="P96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63" style:family="table-cell">
      <style:table-cell-properties fo:border="0.0069in solid #000000" fo:padding-top="0in" fo:padding-left="0.075in" fo:padding-bottom="0in" fo:padding-right="0.075in"/>
    </style:style>
    <style:style style:name="P96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65" style:family="table-cell">
      <style:table-cell-properties fo:border="0.0069in solid #000000" fo:padding-top="0in" fo:padding-left="0.075in" fo:padding-bottom="0in" fo:padding-right="0.075in"/>
    </style:style>
    <style:style style:name="P96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967" style:family="table-row">
      <style:table-row-properties style:use-optimal-row-height="false"/>
    </style:style>
    <style:style style:name="TableCell968" style:family="table-cell">
      <style:table-cell-properties fo:border="0.0069in solid #000000" fo:padding-top="0in" fo:padding-left="0.075in" fo:padding-bottom="0in" fo:padding-right="0.075in"/>
    </style:style>
    <style:style style:name="P969" style:parent-style-name="Standard" style:family="paragraph">
      <style:paragraph-properties fo:text-align="center" fo:margin-bottom="0in" fo:line-height="100%"/>
    </style:style>
    <style:style style:name="T97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7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Cell972" style:family="table-cell">
      <style:table-cell-properties fo:border="0.0069in solid #000000" fo:padding-top="0in" fo:padding-left="0.075in" fo:padding-bottom="0in" fo:padding-right="0.075in"/>
    </style:style>
    <style:style style:name="P97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74" style:family="table-cell">
      <style:table-cell-properties fo:border="0.0069in solid #000000" fo:padding-top="0in" fo:padding-left="0.075in" fo:padding-bottom="0in" fo:padding-right="0.075in"/>
    </style:style>
    <style:style style:name="P97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76" style:family="table-cell">
      <style:table-cell-properties fo:border="0.0069in solid #000000" fo:padding-top="0in" fo:padding-left="0.075in" fo:padding-bottom="0in" fo:padding-right="0.075in"/>
    </style:style>
    <style:style style:name="P97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="0.0069in solid #000000" fo:padding-top="0in" fo:padding-left="0.075in" fo:padding-bottom="0in" fo:padding-right="0.075in"/>
    </style:style>
    <style:style style:name="P980" style:parent-style-name="Standard" style:family="paragraph">
      <style:paragraph-properties fo:text-align="center" fo:margin-bottom="0in" fo:line-height="100%"/>
    </style:style>
    <style:style style:name="T981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982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983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84" style:family="table-cell">
      <style:table-cell-properties fo:border="0.0069in solid #000000" fo:padding-top="0in" fo:padding-left="0.075in" fo:padding-bottom="0in" fo:padding-right="0.075in"/>
    </style:style>
    <style:style style:name="P98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86" style:family="table-cell">
      <style:table-cell-properties fo:border="0.0069in solid #000000" fo:padding-top="0in" fo:padding-left="0.075in" fo:padding-bottom="0in" fo:padding-right="0.075in"/>
    </style:style>
    <style:style style:name="P98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988" style:family="table-cell">
      <style:table-cell-properties fo:border="0.0069in solid #000000" fo:padding-top="0in" fo:padding-left="0.075in" fo:padding-bottom="0in" fo:padding-right="0.075in"/>
    </style:style>
    <style:style style:name="P98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990" style:family="table-row">
      <style:table-row-properties style:use-optimal-row-height="false"/>
    </style:style>
    <style:style style:name="TableCell991" style:family="table-cell">
      <style:table-cell-properties fo:border="0.0069in solid #000000" fo:padding-top="0in" fo:padding-left="0.075in" fo:padding-bottom="0in" fo:padding-right="0.075in"/>
    </style:style>
    <style:style style:name="P99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93" style:family="table-cell">
      <style:table-cell-properties fo:border="0.0069in solid #000000" fo:padding-top="0in" fo:padding-left="0.075in" fo:padding-bottom="0in" fo:padding-right="0.075in"/>
    </style:style>
    <style:style style:name="P99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995" style:family="table-cell">
      <style:table-cell-properties fo:border="0.0069in solid #000000" fo:padding-top="0in" fo:padding-left="0.075in" fo:padding-bottom="0in" fo:padding-right="0.075in"/>
    </style:style>
    <style:style style:name="P99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997" style:family="table-cell">
      <style:table-cell-properties fo:border="0.0069in solid #000000" fo:padding-top="0in" fo:padding-left="0.075in" fo:padding-bottom="0in" fo:padding-right="0.075in"/>
    </style:style>
    <style:style style:name="P99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999" style:family="table-row">
      <style:table-row-properties style:use-optimal-row-height="false"/>
    </style:style>
    <style:style style:name="TableCell1000" style:family="table-cell">
      <style:table-cell-properties fo:border="0.0069in solid #000000" fo:padding-top="0in" fo:padding-left="0.075in" fo:padding-bottom="0in" fo:padding-right="0.075in"/>
    </style:style>
    <style:style style:name="P1001" style:parent-style-name="Standard" style:family="paragraph">
      <style:paragraph-properties fo:text-align="center" fo:margin-bottom="0in" fo:line-height="100%"/>
    </style:style>
    <style:style style:name="T100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0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0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05" style:family="table-cell">
      <style:table-cell-properties fo:border="0.0069in solid #000000" fo:padding-top="0in" fo:padding-left="0.075in" fo:padding-bottom="0in" fo:padding-right="0.075in"/>
    </style:style>
    <style:style style:name="P100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07" style:family="table-cell">
      <style:table-cell-properties fo:border="0.0069in solid #000000" fo:padding-top="0in" fo:padding-left="0.075in" fo:padding-bottom="0in" fo:padding-right="0.075in"/>
    </style:style>
    <style:style style:name="P1008" style:parent-style-name="Standard" style:family="paragraph">
      <style:paragraph-properties fo:text-align="center" fo:margin-bottom="0in" fo:line-height="100%"/>
    </style:style>
    <style:style style:name="T100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1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1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1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13" style:family="table-cell">
      <style:table-cell-properties fo:border="0.0069in solid #000000" fo:padding-top="0in" fo:padding-left="0.075in" fo:padding-bottom="0in" fo:padding-right="0.075in"/>
    </style:style>
    <style:style style:name="P101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015" style:family="table-row">
      <style:table-row-properties style:use-optimal-row-height="false"/>
    </style:style>
    <style:style style:name="TableCell1016" style:family="table-cell">
      <style:table-cell-properties fo:border="0.0069in solid #000000" fo:padding-top="0in" fo:padding-left="0.075in" fo:padding-bottom="0in" fo:padding-right="0.075in"/>
    </style:style>
    <style:style style:name="P101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18" style:family="table-cell">
      <style:table-cell-properties fo:border="0.0069in solid #000000" fo:padding-top="0in" fo:padding-left="0.075in" fo:padding-bottom="0in" fo:padding-right="0.075in"/>
    </style:style>
    <style:style style:name="P101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20" style:family="table-cell">
      <style:table-cell-properties fo:border="0.0069in solid #000000" fo:padding-top="0in" fo:padding-left="0.075in" fo:padding-bottom="0in" fo:padding-right="0.075in"/>
    </style:style>
    <style:style style:name="P1021" style:parent-style-name="Standard" style:family="paragraph">
      <style:paragraph-properties fo:text-align="center" fo:margin-bottom="0in" fo:line-height="100%"/>
    </style:style>
    <style:style style:name="T102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2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2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25" style:family="table-cell">
      <style:table-cell-properties fo:border="0.0069in solid #000000" fo:padding-top="0in" fo:padding-left="0.075in" fo:padding-bottom="0in" fo:padding-right="0.075in"/>
    </style:style>
    <style:style style:name="P102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027" style:family="table-row">
      <style:table-row-properties style:use-optimal-row-height="false"/>
    </style:style>
    <style:style style:name="TableCell1028" style:family="table-cell">
      <style:table-cell-properties fo:border="0.0069in solid #000000" fo:padding-top="0in" fo:padding-left="0.075in" fo:padding-bottom="0in" fo:padding-right="0.075in"/>
    </style:style>
    <style:style style:name="P102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30" style:family="table-cell">
      <style:table-cell-properties fo:border="0.0069in solid #000000" fo:padding-top="0in" fo:padding-left="0.075in" fo:padding-bottom="0in" fo:padding-right="0.075in"/>
    </style:style>
    <style:style style:name="P103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32" style:family="table-cell">
      <style:table-cell-properties fo:border="0.0069in solid #000000" fo:padding-top="0in" fo:padding-left="0.075in" fo:padding-bottom="0in" fo:padding-right="0.075in"/>
    </style:style>
    <style:style style:name="P1033" style:parent-style-name="Standard" style:family="paragraph">
      <style:paragraph-properties fo:text-align="center" fo:margin-bottom="0in" fo:line-height="100%"/>
    </style:style>
    <style:style style:name="T103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3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3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37" style:family="table-cell">
      <style:table-cell-properties fo:border="0.0069in solid #000000" fo:padding-top="0in" fo:padding-left="0.075in" fo:padding-bottom="0in" fo:padding-right="0.075in"/>
    </style:style>
    <style:style style:name="P103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039" style:family="table-row">
      <style:table-row-properties style:use-optimal-row-height="false"/>
    </style:style>
    <style:style style:name="TableCell1040" style:family="table-cell">
      <style:table-cell-properties fo:border="0.0069in solid #000000" fo:padding-top="0in" fo:padding-left="0.075in" fo:padding-bottom="0in" fo:padding-right="0.075in"/>
    </style:style>
    <style:style style:name="P104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42" style:family="table-cell">
      <style:table-cell-properties fo:border="0.0069in solid #000000" fo:padding-top="0in" fo:padding-left="0.075in" fo:padding-bottom="0in" fo:padding-right="0.075in"/>
    </style:style>
    <style:style style:name="P104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44" style:family="table-cell">
      <style:table-cell-properties fo:border="0.0069in solid #000000" fo:padding-top="0in" fo:padding-left="0.075in" fo:padding-bottom="0in" fo:padding-right="0.075in"/>
    </style:style>
    <style:style style:name="P1045" style:parent-style-name="Standard" style:family="paragraph">
      <style:paragraph-properties fo:text-align="center" fo:margin-bottom="0in" fo:line-height="100%"/>
    </style:style>
    <style:style style:name="T104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4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4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4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50" style:family="table-cell">
      <style:table-cell-properties fo:border="0.0069in solid #000000" fo:padding-top="0in" fo:padding-left="0.075in" fo:padding-bottom="0in" fo:padding-right="0.075in"/>
    </style:style>
    <style:style style:name="P105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052" style:family="table-row">
      <style:table-row-properties style:use-optimal-row-height="false"/>
    </style:style>
    <style:style style:name="TableCell1053" style:family="table-cell">
      <style:table-cell-properties fo:border="0.0069in solid #000000" fo:padding-top="0in" fo:padding-left="0.075in" fo:padding-bottom="0in" fo:padding-right="0.075in"/>
    </style:style>
    <style:style style:name="P105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55" style:family="table-cell">
      <style:table-cell-properties fo:border="0.0069in solid #000000" fo:padding-top="0in" fo:padding-left="0.075in" fo:padding-bottom="0in" fo:padding-right="0.075in"/>
    </style:style>
    <style:style style:name="P105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57" style:family="table-cell">
      <style:table-cell-properties fo:border="0.0069in solid #000000" fo:padding-top="0in" fo:padding-left="0.075in" fo:padding-bottom="0in" fo:padding-right="0.075in"/>
    </style:style>
    <style:style style:name="P1058" style:parent-style-name="Standard" style:family="paragraph">
      <style:paragraph-properties fo:text-align="center" fo:margin-bottom="0in" fo:line-height="100%"/>
    </style:style>
    <style:style style:name="T1059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60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6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6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63" style:family="table-cell">
      <style:table-cell-properties fo:border="0.0069in solid #000000" fo:padding-top="0in" fo:padding-left="0.075in" fo:padding-bottom="0in" fo:padding-right="0.075in"/>
    </style:style>
    <style:style style:name="P106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="0.0069in solid #000000" fo:padding-top="0in" fo:padding-left="0.075in" fo:padding-bottom="0in" fo:padding-right="0.075in"/>
    </style:style>
    <style:style style:name="P106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68" style:family="table-cell">
      <style:table-cell-properties fo:border="0.0069in solid #000000" fo:padding-top="0in" fo:padding-left="0.075in" fo:padding-bottom="0in" fo:padding-right="0.075in"/>
    </style:style>
    <style:style style:name="P106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70" style:family="table-cell">
      <style:table-cell-properties fo:border="0.0069in solid #000000" fo:padding-top="0in" fo:padding-left="0.075in" fo:padding-bottom="0in" fo:padding-right="0.075in"/>
    </style:style>
    <style:style style:name="P1071" style:parent-style-name="Standard" style:family="paragraph">
      <style:paragraph-properties fo:text-align="center" fo:margin-bottom="0in" fo:line-height="100%"/>
    </style:style>
    <style:style style:name="T107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7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74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75" style:family="table-cell">
      <style:table-cell-properties fo:border="0.0069in solid #000000" fo:padding-top="0in" fo:padding-left="0.075in" fo:padding-bottom="0in" fo:padding-right="0.075in"/>
    </style:style>
    <style:style style:name="P107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077" style:family="table-row">
      <style:table-row-properties style:use-optimal-row-height="false"/>
    </style:style>
    <style:style style:name="TableCell1078" style:family="table-cell">
      <style:table-cell-properties fo:border="0.0069in solid #000000" fo:padding-top="0in" fo:padding-left="0.075in" fo:padding-bottom="0in" fo:padding-right="0.075in"/>
    </style:style>
    <style:style style:name="P107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80" style:family="table-cell">
      <style:table-cell-properties fo:border="0.0069in solid #000000" fo:padding-top="0in" fo:padding-left="0.075in" fo:padding-bottom="0in" fo:padding-right="0.075in"/>
    </style:style>
    <style:style style:name="P108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82" style:family="table-cell">
      <style:table-cell-properties fo:border="0.0069in solid #000000" fo:padding-top="0in" fo:padding-left="0.075in" fo:padding-bottom="0in" fo:padding-right="0.075in"/>
    </style:style>
    <style:style style:name="P108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084" style:family="table-cell">
      <style:table-cell-properties fo:border="0.0069in solid #000000" fo:padding-top="0in" fo:padding-left="0.075in" fo:padding-bottom="0in" fo:padding-right="0.075in"/>
    </style:style>
    <style:style style:name="P108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P1086" style:parent-style-name="Standard" style:family="paragraph">
      <style:paragraph-properties fo:text-align="justify" fo:text-indent="0.4916in"/>
      <style:text-properties style:font-name="Times New Roman" style:font-name-complex="Times New Roman" fo:font-size="14pt" style:font-size-asian="14pt" style:font-size-complex="14pt"/>
    </style:style>
    <style:style style:name="P1087" style:parent-style-name="Standard" style:family="paragraph">
      <style:paragraph-properties fo:text-align="justify"/>
    </style:style>
    <style:style style:name="T1088" style:parent-style-name="Основнойшрифтабзаца" style:family="text">
      <style:text-properties style:font-name="Times New Roman" style:font-name-complex="Times New Roman" fo:font-size="14pt" style:font-size-asian="14pt" style:font-size-complex="14pt" style:language-asian="ru" style:country-asian="RU"/>
    </style:style>
    <style:style style:name="TableColumn1090" style:family="table-column">
      <style:table-column-properties style:column-width="1.4277in" style:use-optimal-column-width="false"/>
    </style:style>
    <style:style style:name="TableColumn1091" style:family="table-column">
      <style:table-column-properties style:column-width="1.4284in" style:use-optimal-column-width="false"/>
    </style:style>
    <style:style style:name="Table1089" style:family="table">
      <style:table-properties style:width="2.8562in" fo:margin-left="0in" table:align="right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="0.0069in solid #000000" fo:padding-top="0in" fo:padding-left="0.075in" fo:padding-bottom="0in" fo:padding-right="0.075in"/>
    </style:style>
    <style:style style:name="P1094" style:parent-style-name="Standard" style:family="paragraph">
      <style:paragraph-properties fo:text-align="center" fo:margin-bottom="0in" fo:line-height="100%"/>
    </style:style>
    <style:style style:name="T109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09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09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Row1098" style:family="table-row">
      <style:table-row-properties style:use-optimal-row-height="false"/>
    </style:style>
    <style:style style:name="TableCell1099" style:family="table-cell">
      <style:table-cell-properties fo:border="0.0069in solid #000000" fo:padding-top="0in" fo:padding-left="0.075in" fo:padding-bottom="0in" fo:padding-right="0.075in"/>
    </style:style>
    <style:style style:name="P110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="0.0069in solid #000000" fo:padding-top="0in" fo:padding-left="0.075in" fo:padding-bottom="0in" fo:padding-right="0.075in"/>
    </style:style>
    <style:style style:name="P110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04" style:family="table-cell">
      <style:table-cell-properties fo:border="0.0069in solid #000000" fo:padding-top="0in" fo:padding-left="0.075in" fo:padding-bottom="0in" fo:padding-right="0.075in"/>
    </style:style>
    <style:style style:name="P110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106" style:family="table-row">
      <style:table-row-properties style:use-optimal-row-height="false"/>
    </style:style>
    <style:style style:name="TableCell1107" style:family="table-cell">
      <style:table-cell-properties fo:border="0.0069in solid #000000" fo:padding-top="0in" fo:padding-left="0.075in" fo:padding-bottom="0in" fo:padding-right="0.075in"/>
    </style:style>
    <style:style style:name="P110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09" style:family="table-cell">
      <style:table-cell-properties fo:border="0.0069in solid #000000" fo:padding-top="0in" fo:padding-left="0.075in" fo:padding-bottom="0in" fo:padding-right="0.075in"/>
    </style:style>
    <style:style style:name="P111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111" style:family="table-row">
      <style:table-row-properties style:use-optimal-row-height="false"/>
    </style:style>
    <style:style style:name="TableCell1112" style:family="table-cell">
      <style:table-cell-properties fo:border="0.0069in solid #000000" fo:padding-top="0in" fo:padding-left="0.075in" fo:padding-bottom="0in" fo:padding-right="0.075in"/>
    </style:style>
    <style:style style:name="P111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14" style:family="table-cell">
      <style:table-cell-properties fo:border="0.0069in solid #000000" fo:padding-top="0in" fo:padding-left="0.075in" fo:padding-bottom="0in" fo:padding-right="0.075in"/>
    </style:style>
    <style:style style:name="P111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116" style:family="table-row">
      <style:table-row-properties style:use-optimal-row-height="false"/>
    </style:style>
    <style:style style:name="TableCell1117" style:family="table-cell">
      <style:table-cell-properties fo:border="0.0069in solid #000000" fo:padding-top="0in" fo:padding-left="0.075in" fo:padding-bottom="0in" fo:padding-right="0.075in"/>
    </style:style>
    <style:style style:name="P111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19" style:family="table-cell">
      <style:table-cell-properties fo:border="0.0069in solid #000000" fo:padding-top="0in" fo:padding-left="0.075in" fo:padding-bottom="0in" fo:padding-right="0.075in"/>
    </style:style>
    <style:style style:name="P112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121" style:family="table-row">
      <style:table-row-properties style:use-optimal-row-height="false"/>
    </style:style>
    <style:style style:name="TableCell1122" style:family="table-cell">
      <style:table-cell-properties fo:border="0.0069in solid #000000" fo:padding-top="0in" fo:padding-left="0.075in" fo:padding-bottom="0in" fo:padding-right="0.075in"/>
    </style:style>
    <style:style style:name="P112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24" style:family="table-cell">
      <style:table-cell-properties fo:border="0.0069in solid #000000" fo:padding-top="0in" fo:padding-left="0.075in" fo:padding-bottom="0in" fo:padding-right="0.075in"/>
    </style:style>
    <style:style style:name="P112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126" style:family="table-row">
      <style:table-row-properties style:use-optimal-row-height="false"/>
    </style:style>
    <style:style style:name="TableCell1127" style:family="table-cell">
      <style:table-cell-properties fo:border="0.0069in solid #000000" fo:padding-top="0in" fo:padding-left="0.075in" fo:padding-bottom="0in" fo:padding-right="0.075in"/>
    </style:style>
    <style:style style:name="P112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29" style:family="table-cell">
      <style:table-cell-properties fo:border="0.0069in solid #000000" fo:padding-top="0in" fo:padding-left="0.075in" fo:padding-bottom="0in" fo:padding-right="0.075in"/>
    </style:style>
    <style:style style:name="P113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131" style:family="table-row">
      <style:table-row-properties style:use-optimal-row-height="false"/>
    </style:style>
    <style:style style:name="TableCell1132" style:family="table-cell">
      <style:table-cell-properties fo:border="0.0069in solid #000000" fo:padding-top="0in" fo:padding-left="0.075in" fo:padding-bottom="0in" fo:padding-right="0.075in"/>
    </style:style>
    <style:style style:name="P113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34" style:family="table-cell">
      <style:table-cell-properties fo:border="0.0069in solid #000000" fo:padding-top="0in" fo:padding-left="0.075in" fo:padding-bottom="0in" fo:padding-right="0.075in"/>
    </style:style>
    <style:style style:name="P113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="0.0069in solid #000000" fo:padding-top="0in" fo:padding-left="0.075in" fo:padding-bottom="0in" fo:padding-right="0.075in"/>
    </style:style>
    <style:style style:name="P113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39" style:family="table-cell">
      <style:table-cell-properties fo:border="0.0069in solid #000000" fo:padding-top="0in" fo:padding-left="0.075in" fo:padding-bottom="0in" fo:padding-right="0.075in"/>
    </style:style>
    <style:style style:name="P114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141" style:family="table-row">
      <style:table-row-properties style:use-optimal-row-height="false"/>
    </style:style>
    <style:style style:name="TableCell1142" style:family="table-cell">
      <style:table-cell-properties fo:border="0.0069in solid #000000" fo:padding-top="0in" fo:padding-left="0.075in" fo:padding-bottom="0in" fo:padding-right="0.075in"/>
    </style:style>
    <style:style style:name="P114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44" style:family="table-cell">
      <style:table-cell-properties fo:border="0.0069in solid #000000" fo:padding-top="0in" fo:padding-left="0.075in" fo:padding-bottom="0in" fo:padding-right="0.075in"/>
    </style:style>
    <style:style style:name="P114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146" style:family="table-row">
      <style:table-row-properties style:use-optimal-row-height="false"/>
    </style:style>
    <style:style style:name="TableCell1147" style:family="table-cell">
      <style:table-cell-properties fo:border="0.0069in solid #000000" fo:padding-top="0in" fo:padding-left="0.075in" fo:padding-bottom="0in" fo:padding-right="0.075in"/>
    </style:style>
    <style:style style:name="P114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49" style:family="table-cell">
      <style:table-cell-properties fo:border="0.0069in solid #000000" fo:padding-top="0in" fo:padding-left="0.075in" fo:padding-bottom="0in" fo:padding-right="0.075in"/>
    </style:style>
    <style:style style:name="P115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151" style:family="table-row">
      <style:table-row-properties style:use-optimal-row-height="false"/>
    </style:style>
    <style:style style:name="TableCell1152" style:family="table-cell">
      <style:table-cell-properties fo:border="0.0069in solid #000000" fo:padding-top="0in" fo:padding-left="0.075in" fo:padding-bottom="0in" fo:padding-right="0.075in"/>
    </style:style>
    <style:style style:name="P115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54" style:family="table-cell">
      <style:table-cell-properties fo:border="0.0069in solid #000000" fo:padding-top="0in" fo:padding-left="0.075in" fo:padding-bottom="0in" fo:padding-right="0.075in"/>
    </style:style>
    <style:style style:name="P115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156" style:family="table-row">
      <style:table-row-properties style:use-optimal-row-height="false"/>
    </style:style>
    <style:style style:name="TableCell1157" style:family="table-cell">
      <style:table-cell-properties fo:border="0.0069in solid #000000" fo:padding-top="0in" fo:padding-left="0.075in" fo:padding-bottom="0in" fo:padding-right="0.075in"/>
    </style:style>
    <style:style style:name="P115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59" style:family="table-cell">
      <style:table-cell-properties fo:border="0.0069in solid #000000" fo:padding-top="0in" fo:padding-left="0.075in" fo:padding-bottom="0in" fo:padding-right="0.075in"/>
    </style:style>
    <style:style style:name="P116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161" style:family="table-row">
      <style:table-row-properties style:use-optimal-row-height="false"/>
    </style:style>
    <style:style style:name="TableCell1162" style:family="table-cell">
      <style:table-cell-properties fo:border="0.0069in solid #000000" fo:padding-top="0in" fo:padding-left="0.075in" fo:padding-bottom="0in" fo:padding-right="0.075in"/>
    </style:style>
    <style:style style:name="P116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64" style:family="table-cell">
      <style:table-cell-properties fo:border="0.0069in solid #000000" fo:padding-top="0in" fo:padding-left="0.075in" fo:padding-bottom="0in" fo:padding-right="0.075in"/>
    </style:style>
    <style:style style:name="P116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166" style:family="table-row">
      <style:table-row-properties style:use-optimal-row-height="false"/>
    </style:style>
    <style:style style:name="TableCell1167" style:family="table-cell">
      <style:table-cell-properties fo:border="0.0069in solid #000000" fo:padding-top="0in" fo:padding-left="0.075in" fo:padding-bottom="0in" fo:padding-right="0.075in"/>
    </style:style>
    <style:style style:name="P116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69" style:family="table-cell">
      <style:table-cell-properties fo:border="0.0069in solid #000000" fo:padding-top="0in" fo:padding-left="0.075in" fo:padding-bottom="0in" fo:padding-right="0.075in"/>
    </style:style>
    <style:style style:name="P117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="0.0069in solid #000000" fo:padding-top="0in" fo:padding-left="0.075in" fo:padding-bottom="0in" fo:padding-right="0.075in"/>
    </style:style>
    <style:style style:name="P117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74" style:family="table-cell">
      <style:table-cell-properties fo:border="0.0069in solid #000000" fo:padding-top="0in" fo:padding-left="0.075in" fo:padding-bottom="0in" fo:padding-right="0.075in"/>
    </style:style>
    <style:style style:name="P117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176" style:family="table-row">
      <style:table-row-properties style:use-optimal-row-height="false"/>
    </style:style>
    <style:style style:name="TableCell1177" style:family="table-cell">
      <style:table-cell-properties fo:border="0.0069in solid #000000" fo:padding-top="0in" fo:padding-left="0.075in" fo:padding-bottom="0in" fo:padding-right="0.075in"/>
    </style:style>
    <style:style style:name="P117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79" style:family="table-cell">
      <style:table-cell-properties fo:border="0.0069in solid #000000" fo:padding-top="0in" fo:padding-left="0.075in" fo:padding-bottom="0in" fo:padding-right="0.075in"/>
    </style:style>
    <style:style style:name="P118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181" style:family="table-row">
      <style:table-row-properties style:use-optimal-row-height="false"/>
    </style:style>
    <style:style style:name="TableCell1182" style:family="table-cell">
      <style:table-cell-properties fo:border="0.0069in solid #000000" fo:padding-top="0in" fo:padding-left="0.075in" fo:padding-bottom="0in" fo:padding-right="0.075in"/>
    </style:style>
    <style:style style:name="P118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84" style:family="table-cell">
      <style:table-cell-properties fo:border="0.0069in solid #000000" fo:padding-top="0in" fo:padding-left="0.075in" fo:padding-bottom="0in" fo:padding-right="0.075in"/>
    </style:style>
    <style:style style:name="P118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186" style:family="table-row">
      <style:table-row-properties style:use-optimal-row-height="false"/>
    </style:style>
    <style:style style:name="TableCell1187" style:family="table-cell">
      <style:table-cell-properties fo:border="0.0069in solid #000000" fo:padding-top="0in" fo:padding-left="0.075in" fo:padding-bottom="0in" fo:padding-right="0.075in"/>
    </style:style>
    <style:style style:name="P118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89" style:family="table-cell">
      <style:table-cell-properties fo:border="0.0069in solid #000000" fo:padding-top="0in" fo:padding-left="0.075in" fo:padding-bottom="0in" fo:padding-right="0.075in"/>
    </style:style>
    <style:style style:name="P119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191" style:family="table-row">
      <style:table-row-properties style:use-optimal-row-height="false"/>
    </style:style>
    <style:style style:name="TableCell1192" style:family="table-cell">
      <style:table-cell-properties fo:border="0.0069in solid #000000" fo:padding-top="0in" fo:padding-left="0.075in" fo:padding-bottom="0in" fo:padding-right="0.075in"/>
    </style:style>
    <style:style style:name="P119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94" style:family="table-cell">
      <style:table-cell-properties fo:border="0.0069in solid #000000" fo:padding-top="0in" fo:padding-left="0.075in" fo:padding-bottom="0in" fo:padding-right="0.075in"/>
    </style:style>
    <style:style style:name="P119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196" style:family="table-row">
      <style:table-row-properties style:use-optimal-row-height="false"/>
    </style:style>
    <style:style style:name="TableCell1197" style:family="table-cell">
      <style:table-cell-properties fo:border="0.0069in solid #000000" fo:padding-top="0in" fo:padding-left="0.075in" fo:padding-bottom="0in" fo:padding-right="0.075in"/>
    </style:style>
    <style:style style:name="P119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199" style:family="table-cell">
      <style:table-cell-properties fo:border="0.0069in solid #000000" fo:padding-top="0in" fo:padding-left="0.075in" fo:padding-bottom="0in" fo:padding-right="0.075in"/>
    </style:style>
    <style:style style:name="P120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201" style:family="table-row">
      <style:table-row-properties style:use-optimal-row-height="false"/>
    </style:style>
    <style:style style:name="TableCell1202" style:family="table-cell">
      <style:table-cell-properties fo:border="0.0069in solid #000000" fo:padding-top="0in" fo:padding-left="0.075in" fo:padding-bottom="0in" fo:padding-right="0.075in"/>
    </style:style>
    <style:style style:name="P120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04" style:family="table-cell">
      <style:table-cell-properties fo:border="0.0069in solid #000000" fo:padding-top="0in" fo:padding-left="0.075in" fo:padding-bottom="0in" fo:padding-right="0.075in"/>
    </style:style>
    <style:style style:name="P120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206" style:family="table-row">
      <style:table-row-properties style:use-optimal-row-height="false"/>
    </style:style>
    <style:style style:name="TableCell1207" style:family="table-cell">
      <style:table-cell-properties fo:border="0.0069in solid #000000" fo:padding-top="0in" fo:padding-left="0.075in" fo:padding-bottom="0in" fo:padding-right="0.075in"/>
    </style:style>
    <style:style style:name="P120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09" style:family="table-cell">
      <style:table-cell-properties fo:border="0.0069in solid #000000" fo:padding-top="0in" fo:padding-left="0.075in" fo:padding-bottom="0in" fo:padding-right="0.075in"/>
    </style:style>
    <style:style style:name="P121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211" style:family="table-row">
      <style:table-row-properties style:use-optimal-row-height="false"/>
    </style:style>
    <style:style style:name="TableCell1212" style:family="table-cell">
      <style:table-cell-properties fo:border="0.0069in solid #000000" fo:padding-top="0in" fo:padding-left="0.075in" fo:padding-bottom="0in" fo:padding-right="0.075in"/>
    </style:style>
    <style:style style:name="P121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14" style:family="table-cell">
      <style:table-cell-properties fo:border="0.0069in solid #000000" fo:padding-top="0in" fo:padding-left="0.075in" fo:padding-bottom="0in" fo:padding-right="0.075in"/>
    </style:style>
    <style:style style:name="P121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216" style:family="table-row">
      <style:table-row-properties style:use-optimal-row-height="false"/>
    </style:style>
    <style:style style:name="TableCell1217" style:family="table-cell">
      <style:table-cell-properties fo:border="0.0069in solid #000000" fo:padding-top="0in" fo:padding-left="0.075in" fo:padding-bottom="0in" fo:padding-right="0.075in"/>
    </style:style>
    <style:style style:name="P121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19" style:family="table-cell">
      <style:table-cell-properties fo:border="0.0069in solid #000000" fo:padding-top="0in" fo:padding-left="0.075in" fo:padding-bottom="0in" fo:padding-right="0.075in"/>
    </style:style>
    <style:style style:name="P122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221" style:family="table-row">
      <style:table-row-properties style:use-optimal-row-height="false"/>
    </style:style>
    <style:style style:name="TableCell1222" style:family="table-cell">
      <style:table-cell-properties fo:border="0.0069in solid #000000" fo:padding-top="0in" fo:padding-left="0.075in" fo:padding-bottom="0in" fo:padding-right="0.075in"/>
    </style:style>
    <style:style style:name="P122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24" style:family="table-cell">
      <style:table-cell-properties fo:border="0.0069in solid #000000" fo:padding-top="0in" fo:padding-left="0.075in" fo:padding-bottom="0in" fo:padding-right="0.075in"/>
    </style:style>
    <style:style style:name="P122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226" style:family="table-row">
      <style:table-row-properties style:use-optimal-row-height="false"/>
    </style:style>
    <style:style style:name="TableCell1227" style:family="table-cell">
      <style:table-cell-properties fo:border="0.0069in solid #000000" fo:padding-top="0in" fo:padding-left="0.075in" fo:padding-bottom="0in" fo:padding-right="0.075in"/>
    </style:style>
    <style:style style:name="P122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29" style:family="table-cell">
      <style:table-cell-properties fo:border="0.0069in solid #000000" fo:padding-top="0in" fo:padding-left="0.075in" fo:padding-bottom="0in" fo:padding-right="0.075in"/>
    </style:style>
    <style:style style:name="P123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231" style:family="table-row">
      <style:table-row-properties style:use-optimal-row-height="false"/>
    </style:style>
    <style:style style:name="TableCell1232" style:family="table-cell">
      <style:table-cell-properties fo:border="0.0069in solid #000000" fo:padding-top="0in" fo:padding-left="0.075in" fo:padding-bottom="0in" fo:padding-right="0.075in"/>
    </style:style>
    <style:style style:name="P123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34" style:family="table-cell">
      <style:table-cell-properties fo:border="0.0069in solid #000000" fo:padding-top="0in" fo:padding-left="0.075in" fo:padding-bottom="0in" fo:padding-right="0.075in"/>
    </style:style>
    <style:style style:name="P123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236" style:family="table-row">
      <style:table-row-properties style:use-optimal-row-height="false"/>
    </style:style>
    <style:style style:name="TableCell1237" style:family="table-cell">
      <style:table-cell-properties fo:border="0.0069in solid #000000" fo:padding-top="0in" fo:padding-left="0.075in" fo:padding-bottom="0in" fo:padding-right="0.075in"/>
    </style:style>
    <style:style style:name="P123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39" style:family="table-cell">
      <style:table-cell-properties fo:border="0.0069in solid #000000" fo:padding-top="0in" fo:padding-left="0.075in" fo:padding-bottom="0in" fo:padding-right="0.075in"/>
    </style:style>
    <style:style style:name="P124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241" style:family="table-row">
      <style:table-row-properties style:use-optimal-row-height="false"/>
    </style:style>
    <style:style style:name="TableCell1242" style:family="table-cell">
      <style:table-cell-properties fo:border="0.0069in solid #000000" fo:padding-top="0in" fo:padding-left="0.075in" fo:padding-bottom="0in" fo:padding-right="0.075in"/>
    </style:style>
    <style:style style:name="P124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244" style:family="table-cell">
      <style:table-cell-properties fo:border="0.0069in solid #000000" fo:padding-top="0in" fo:padding-left="0.075in" fo:padding-bottom="0in" fo:padding-right="0.075in"/>
    </style:style>
    <style:style style:name="P124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124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4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4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4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5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25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5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253" style:parent-style-name="Заголовок3" style:family="paragraph">
      <style:paragraph-properties fo:text-align="justify"/>
      <style:text-properties style:font-name="Times New Roman" fo:language="en" fo:country="US"/>
    </style:style>
    <style:style style:name="P1254" style:parent-style-name="Абзацсписка" style:family="paragraph"/>
    <style:style style:name="T1255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25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257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25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259" style:parent-style-name="Абзацсписка" style:family="paragraph"/>
    <style:style style:name="T1260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26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262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26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264" style:parent-style-name="Абзацсписка" style:family="paragraph"/>
    <style:style style:name="T126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266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26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268" style:parent-style-name="Абзацсписка" style:family="paragraph"/>
    <style:style style:name="T126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270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27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272" style:parent-style-name="Абзацсписка" style:family="paragraph">
      <style:text-properties style:font-name="Times New Roman" style:font-name-complex="Times New Roman" fo:font-size="14pt" style:font-size-asian="14pt"/>
    </style:style>
    <style:style style:name="P1273" style:parent-style-name="Абзацсписка" style:family="paragraph"/>
    <style:style style:name="T127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275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27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277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27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279" style:parent-style-name="Абзацсписка" style:family="paragraph">
      <style:text-properties style:font-name="Times New Roman" style:font-name-complex="Times New Roman" fo:font-size="14pt" style:font-size-asian="14pt" fo:language="en" fo:country="US"/>
    </style:style>
    <style:style style:name="P1280" style:parent-style-name="Абзацсписка" style:family="paragraph">
      <style:text-properties style:font-name="Times New Roman" style:font-name-complex="Times New Roman" fo:font-size="14pt" style:font-size-asian="14pt" fo:language="en" fo:country="US"/>
    </style:style>
    <style:style style:name="P1281" style:parent-style-name="Standard" style:family="paragraph">
      <style:paragraph-properties fo:text-align="justify" fo:margin-left="0.25in">
        <style:tab-stops/>
      </style:paragraph-properties>
    </style:style>
    <style:style style:name="T128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283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1284" style:parent-style-name="Абзацсписка" style:family="paragraph">
      <style:text-properties style:font-name="Times New Roman" style:font-name-complex="Times New Roman" fo:font-size="14pt" style:font-size-asian="14pt" fo:language="en" fo:country="US"/>
    </style:style>
    <style:style style:name="P1285" style:parent-style-name="Абзацсписка" style:family="paragraph">
      <style:text-properties style:font-name="Times New Roman" style:font-name-complex="Times New Roman" fo:font-size="14pt" style:font-size-asian="14pt" fo:language="en" fo:country="US"/>
    </style:style>
    <style:style style:name="P1286" style:parent-style-name="Абзацсписка" style:family="paragraph"/>
    <style:style style:name="T128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288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28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290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29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292" style:parent-style-name="Standard" style:family="paragraph">
      <style:paragraph-properties fo:text-align="justify" fo:margin-left="0.25in">
        <style:tab-stops/>
      </style:paragraph-properties>
    </style:style>
    <style:style style:name="T129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294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29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296" style:parent-style-name="Абзацсписка" style:family="paragraph"/>
    <style:style style:name="T129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298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29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300" style:parent-style-name="Абзацсписка" style:family="paragraph">
      <style:text-properties style:font-name="Times New Roman" style:font-name-complex="Times New Roman" fo:font-size="14pt" style:font-size-asian="14pt"/>
    </style:style>
    <style:style style:name="P1301" style:parent-style-name="Заголовок3" style:family="paragraph">
      <style:paragraph-properties fo:text-align="justify"/>
      <style:text-properties style:font-name="Times New Roman" fo:language="en" fo:country="US"/>
    </style:style>
    <style:style style:name="P1302" style:parent-style-name="Абзацсписка" style:family="paragraph"/>
    <style:style style:name="T1303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0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05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0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307" style:parent-style-name="Абзацсписка" style:family="paragraph"/>
    <style:style style:name="T1308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0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10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1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1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313" style:parent-style-name="Абзацсписка" style:family="paragraph"/>
    <style:style style:name="T131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1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16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1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318" style:parent-style-name="Абзацсписка" style:family="paragraph">
      <style:text-properties style:font-name="Times New Roman" style:font-name-complex="Times New Roman" fo:font-size="14pt" style:font-size-asian="14pt"/>
    </style:style>
    <style:style style:name="P1319" style:parent-style-name="Абзацсписка" style:family="paragraph"/>
    <style:style style:name="T132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2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22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2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24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2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26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2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28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2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330" style:parent-style-name="Абзацсписка" style:family="paragraph"/>
    <style:style style:name="T133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32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1333" style:parent-style-name="Абзацсписка" style:family="paragraph"/>
    <style:style style:name="T133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35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1336" style:parent-style-name="Абзацсписка" style:family="paragraph"/>
    <style:style style:name="T133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38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1339" style:parent-style-name="Абзацсписка" style:family="paragraph"/>
    <style:style style:name="T134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41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1342" style:parent-style-name="Standard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/>
    </style:style>
    <style:style style:name="P1343" style:parent-style-name="Абзацсписка" style:family="paragraph"/>
    <style:style style:name="T134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45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4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347" style:parent-style-name="Абзацсписка" style:family="paragraph">
      <style:text-properties style:font-name="Times New Roman" style:font-name-complex="Times New Roman" fo:font-size="14pt" style:font-size-asian="14pt"/>
    </style:style>
    <style:style style:name="P1348" style:parent-style-name="Standard" style:family="paragraph">
      <style:paragraph-properties fo:text-align="justify"/>
      <style:text-properties style:font-name="Times New Roman" style:font-name-complex="Times New Roman" fo:font-size="14pt" style:font-size-asian="14pt"/>
    </style:style>
    <style:style style:name="P1349" style:parent-style-name="Standard" style:family="paragraph">
      <style:paragraph-properties fo:text-align="justify" fo:line-height="100%" fo:margin-left="0.4916in">
        <style:tab-stops/>
      </style:paragraph-properties>
    </style:style>
    <style:style style:name="T135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51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5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53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5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55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5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57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5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59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6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61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6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363" style:parent-style-name="Standard" style:family="paragraph">
      <style:paragraph-properties fo:text-align="justify" fo:line-height="100%" fo:margin-left="0.4916in">
        <style:tab-stops/>
      </style:paragraph-properties>
    </style:style>
    <style:style style:name="T136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65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6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67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6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69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7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71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7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73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7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375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37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377" style:parent-style-name="Standard" style:family="paragraph">
      <style:paragraph-properties fo:text-align="justify" fo:line-height="100%" fo:margin-left="0.4916in">
        <style:tab-stops/>
      </style:paragraph-properties>
    </style:style>
    <style:style style:name="T1378" style:parent-style-name="Основнойшрифтабзаца" style:family="text">
      <style:text-properties style:font-name="Times New Roman" style:language-asian="ru" style:country-asian="RU"/>
    </style:style>
    <style:style style:name="TableColumn1380" style:family="table-column">
      <style:table-column-properties style:column-width="1.1875in" style:use-optimal-column-width="false"/>
    </style:style>
    <style:style style:name="TableColumn1381" style:family="table-column">
      <style:table-column-properties style:column-width="1.6687in" style:use-optimal-column-width="false"/>
    </style:style>
    <style:style style:name="Table1379" style:family="table">
      <style:table-properties style:width="2.8562in" fo:margin-left="0in" table:align="right"/>
    </style:style>
    <style:style style:name="TableRow1382" style:family="table-row">
      <style:table-row-properties style:use-optimal-row-height="false"/>
    </style:style>
    <style:style style:name="TableCell1383" style:family="table-cell">
      <style:table-cell-properties fo:border="0.0069in solid #000000" fo:padding-top="0in" fo:padding-left="0.075in" fo:padding-bottom="0in" fo:padding-right="0.075in"/>
    </style:style>
    <style:style style:name="P1384" style:parent-style-name="Standard" style:family="paragraph">
      <style:paragraph-properties fo:text-align="center" fo:margin-bottom="0in" fo:line-height="100%"/>
    </style:style>
    <style:style style:name="T1385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86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87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Row1388" style:family="table-row">
      <style:table-row-properties style:use-optimal-row-height="false"/>
    </style:style>
    <style:style style:name="TableCell1389" style:family="table-cell">
      <style:table-cell-properties fo:border="0.0069in solid #000000" fo:padding-top="0in" fo:padding-left="0.075in" fo:padding-bottom="0in" fo:padding-right="0.075in"/>
    </style:style>
    <style:style style:name="P1390" style:parent-style-name="Standard" style:family="paragraph">
      <style:paragraph-properties fo:text-align="center" fo:margin-bottom="0in" fo:line-height="100%"/>
    </style:style>
    <style:style style:name="T1391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392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393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Row1394" style:family="table-row">
      <style:table-row-properties style:use-optimal-row-height="false"/>
    </style:style>
    <style:style style:name="TableCell1395" style:family="table-cell">
      <style:table-cell-properties fo:border="0.0069in solid #000000" fo:padding-top="0in" fo:padding-left="0.075in" fo:padding-bottom="0in" fo:padding-right="0.075in"/>
    </style:style>
    <style:style style:name="P139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397" style:family="table-cell">
      <style:table-cell-properties fo:border="0.0069in solid #000000" fo:padding-top="0in" fo:padding-left="0.075in" fo:padding-bottom="0in" fo:padding-right="0.075in"/>
    </style:style>
    <style:style style:name="P139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399" style:family="table-row">
      <style:table-row-properties style:use-optimal-row-height="false"/>
    </style:style>
    <style:style style:name="TableCell1400" style:family="table-cell">
      <style:table-cell-properties fo:border="0.0069in solid #000000" fo:padding-top="0in" fo:padding-left="0.075in" fo:padding-bottom="0in" fo:padding-right="0.075in"/>
    </style:style>
    <style:style style:name="P140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02" style:family="table-cell">
      <style:table-cell-properties fo:border="0.0069in solid #000000" fo:padding-top="0in" fo:padding-left="0.075in" fo:padding-bottom="0in" fo:padding-right="0.075in"/>
    </style:style>
    <style:style style:name="P140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404" style:family="table-row">
      <style:table-row-properties style:use-optimal-row-height="false"/>
    </style:style>
    <style:style style:name="TableCell1405" style:family="table-cell">
      <style:table-cell-properties fo:border="0.0069in solid #000000" fo:padding-top="0in" fo:padding-left="0.075in" fo:padding-bottom="0in" fo:padding-right="0.075in"/>
    </style:style>
    <style:style style:name="P140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07" style:family="table-cell">
      <style:table-cell-properties fo:border="0.0069in solid #000000" fo:padding-top="0in" fo:padding-left="0.075in" fo:padding-bottom="0in" fo:padding-right="0.075in"/>
    </style:style>
    <style:style style:name="P140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409" style:family="table-row">
      <style:table-row-properties style:use-optimal-row-height="false"/>
    </style:style>
    <style:style style:name="TableCell1410" style:family="table-cell">
      <style:table-cell-properties fo:border="0.0069in solid #000000" fo:padding-top="0in" fo:padding-left="0.075in" fo:padding-bottom="0in" fo:padding-right="0.075in"/>
    </style:style>
    <style:style style:name="P141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12" style:family="table-cell">
      <style:table-cell-properties fo:border="0.0069in solid #000000" fo:padding-top="0in" fo:padding-left="0.075in" fo:padding-bottom="0in" fo:padding-right="0.075in"/>
    </style:style>
    <style:style style:name="P141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414" style:family="table-row">
      <style:table-row-properties style:use-optimal-row-height="false"/>
    </style:style>
    <style:style style:name="TableCell1415" style:family="table-cell">
      <style:table-cell-properties fo:border="0.0069in solid #000000" fo:padding-top="0in" fo:padding-left="0.075in" fo:padding-bottom="0in" fo:padding-right="0.075in"/>
    </style:style>
    <style:style style:name="P141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17" style:family="table-cell">
      <style:table-cell-properties fo:border="0.0069in solid #000000" fo:padding-top="0in" fo:padding-left="0.075in" fo:padding-bottom="0in" fo:padding-right="0.075in"/>
    </style:style>
    <style:style style:name="P141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141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42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42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422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42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424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42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426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42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428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42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430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43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432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43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434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43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436" style:parent-style-name="Standard" style:family="paragraph">
      <style:paragraph-properties fo:text-align="justify" fo:line-height="100%"/>
      <style:text-properties style:font-name="Times New Roman" style:font-name-complex="Times New Roman" fo:font-size="14pt" style:font-size-asian="14pt"/>
    </style:style>
    <style:style style:name="P1437" style:parent-style-name="Заголовок3" style:family="paragraph">
      <style:paragraph-properties fo:text-align="justify"/>
      <style:text-properties style:font-name="Times New Roman"/>
    </style:style>
    <style:style style:name="P1438" style:parent-style-name="Абзацсписка" style:family="paragraph"/>
    <style:style style:name="T1439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44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441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44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443" style:parent-style-name="Абзацсписка" style:family="paragraph"/>
    <style:style style:name="T1444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44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446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44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448" style:parent-style-name="Абзацсписка" style:family="paragraph"/>
    <style:style style:name="T1449" style:parent-style-name="Основнойшрифтабзаца" style:family="text">
      <style:text-properties style:font-name="Times New Roman" style:language-asian="ru" style:country-asian="RU"/>
    </style:style>
    <style:style style:name="TableColumn1451" style:family="table-column">
      <style:table-column-properties style:column-width="1.4277in" style:use-optimal-column-width="false"/>
    </style:style>
    <style:style style:name="TableColumn1452" style:family="table-column">
      <style:table-column-properties style:column-width="1.4284in" style:use-optimal-column-width="false"/>
    </style:style>
    <style:style style:name="Table1450" style:family="table">
      <style:table-properties style:width="2.8562in" fo:margin-left="0in" table:align="right"/>
    </style:style>
    <style:style style:name="TableRow1453" style:family="table-row">
      <style:table-row-properties style:use-optimal-row-height="false"/>
    </style:style>
    <style:style style:name="TableCell1454" style:family="table-cell">
      <style:table-cell-properties fo:border="0.0069in solid #000000" fo:padding-top="0in" fo:padding-left="0.075in" fo:padding-bottom="0in" fo:padding-right="0.075in"/>
    </style:style>
    <style:style style:name="P1455" style:parent-style-name="Standard" style:family="paragraph">
      <style:paragraph-properties fo:text-align="center" fo:margin-bottom="0in" fo:line-height="100%"/>
    </style:style>
    <style:style style:name="T1456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1457" style:parent-style-name="Основнойшрифтабзаца" style:family="text">
      <style:text-properties style:font-name="Times New Roman" style:font-name-complex="Times New Roman" fo:font-size="12pt" style:font-size-asian="12pt" style:font-size-complex="12pt" fo:language="en" fo:country="US"/>
    </style:style>
    <style:style style:name="T1458" style:parent-style-name="Основнойшрифтабзаца" style:family="text">
      <style:text-properties style:font-name="Times New Roman" style:font-name-complex="Times New Roman" fo:font-size="12pt" style:font-size-asian="12pt" style:font-size-complex="12pt"/>
    </style:style>
    <style:style style:name="TableRow1459" style:family="table-row">
      <style:table-row-properties style:use-optimal-row-height="false"/>
    </style:style>
    <style:style style:name="TableCell1460" style:family="table-cell">
      <style:table-cell-properties fo:border="0.0069in solid #000000" fo:padding-top="0in" fo:padding-left="0.075in" fo:padding-bottom="0in" fo:padding-right="0.075in"/>
    </style:style>
    <style:style style:name="P146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462" style:family="table-row">
      <style:table-row-properties style:use-optimal-row-height="false"/>
    </style:style>
    <style:style style:name="TableCell1463" style:family="table-cell">
      <style:table-cell-properties fo:border="0.0069in solid #000000" fo:padding-top="0in" fo:padding-left="0.075in" fo:padding-bottom="0in" fo:padding-right="0.075in"/>
    </style:style>
    <style:style style:name="P146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65" style:family="table-cell">
      <style:table-cell-properties fo:border="0.0069in solid #000000" fo:padding-top="0in" fo:padding-left="0.075in" fo:padding-bottom="0in" fo:padding-right="0.075in"/>
    </style:style>
    <style:style style:name="P146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467" style:family="table-row">
      <style:table-row-properties style:use-optimal-row-height="false"/>
    </style:style>
    <style:style style:name="TableCell1468" style:family="table-cell">
      <style:table-cell-properties fo:border="0.0069in solid #000000" fo:padding-top="0in" fo:padding-left="0.075in" fo:padding-bottom="0in" fo:padding-right="0.075in"/>
    </style:style>
    <style:style style:name="P146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70" style:family="table-cell">
      <style:table-cell-properties fo:border="0.0069in solid #000000" fo:padding-top="0in" fo:padding-left="0.075in" fo:padding-bottom="0in" fo:padding-right="0.075in"/>
    </style:style>
    <style:style style:name="P147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472" style:family="table-row">
      <style:table-row-properties style:use-optimal-row-height="false"/>
    </style:style>
    <style:style style:name="TableCell1473" style:family="table-cell">
      <style:table-cell-properties fo:border="0.0069in solid #000000" fo:padding-top="0in" fo:padding-left="0.075in" fo:padding-bottom="0in" fo:padding-right="0.075in"/>
    </style:style>
    <style:style style:name="P147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75" style:family="table-cell">
      <style:table-cell-properties fo:border="0.0069in solid #000000" fo:padding-top="0in" fo:padding-left="0.075in" fo:padding-bottom="0in" fo:padding-right="0.075in"/>
    </style:style>
    <style:style style:name="P147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477" style:family="table-row">
      <style:table-row-properties style:use-optimal-row-height="false"/>
    </style:style>
    <style:style style:name="TableCell1478" style:family="table-cell">
      <style:table-cell-properties fo:border="0.0069in solid #000000" fo:padding-top="0in" fo:padding-left="0.075in" fo:padding-bottom="0in" fo:padding-right="0.075in"/>
    </style:style>
    <style:style style:name="P147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80" style:family="table-cell">
      <style:table-cell-properties fo:border="0.0069in solid #000000" fo:padding-top="0in" fo:padding-left="0.075in" fo:padding-bottom="0in" fo:padding-right="0.075in"/>
    </style:style>
    <style:style style:name="P148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482" style:family="table-row">
      <style:table-row-properties style:use-optimal-row-height="false"/>
    </style:style>
    <style:style style:name="TableCell1483" style:family="table-cell">
      <style:table-cell-properties fo:border="0.0069in solid #000000" fo:padding-top="0in" fo:padding-left="0.075in" fo:padding-bottom="0in" fo:padding-right="0.075in"/>
    </style:style>
    <style:style style:name="P148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85" style:family="table-cell">
      <style:table-cell-properties fo:border="0.0069in solid #000000" fo:padding-top="0in" fo:padding-left="0.075in" fo:padding-bottom="0in" fo:padding-right="0.075in"/>
    </style:style>
    <style:style style:name="P148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487" style:family="table-row">
      <style:table-row-properties style:use-optimal-row-height="false"/>
    </style:style>
    <style:style style:name="TableCell1488" style:family="table-cell">
      <style:table-cell-properties fo:border="0.0069in solid #000000" fo:padding-top="0in" fo:padding-left="0.075in" fo:padding-bottom="0in" fo:padding-right="0.075in"/>
    </style:style>
    <style:style style:name="P148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90" style:family="table-cell">
      <style:table-cell-properties fo:border="0.0069in solid #000000" fo:padding-top="0in" fo:padding-left="0.075in" fo:padding-bottom="0in" fo:padding-right="0.075in"/>
    </style:style>
    <style:style style:name="P149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492" style:family="table-row">
      <style:table-row-properties style:use-optimal-row-height="false"/>
    </style:style>
    <style:style style:name="TableCell1493" style:family="table-cell">
      <style:table-cell-properties fo:border="0.0069in solid #000000" fo:padding-top="0in" fo:padding-left="0.075in" fo:padding-bottom="0in" fo:padding-right="0.075in"/>
    </style:style>
    <style:style style:name="P149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495" style:family="table-cell">
      <style:table-cell-properties fo:border="0.0069in solid #000000" fo:padding-top="0in" fo:padding-left="0.075in" fo:padding-bottom="0in" fo:padding-right="0.075in"/>
    </style:style>
    <style:style style:name="P149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497" style:family="table-row">
      <style:table-row-properties style:use-optimal-row-height="false"/>
    </style:style>
    <style:style style:name="TableCell1498" style:family="table-cell">
      <style:table-cell-properties fo:border="0.0069in solid #000000" fo:padding-top="0in" fo:padding-left="0.075in" fo:padding-bottom="0in" fo:padding-right="0.075in"/>
    </style:style>
    <style:style style:name="P149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500" style:family="table-cell">
      <style:table-cell-properties fo:border="0.0069in solid #000000" fo:padding-top="0in" fo:padding-left="0.075in" fo:padding-bottom="0in" fo:padding-right="0.075in"/>
    </style:style>
    <style:style style:name="P150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502" style:family="table-row">
      <style:table-row-properties style:use-optimal-row-height="false"/>
    </style:style>
    <style:style style:name="TableCell1503" style:family="table-cell">
      <style:table-cell-properties fo:border="0.0069in solid #000000" fo:padding-top="0in" fo:padding-left="0.075in" fo:padding-bottom="0in" fo:padding-right="0.075in"/>
    </style:style>
    <style:style style:name="P150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505" style:family="table-cell">
      <style:table-cell-properties fo:border="0.0069in solid #000000" fo:padding-top="0in" fo:padding-left="0.075in" fo:padding-bottom="0in" fo:padding-right="0.075in"/>
    </style:style>
    <style:style style:name="P150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507" style:family="table-row">
      <style:table-row-properties style:use-optimal-row-height="false"/>
    </style:style>
    <style:style style:name="TableCell1508" style:family="table-cell">
      <style:table-cell-properties fo:border="0.0069in solid #000000" fo:padding-top="0in" fo:padding-left="0.075in" fo:padding-bottom="0in" fo:padding-right="0.075in"/>
    </style:style>
    <style:style style:name="P150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510" style:family="table-cell">
      <style:table-cell-properties fo:border="0.0069in solid #000000" fo:padding-top="0in" fo:padding-left="0.075in" fo:padding-bottom="0in" fo:padding-right="0.075in"/>
    </style:style>
    <style:style style:name="P151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512" style:family="table-row">
      <style:table-row-properties style:use-optimal-row-height="false"/>
    </style:style>
    <style:style style:name="TableCell1513" style:family="table-cell">
      <style:table-cell-properties fo:border="0.0069in solid #000000" fo:padding-top="0in" fo:padding-left="0.075in" fo:padding-bottom="0in" fo:padding-right="0.075in"/>
    </style:style>
    <style:style style:name="P151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515" style:family="table-cell">
      <style:table-cell-properties fo:border="0.0069in solid #000000" fo:padding-top="0in" fo:padding-left="0.075in" fo:padding-bottom="0in" fo:padding-right="0.075in"/>
    </style:style>
    <style:style style:name="P151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517" style:family="table-row">
      <style:table-row-properties style:use-optimal-row-height="false"/>
    </style:style>
    <style:style style:name="TableCell1518" style:family="table-cell">
      <style:table-cell-properties fo:border="0.0069in solid #000000" fo:padding-top="0in" fo:padding-left="0.075in" fo:padding-bottom="0in" fo:padding-right="0.075in"/>
    </style:style>
    <style:style style:name="P151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520" style:family="table-cell">
      <style:table-cell-properties fo:border="0.0069in solid #000000" fo:padding-top="0in" fo:padding-left="0.075in" fo:padding-bottom="0in" fo:padding-right="0.075in"/>
    </style:style>
    <style:style style:name="P152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152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23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52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525" style:parent-style-name="Абзацсписка" style:family="paragraph"/>
    <style:style style:name="T152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27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52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29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53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531" style:parent-style-name="Абзацсписка" style:family="paragraph">
      <style:text-properties style:font-name="Times New Roman" style:font-name-complex="Times New Roman" fo:font-size="14pt" style:font-size-asian="14pt"/>
    </style:style>
    <style:style style:name="P1532" style:parent-style-name="Абзацсписка" style:family="paragraph">
      <style:text-properties style:font-name="Times New Roman" style:font-name-complex="Times New Roman" fo:font-size="14pt" style:font-size-asian="14pt" fo:language="en" fo:country="US"/>
    </style:style>
    <style:style style:name="P1533" style:parent-style-name="Абзацсписка" style:family="paragraph"/>
    <style:style style:name="T153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35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1536" style:parent-style-name="Абзацсписка" style:family="paragraph"/>
    <style:style style:name="T153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38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1539" style:parent-style-name="Абзацсписка" style:family="paragraph"/>
    <style:style style:name="T154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41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54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43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54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45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54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47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54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49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55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551" style:parent-style-name="Заголовок3" style:family="paragraph">
      <style:paragraph-properties fo:text-align="justify"/>
      <style:text-properties style:font-name="Times New Roman"/>
    </style:style>
    <style:style style:name="P1552" style:parent-style-name="Абзацсписка" style:family="paragraph"/>
    <style:style style:name="T1553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55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55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55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557" style:parent-style-name="Абзацсписка" style:family="paragraph"/>
    <style:style style:name="T1558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55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60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56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562" style:parent-style-name="Абзацсписка" style:family="paragraph"/>
    <style:style style:name="T156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64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56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566" style:parent-style-name="Абзацсписка" style:family="paragraph"/>
    <style:style style:name="T156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68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56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570" style:parent-style-name="Абзацсписка" style:family="paragraph"/>
    <style:style style:name="T157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572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1573" style:parent-style-name="Standard" style:family="paragraph">
      <style:paragraph-properties fo:text-align="justify" fo:margin-left="0.25in">
        <style:tab-stops/>
      </style:paragraph-properties>
    </style:style>
    <style:style style:name="T1574" style:parent-style-name="Основнойшрифтабзаца" style:family="text">
      <style:text-properties style:font-name="Times New Roman" style:font-name-complex="Times New Roman" fo:font-size="14pt" style:font-size-asian="14pt" style:language-asian="ru" style:country-asian="RU"/>
    </style:style>
    <style:style style:name="TableColumn1576" style:family="table-column">
      <style:table-column-properties style:column-width="0.6659in" style:use-optimal-column-width="false"/>
    </style:style>
    <style:style style:name="TableColumn1577" style:family="table-column">
      <style:table-column-properties style:column-width="0.8861in" style:use-optimal-column-width="false"/>
    </style:style>
    <style:style style:name="TableColumn1578" style:family="table-column">
      <style:table-column-properties style:column-width="0.984in" style:use-optimal-column-width="false"/>
    </style:style>
    <style:style style:name="Table1575" style:family="table">
      <style:table-properties style:width="2.5361in" fo:margin-left="0in" table:align="left"/>
    </style:style>
    <style:style style:name="TableRow1579" style:family="table-row">
      <style:table-row-properties style:use-optimal-row-height="false"/>
    </style:style>
    <style:style style:name="TableCell1580" style:family="table-cell">
      <style:table-cell-properties fo:border="0.0069in solid #000000" fo:padding-top="0in" fo:padding-left="0.075in" fo:padding-bottom="0in" fo:padding-right="0.075in"/>
    </style:style>
    <style:style style:name="P158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582" style:family="table-row">
      <style:table-row-properties style:use-optimal-row-height="false"/>
    </style:style>
    <style:style style:name="TableCell1583" style:family="table-cell">
      <style:table-cell-properties fo:border="0.0069in solid #000000" fo:padding-top="0in" fo:padding-left="0.075in" fo:padding-bottom="0in" fo:padding-right="0.075in"/>
    </style:style>
    <style:style style:name="P158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585" style:family="table-row">
      <style:table-row-properties style:use-optimal-row-height="false"/>
    </style:style>
    <style:style style:name="TableCell1586" style:family="table-cell">
      <style:table-cell-properties fo:border="0.0069in solid #000000" fo:padding-top="0in" fo:padding-left="0.075in" fo:padding-bottom="0in" fo:padding-right="0.075in"/>
    </style:style>
    <style:style style:name="P158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588" style:family="table-cell">
      <style:table-cell-properties fo:border="0.0069in solid #000000" fo:padding-top="0in" fo:padding-left="0.075in" fo:padding-bottom="0in" fo:padding-right="0.075in"/>
    </style:style>
    <style:style style:name="P158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590" style:family="table-cell">
      <style:table-cell-properties fo:border="0.0069in solid #000000" fo:padding-top="0in" fo:padding-left="0.075in" fo:padding-bottom="0in" fo:padding-right="0.075in"/>
    </style:style>
    <style:style style:name="P159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Row1592" style:family="table-row">
      <style:table-row-properties style:use-optimal-row-height="false"/>
    </style:style>
    <style:style style:name="TableCell1593" style:family="table-cell">
      <style:table-cell-properties fo:border="0.0069in solid #000000" fo:padding-top="0in" fo:padding-left="0.075in" fo:padding-bottom="0in" fo:padding-right="0.075in"/>
    </style:style>
    <style:style style:name="P1594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595" style:family="table-cell">
      <style:table-cell-properties fo:border="0.0069in solid #000000" fo:padding-top="0in" fo:padding-left="0.075in" fo:padding-bottom="0in" fo:padding-right="0.075in"/>
    </style:style>
    <style:style style:name="P1596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597" style:family="table-cell">
      <style:table-cell-properties fo:border="0.0069in solid #000000" fo:padding-top="0in" fo:padding-left="0.075in" fo:padding-bottom="0in" fo:padding-right="0.075in"/>
    </style:style>
    <style:style style:name="P159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599" style:family="table-row">
      <style:table-row-properties style:use-optimal-row-height="false"/>
    </style:style>
    <style:style style:name="TableCell1600" style:family="table-cell">
      <style:table-cell-properties fo:border="0.0069in solid #000000" fo:padding-top="0in" fo:padding-left="0.075in" fo:padding-bottom="0in" fo:padding-right="0.075in"/>
    </style:style>
    <style:style style:name="P1601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602" style:family="table-cell">
      <style:table-cell-properties fo:border="0.0069in solid #000000" fo:padding-top="0in" fo:padding-left="0.075in" fo:padding-bottom="0in" fo:padding-right="0.075in"/>
    </style:style>
    <style:style style:name="P1603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604" style:family="table-cell">
      <style:table-cell-properties fo:border="0.0069in solid #000000" fo:padding-top="0in" fo:padding-left="0.075in" fo:padding-bottom="0in" fo:padding-right="0.075in"/>
    </style:style>
    <style:style style:name="P160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4pt" style:font-size-asian="14pt" fo:language="en" fo:country="US"/>
    </style:style>
    <style:style style:name="TableRow1606" style:family="table-row">
      <style:table-row-properties style:use-optimal-row-height="false"/>
    </style:style>
    <style:style style:name="TableCell1607" style:family="table-cell">
      <style:table-cell-properties fo:border="0.0069in solid #000000" fo:padding-top="0in" fo:padding-left="0.075in" fo:padding-bottom="0in" fo:padding-right="0.075in"/>
    </style:style>
    <style:style style:name="P1608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609" style:family="table-cell">
      <style:table-cell-properties fo:border="0.0069in solid #000000" fo:padding-top="0in" fo:padding-left="0.075in" fo:padding-bottom="0in" fo:padding-right="0.075in"/>
    </style:style>
    <style:style style:name="P1610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611" style:family="table-cell">
      <style:table-cell-properties fo:border="0.0069in solid #000000" fo:padding-top="0in" fo:padding-left="0.075in" fo:padding-bottom="0in" fo:padding-right="0.075in"/>
    </style:style>
    <style:style style:name="P1612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Row1613" style:family="table-row">
      <style:table-row-properties style:use-optimal-row-height="false"/>
    </style:style>
    <style:style style:name="TableCell1614" style:family="table-cell">
      <style:table-cell-properties fo:border="0.0069in solid #000000" fo:padding-top="0in" fo:padding-left="0.075in" fo:padding-bottom="0in" fo:padding-right="0.075in"/>
    </style:style>
    <style:style style:name="P1615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ableCell1616" style:family="table-cell">
      <style:table-cell-properties fo:border="0.0069in solid #000000" fo:padding-top="0in" fo:padding-left="0.075in" fo:padding-bottom="0in" fo:padding-right="0.075in"/>
    </style:style>
    <style:style style:name="P1617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/>
    </style:style>
    <style:style style:name="TableCell1618" style:family="table-cell">
      <style:table-cell-properties fo:border="0.0069in solid #000000" fo:padding-top="0in" fo:padding-left="0.075in" fo:padding-bottom="0in" fo:padding-right="0.075in"/>
    </style:style>
    <style:style style:name="P1619" style:parent-style-name="Standard" style:family="paragraph">
      <style:paragraph-properties fo:text-align="center" fo:margin-bottom="0in" fo:line-height="100%"/>
      <style:text-properties style:font-name="Times New Roman" style:font-name-complex="Times New Roman" fo:font-size="12pt" style:font-size-asian="12pt" style:font-size-complex="12pt" fo:language="en" fo:country="US"/>
    </style:style>
    <style:style style:name="T162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621" style:parent-style-name="Абзацсписка" style:family="paragraph"/>
    <style:style style:name="T162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623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62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625" style:parent-style-name="Заголовок3" style:family="paragraph">
      <style:paragraph-properties fo:text-align="justify"/>
      <style:text-properties style:font-name="Times New Roman"/>
    </style:style>
    <style:style style:name="P1626" style:parent-style-name="Абзацсписка" style:family="paragraph"/>
    <style:style style:name="T1627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628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629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630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631" style:parent-style-name="Абзацсписка" style:family="paragraph"/>
    <style:style style:name="T1632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63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634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635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636" style:parent-style-name="Абзацсписка" style:family="paragraph"/>
    <style:style style:name="T163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638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63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640" style:parent-style-name="Абзацсписка" style:family="paragraph"/>
    <style:style style:name="T164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642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64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644" style:parent-style-name="Абзацсписка" style:family="paragraph">
      <style:text-properties style:font-name="Times New Roman" style:font-name-complex="Times New Roman" fo:font-size="14pt" style:font-size-asian="14pt"/>
    </style:style>
    <style:style style:name="P1645" style:parent-style-name="Абзацсписка" style:family="paragraph"/>
    <style:style style:name="T164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647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1648" style:parent-style-name="Абзацсписка" style:family="paragraph"/>
    <style:style style:name="T164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650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P1651" style:parent-style-name="Абзацсписка" style:family="paragraph"/>
    <style:style style:name="T1652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653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65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655" style:parent-style-name="Абзацсписка" style:family="paragraph"/>
    <style:style style:name="T1656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657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658" style:parent-style-name="Standard" style:family="paragraph">
      <style:paragraph-properties fo:text-align="justify"/>
    </style:style>
    <style:style style:name="T1659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660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661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662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663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664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T1665" style:parent-style-name="Основнойшрифтабзаца" style:family="text">
      <style:text-properties style:font-name="Times New Roman" style:font-name-complex="Times New Roman" fo:font-size="14pt" style:font-size-asian="14pt" fo:language="en" fo:country="US"/>
    </style:style>
    <style:style style:name="T1666" style:parent-style-name="Основнойшрифтабзаца" style:family="text">
      <style:text-properties style:font-name="Times New Roman" style:font-name-complex="Times New Roman" fo:font-size="14pt" style:font-size-asian="14pt"/>
    </style:style>
    <style:style style:name="P1667" style:parent-style-name="Standard" style:family="paragraph">
      <style:paragraph-properties fo:text-align="justify"/>
      <style:text-properties style:font-name="Times New Roman" style:font-name-complex="Times New Roman" fo:font-size="14pt" style:font-size-asian="14pt"/>
    </style:style>
    <style:style style:name="P1668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669" style:parent-style-name="Заголовок2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670" style:parent-style-name="Заголовок2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671" style:parent-style-name="Standard" style:family="paragraph">
      <style:paragraph-properties fo:text-align="justify" fo:margin-left="0.25in" fo:text-indent="0.2951in">
        <style:tab-stops/>
      </style:paragraph-properties>
    </style:style>
    <style:style style:name="T167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7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76" style:parent-style-name="Standard" style:family="paragraph">
      <style:paragraph-properties fo:text-align="justify" fo:margin-left="0.25in">
        <style:tab-stops/>
      </style:paragraph-properties>
    </style:style>
    <style:style style:name="T1677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78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79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80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1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8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83" style:parent-style-name="Standard" style:family="paragraph">
      <style:paragraph-properties fo:text-align="justify" fo:margin-left="0.25in">
        <style:tab-stops/>
      </style:paragraph-properties>
    </style:style>
    <style:style style:name="T168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8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8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8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88" style:parent-style-name="Standard" style:family="paragraph">
      <style:paragraph-properties fo:text-align="justify" fo:margin-left="0.25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89" style:parent-style-name="Заголовок2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690" style:parent-style-name="Standard" style:family="paragraph">
      <style:paragraph-properties fo:text-align="justify" fo:margin-left="0.197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691" style:parent-style-name="Standard" style:family="paragraph">
      <style:paragraph-properties fo:text-align="justify" fo:margin-left="0.1972in" fo:text-indent="0.1965in">
        <style:tab-stops/>
      </style:paragraph-properties>
    </style:style>
    <style:style style:name="T1692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9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696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69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698" style:parent-style-name="Standard" style:family="paragraph">
      <style:paragraph-properties fo:text-align="justify" fo:margin-left="0.1972in" fo:text-indent="0.2951in">
        <style:tab-stops/>
      </style:paragraph-properties>
    </style:style>
    <style:style style:name="T169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0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01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2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03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4" style:parent-style-name="Основнойшрифтабзаца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05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06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P1707" style:parent-style-name="Standard" style:family="paragraph">
      <style:paragraph-properties fo:text-align="justify" fo:margin-left="0.1972in">
        <style:tab-stops/>
      </style:paragraph-properties>
      <style:text-properties style:font-name="Times New Roman" fo:font-size="14pt" style:font-size-asian="14pt" style:font-size-complex="14pt"/>
    </style:style>
    <style:style style:name="P1708" style:parent-style-name="Заголовок1" style:family="paragraph">
      <style:paragraph-properties fo:text-align="justify" fo:margin-left="0.1972in">
        <style:tab-stops/>
      </style:paragraph-properties>
      <style:text-properties style:font-name="Times New Roman" style:font-name-complex="Times New Roman"/>
    </style:style>
    <style:style style:name="P1709" style:parent-style-name="Standard" style:family="paragraph">
      <style:paragraph-properties fo:text-align="justify" fo:margin-left="0.197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10" style:parent-style-name="Заголовок1" style:family="paragraph">
      <style:paragraph-properties fo:text-align="justify" fo:margin-left="0.1972in">
        <style:tab-stops/>
      </style:paragraph-properties>
      <style:text-properties style:font-name="Times New Roman" style:font-name-complex="Times New Roman"/>
    </style:style>
    <style:style style:name="P1711" style:parent-style-name="Standard" style:family="paragraph">
      <style:paragraph-properties fo:text-align="justify" fo:margin-left="0.1972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12" style:parent-style-name="Standard" style:family="paragraph">
      <style:paragraph-properties fo:text-align="justify" fo:margin-left="0.1972in" fo:text-indent="0.2958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13" style:parent-style-name="Standard" style:family="paragraph">
      <style:paragraph-properties fo:text-align="justify" fo:margin-left="0.1972in" fo:text-indent="0.2958in">
        <style:tab-stops/>
      </style:paragraph-properties>
      <style:text-properties style:font-name="Times New Roman" style:font-name-complex="Times New Roman" fo:font-size="14pt" style:font-size-asian="14pt" style:font-size-complex="14pt"/>
    </style:style>
    <style:style style:name="P1714" style:parent-style-name="Standard" style:family="paragraph">
      <style:paragraph-properties fo:text-align="justify" fo:margin-left="0.1972in" fo:text-indent="0.2958in">
        <style:tab-stops/>
      </style:paragraph-properties>
    </style:style>
    <style:style style:name="T1715" style:parent-style-name="Основнойшрифтабзаца" style:family="text">
      <style:text-properties style:font-name="Times New Roman" style:font-name-complex="Times New Roman" fo:color="#C00000" fo:font-size="14pt" style:font-size-asian="14pt" style:font-size-complex="14pt" style:text-underline-type="single" style:text-underline-style="wave" style:text-underline-width="auto" style:text-underline-mode="continuous"/>
    </style:style>
    <style:style style:name="T1716" style:parent-style-name="Основнойшрифтабзаца" style:family="text">
      <style:text-properties style:font-name="Times New Roman" style:font-name-complex="Times New Roman" fo:color="#C00000" fo:font-size="14pt" style:font-size-asian="14pt" style:font-size-complex="14pt" style:text-underline-type="single" style:text-underline-style="wave" style:text-underline-width="auto" style:text-underline-mode="continuous" fo:language="en" fo:country="US"/>
    </style:style>
    <style:style style:name="T1717" style:parent-style-name="Основнойшрифтабзаца" style:family="text">
      <style:text-properties style:font-name="Times New Roman" style:font-name-complex="Times New Roman" fo:color="#C00000" fo:font-size="14pt" style:font-size-asian="14pt" style:font-size-complex="14pt" style:text-underline-type="single" style:text-underline-style="wave" style:text-underline-width="auto" style:text-underline-mode="continuous"/>
    </style:style>
    <style:style style:name="T1718" style:parent-style-name="Основнойшрифтабзаца" style:family="text">
      <style:text-properties style:font-name="Times New Roman" style:font-name-complex="Times New Roman" fo:color="#C00000" fo:font-size="14pt" style:font-size-asian="14pt" style:font-size-complex="14pt" style:text-underline-type="single" style:text-underline-style="wave" style:text-underline-width="auto" style:text-underline-mode="continuous"/>
    </style:style>
    <style:style style:name="P1719" style:parent-style-name="Заголовок1" style:family="paragraph">
      <style:paragraph-properties fo:text-align="justify"/>
    </style:style>
    <style:style style:name="T1720" style:parent-style-name="Основнойшрифтабзаца" style:family="text">
      <style:text-properties style:font-name="Times New Roman" style:font-name-complex="Times New Roman"/>
    </style:style>
    <style:style style:name="T1721" style:parent-style-name="Основнойшрифтабзаца" style:family="text">
      <style:text-properties style:font-name="Times New Roman" style:font-name-complex="Times New Roman" fo:language="en" fo:country="US"/>
    </style:style>
    <style:style style:name="T1722" style:parent-style-name="Основнойшрифтабзаца" style:family="text">
      <style:text-properties style:font-name="Times New Roman" style:font-name-complex="Times New Roman"/>
    </style:style>
    <style:style style:name="P1723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724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725" style:parent-style-name="Standard" style:family="paragraph">
      <style:paragraph-properties fo:text-align="justify"/>
      <style:text-properties style:font-name="Times New Roman" style:font-name-complex="Times New Roman" fo:font-size="14pt" style:font-size-asian="14pt" style:font-size-complex="14pt"/>
    </style:style>
    <style:style style:name="P1726" style:parent-style-name="Standard" style:family="paragraph">
      <style:paragraph-properties fo:break-before="page" fo:text-align="justify"/>
    </style:style>
    <style:style style:name="T1727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name="T1728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font-size="14pt" style:font-size-asian="14pt" style:font-size-complex="14pt"/>
    </style:style>
    <style:style style:name="P1729" style:parent-style-name="Standard" style:family="paragraph">
      <style:paragraph-properties fo:text-align="justify" fo:text-indent="0.2958in"/>
    </style:style>
    <style:style style:name="T1730" style:parent-style-name="Основнойшрифтабзаца" style:family="text">
      <style:text-properties style:font-name="Times New Roman" style:font-name-complex="Times New Roman" fo:font-style="italic" style:font-style-asian="italic" fo:color="#FF0000" fo:font-size="14pt" style:font-size-asian="14pt" style:font-size-complex="14pt"/>
    </style:style>
    <style:style style:name="T173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32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733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734" style:parent-style-name="Standard" style:family="paragraph">
      <style:paragraph-properties fo:text-align="justify" fo:margin-left="0.4916in">
        <style:tab-stops/>
      </style:paragraph-properties>
    </style:style>
    <style:style style:name="T173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3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737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738" style:parent-style-name="Standard" style:family="paragraph">
      <style:paragraph-properties fo:text-align="justify" fo:margin-left="0.4916in">
        <style:tab-stops/>
      </style:paragraph-properties>
    </style:style>
    <style:style style:name="T1739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40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P1741" style:parent-style-name="Абзацсписка" style:family="paragraph"/>
    <style:style style:name="T1742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43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44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74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746" style:parent-style-name="Абзацсписка" style:family="paragraph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747" style:parent-style-name="Standard" style:family="paragraph">
      <style:paragraph-properties fo:text-align="justify" fo:text-indent="0.2958in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748" style:parent-style-name="Standard" style:family="paragraph">
      <style:paragraph-properties fo:text-align="justify" fo:text-indent="0.2958in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749" style:parent-style-name="Standard" style:family="paragraph">
      <style:paragraph-properties fo:text-align="justify" fo:text-indent="0.4916in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750" style:parent-style-name="Standard" style:family="paragraph">
      <style:paragraph-properties fo:text-align="justify" fo:text-indent="0.4916in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751" style:parent-style-name="Standard" style:family="paragraph">
      <style:paragraph-properties fo:text-align="justify" fo:text-indent="0.4916in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752" style:parent-style-name="Standard" style:family="paragraph">
      <style:paragraph-properties fo:text-align="justify" fo:text-indent="0.4916in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753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754" style:parent-style-name="Абзацсписка" style:family="paragraph"/>
    <style:style style:name="T175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5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57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758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759" style:parent-style-name="Абзацсписка" style:family="paragraph"/>
    <style:style style:name="T1760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6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762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763" style:parent-style-name="Абзацсписка" style:family="paragraph"/>
    <style:style style:name="T1764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6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76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767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768" style:parent-style-name="Standard" style:family="paragraph">
      <style:paragraph-properties fo:text-align="justify" fo:margin-left="0.4916in" fo:text-indent="0.2958in">
        <style:tab-stops/>
      </style:paragraph-properties>
    </style:style>
    <style:style style:name="T1769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70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7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772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73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774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775" style:parent-style-name="Standard" style:family="paragraph">
      <style:paragraph-properties fo:text-align="justify" fo:margin-left="0.4916in" fo:text-indent="0.2958in">
        <style:tab-stops/>
      </style:paragraph-properties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776" style:parent-style-name="Standard" style:family="paragraph">
      <style:paragraph-properties fo:text-align="justify" fo:margin-left="0.4916in" fo:text-indent="0.1979in">
        <style:tab-stops/>
      </style:paragraph-properties>
    </style:style>
    <style:style style:name="T1777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78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779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80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8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782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83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784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8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78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787" style:parent-style-name="Standard" style:family="paragraph">
      <style:paragraph-properties fo:text-align="justify" fo:margin-left="0.4916in">
        <style:tab-stops/>
      </style:paragraph-properties>
    </style:style>
    <style:style style:name="T1788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89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790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9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92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793" style:parent-style-name="Standard" style:family="paragraph">
      <style:paragraph-properties fo:text-align="justify" fo:margin-left="0.4916in" fo:text-indent="0.1979in">
        <style:tab-stops/>
      </style:paragraph-properties>
    </style:style>
    <style:style style:name="T1794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9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79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97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798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799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00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80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02" style:parent-style-name="Standard" style:family="paragraph">
      <style:paragraph-properties fo:text-align="justify" fo:margin-left="0.4916in" fo:text-indent="0.1979in">
        <style:tab-stops/>
      </style:paragraph-properties>
    </style:style>
    <style:style style:name="T1803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04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80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0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807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08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09" style:parent-style-name="Standard" style:family="paragraph">
      <style:paragraph-properties fo:text-align="justify" fo:margin-left="0.4916in" fo:text-indent="0.4916in">
        <style:tab-stops/>
      </style:paragraph-properties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10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11" style:parent-style-name="Standard" style:family="paragraph">
      <style:paragraph-properties fo:text-align="justify" fo:margin-left="0.4916in" fo:text-indent="0.4916in">
        <style:tab-stops/>
      </style:paragraph-properties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12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13" style:parent-style-name="Standard" style:family="paragraph">
      <style:paragraph-properties fo:text-align="justify" fo:margin-left="0.4916in" fo:text-indent="0.2958in">
        <style:tab-stops/>
      </style:paragraph-properties>
    </style:style>
    <style:style style:name="T1814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1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81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17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18" style:parent-style-name="Standard" style:family="paragraph">
      <style:paragraph-properties fo:text-align="justify" fo:margin-left="0.4923in" fo:text-indent="0.4909in">
        <style:tab-stops/>
      </style:paragraph-properties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19" style:parent-style-name="Standard" style:family="paragraph">
      <style:paragraph-properties fo:text-align="justify" fo:margin-left="0.4916in">
        <style:tab-stops/>
      </style:paragraph-properties>
    </style:style>
    <style:style style:name="T1820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2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822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23" style:parent-style-name="Standard" style:family="paragraph">
      <style:paragraph-properties fo:text-align="justify" fo:margin-left="0.4916in" fo:text-indent="0.4916in">
        <style:tab-stops/>
      </style:paragraph-properties>
    </style:style>
    <style:style style:name="T1824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2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2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827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28" style:parent-style-name="Standard" style:family="paragraph">
      <style:paragraph-properties fo:text-align="justify" fo:margin-left="0.4916in" fo:text-indent="0.4916in">
        <style:tab-stops/>
      </style:paragraph-properties>
    </style:style>
    <style:style style:name="T1829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30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83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32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33" style:parent-style-name="Standard" style:family="paragraph">
      <style:paragraph-properties fo:text-align="justify" fo:margin-left="0.4916in" fo:text-indent="0.4916in">
        <style:tab-stops/>
      </style:paragraph-properties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34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35" style:parent-style-name="Standard" style:family="paragraph">
      <style:paragraph-properties fo:text-align="justify" fo:margin-left="0.5in">
        <style:tab-stops/>
      </style:paragraph-properties>
    </style:style>
    <style:style style:name="T183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37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color="#FF0000" fo:font-size="14pt" style:font-size-asian="14pt" style:font-size-complex="14pt"/>
    </style:style>
    <style:style style:name="P1838" style:parent-style-name="Standard" style:family="paragraph">
      <style:paragraph-properties fo:text-align="justify"/>
    </style:style>
    <style:style style:name="T1839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40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4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42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43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44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4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84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47" style:parent-style-name="Standard" style:family="paragraph">
      <style:paragraph-properties fo:text-align="justify"/>
    </style:style>
    <style:style style:name="T1848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49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50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85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52" style:parent-style-name="Standard" style:family="paragraph">
      <style:paragraph-properties fo:text-align="justify"/>
    </style:style>
    <style:style style:name="T1853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54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85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56" style:parent-style-name="Standard" style:family="paragraph">
      <style:paragraph-properties fo:text-align="justify"/>
    </style:style>
    <style:style style:name="T1857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58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859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60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6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62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63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864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6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86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67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868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69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70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71" style:parent-style-name="Standard" style:family="paragraph">
      <style:paragraph-properties fo:text-align="justify" fo:margin-left="0.9833in">
        <style:tab-stops/>
      </style:paragraph-properties>
      <style:text-properties style:font-name="Times New Roman" style:font-name-complex="Times New Roman" fo:font-weight="bold" style:font-weight-asian="bold" fo:font-style="italic" style:font-style-asian="italic" fo:color="#000000" fo:font-size="14pt" style:font-size-asian="14pt" style:font-size-complex="14pt"/>
    </style:style>
    <style:style style:name="P1872" style:parent-style-name="Standard" style:family="paragraph">
      <style:paragraph-properties fo:text-align="justify" fo:margin-left="0.9833in">
        <style:tab-stops/>
      </style:paragraph-properties>
    </style:style>
    <style:style style:name="T1873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74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87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7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877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78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879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80" style:parent-style-name="Standard" style:family="paragraph">
      <style:paragraph-properties fo:text-align="justify" fo:margin-left="0.9833in">
        <style:tab-stops/>
      </style:paragraph-properties>
    </style:style>
    <style:style style:name="T188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82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83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884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8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88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87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88" style:parent-style-name="Standard" style:family="paragraph">
      <style:paragraph-properties fo:text-align="justify" fo:margin-left="0.4916in">
        <style:tab-stops/>
      </style:paragraph-properties>
    </style:style>
    <style:style style:name="T1889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90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9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892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93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94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895" style:parent-style-name="Standard" style:family="paragraph">
      <style:paragraph-properties fo:text-align="justify" fo:margin-left="0.4916in">
        <style:tab-stops/>
      </style:paragraph-properties>
    </style:style>
    <style:style style:name="T189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97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898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899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900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90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02" style:parent-style-name="Standard" style:family="paragraph">
      <style:paragraph-properties fo:text-align="justify" fo:margin-left="0.4916in" fo:text-indent="0.4916in">
        <style:tab-stops/>
      </style:paragraph-properties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03" style:parent-style-name="Standard" style:family="paragraph">
      <style:paragraph-properties fo:text-align="justify" fo:text-indent="0.4916in"/>
    </style:style>
    <style:style style:name="T1904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90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90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07" style:parent-style-name="Standard" style:family="paragraph">
      <style:paragraph-properties fo:text-align="justify" fo:text-indent="0.4916in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08" style:parent-style-name="Standard" style:family="paragraph">
      <style:paragraph-properties fo:text-align="justify"/>
    </style:style>
    <style:style style:name="T1909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910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91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12" style:parent-style-name="Абзацсписка" style:family="paragraph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13" style:parent-style-name="Абзацсписка" style:family="paragraph"/>
    <style:style style:name="T1914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915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color="#000000" fo:font-size="14pt" style:font-size-asian="14pt" style:font-size-complex="14pt"/>
    </style:style>
    <style:style style:name="P1916" style:parent-style-name="Абзацсписка" style:family="paragraph">
      <style:paragraph-properties fo:margin-left="1.2416in">
        <style:tab-stops/>
      </style:paragraph-properties>
    </style:style>
    <style:style style:name="T1917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918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P1919" style:parent-style-name="Абзацсписка" style:family="paragraph">
      <style:paragraph-properties fo:margin-left="1.2416in">
        <style:tab-stops/>
      </style:paragraph-properties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20" style:parent-style-name="Standard" style:family="paragraph">
      <style:paragraph-properties fo:text-align="justify"/>
    </style:style>
    <style:style style:name="T192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922" style:parent-style-name="Основнойшрифтабзаца" style:family="text">
      <style:text-properties style:font-name="Times New Roman" style:font-name-complex="Times New Roman" fo:font-weight="bold" style:font-weight-asian="bold" fo:font-style="italic" style:font-style-asian="italic" fo:color="#000000" fo:font-size="14pt" style:font-size-asian="14pt" style:font-size-complex="14pt"/>
    </style:style>
    <style:style style:name="P1923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24" style:parent-style-name="Standard" style:family="paragraph">
      <style:paragraph-properties fo:text-align="justify" fo:margin-left="0.4916in">
        <style:tab-stops/>
      </style:paragraph-properties>
    </style:style>
    <style:style style:name="T192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92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927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28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29" style:parent-style-name="Standard" style:family="paragraph">
      <style:paragraph-properties fo:text-align="justify"/>
    </style:style>
    <style:style style:name="T1930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93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P1932" style:parent-style-name="Абзацсписка" style:family="paragraph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33" style:parent-style-name="Абзацсписка" style:family="paragraph"/>
    <style:style style:name="T1934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935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93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937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38" style:parent-style-name="Абзацсписка" style:family="paragraph"/>
    <style:style style:name="T1939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940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94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42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43" style:parent-style-name="Абзацсписка" style:family="paragraph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44" style:parent-style-name="Standard" style:family="paragraph">
      <style:paragraph-properties fo:text-align="justify" fo:margin-left="0.7416in">
        <style:tab-stops/>
      </style:paragraph-properties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45" style:parent-style-name="Абзацсписка" style:family="paragraph"/>
    <style:style style:name="T194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947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 fo:language="en" fo:country="US"/>
    </style:style>
    <style:style style:name="T1948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49" style:parent-style-name="Standard" style:family="paragraph">
      <style:paragraph-properties fo:text-align="justify" fo:margin-left="0.4916in">
        <style:tab-stops/>
      </style:paragraph-properties>
    </style:style>
    <style:style style:name="T1950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951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T1952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953" style:parent-style-name="Основнойшрифтабзаца" style:family="text"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1954" style:parent-style-name="Standard" style:family="paragraph">
      <style:paragraph-properties fo:text-align="justify" fo:margin-left="0.4916in">
        <style:tab-stops/>
      </style:paragraph-properties>
      <style:text-properties style:font-name="Times New Roman" style:font-name-complex="Times New Roman" fo:font-style="italic" style:font-style-asian="italic" fo:font-size="14pt" style:font-size-asian="14pt" style:font-size-complex="14pt"/>
    </style:style>
    <style:style style:name="P1955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56" style:parent-style-name="Standard" style:family="paragraph">
      <style:paragraph-properties fo:text-align="justify"/>
    </style:style>
    <style:style style:name="T1957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58" style:parent-style-name="Standard" style:family="paragraph">
      <style:paragraph-properties fo:text-align="justify"/>
    </style:style>
    <style:style style:name="T1959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960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96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62" style:parent-style-name="Standard" style:family="paragraph">
      <style:paragraph-properties fo:text-align="justify"/>
    </style:style>
    <style:style style:name="T1963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964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65" style:parent-style-name="Standard" style:family="paragraph">
      <style:paragraph-properties fo:text-align="justify"/>
    </style:style>
    <style:style style:name="T1966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67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68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69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70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71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72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73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74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75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76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77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78" style:parent-style-name="Standard" style:family="paragraph">
      <style:paragraph-properties fo:text-align="justify"/>
    </style:style>
    <style:style style:name="T1979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1980" style:parent-style-name="Основнойшрифтабзаца" style:family="text">
      <style:text-properties style:font-name="Times New Roman" style:font-name-complex="Times New Roman" fo:font-style="italic" style:font-style-asian="italic" fo:color="#C9211E" fo:font-size="14pt" style:font-size-asian="14pt" style:font-size-complex="14pt"/>
    </style:style>
    <style:style style:name="T1981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82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83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84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85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86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87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88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89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90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91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92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93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94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95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96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97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98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1999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00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01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02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03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04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05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06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07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08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09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10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11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12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13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14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15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16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17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C9211E" fo:font-size="14pt" style:font-size-asian="14pt" style:font-size-complex="14pt"/>
    </style:style>
    <style:style style:name="P2018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19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20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21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22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23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24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25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26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27" style:parent-style-name="Standard" style:family="paragraph">
      <style:paragraph-properties fo:text-align="justify"/>
    </style:style>
    <style:style style:name="T2028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2029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2030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203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T2032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2033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34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35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36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37" style:parent-style-name="Standard" style:family="paragraph">
      <style:paragraph-properties fo:text-align="justify"/>
    </style:style>
    <style:style style:name="T2038" style:parent-style-name="Основнойшрифтабзаца" style:family="text"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T203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tyle="italic" style:font-style-asian="italic" fo:color="#000000" fo:font-size="14pt" style:font-size-asian="14pt" style:font-size-complex="14pt"/>
    </style:style>
    <style:style style:name="P2040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41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42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43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44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45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fo:color="#000000" fo:font-size="14pt" style:font-size-asian="14pt" style:font-size-complex="14pt"/>
    </style:style>
    <style:style style:name="P2046" style:parent-style-name="Standard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/>
    </style:style>
    <style:style style:name="P2047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2048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2049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2050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2051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2052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2053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2054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2055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2056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2057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2058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2059" style:parent-style-name="Standard" style:family="paragraph">
      <style:paragraph-properties fo:text-align="justify"/>
    </style:style>
    <style:style style:name="T206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2061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2062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language="en" fo:country="US"/>
    </style:style>
    <style:style style:name="T206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2064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P2065" style:parent-style-name="Standard" style:family="paragraph">
      <style:paragraph-properties fo:text-align="justify"/>
    </style:style>
    <style:style style:name="T206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000000" fo:font-size="14pt" style:font-size-asian="14pt" style:font-size-complex="14pt"/>
    </style:style>
    <style:style style:name="T206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800000" fo:font-size="14pt" style:font-size-asian="14pt" style:font-size-complex="14pt"/>
    </style:style>
    <style:style style:name="T206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800000" fo:font-size="14pt" style:font-size-asian="14pt" style:font-size-complex="14pt"/>
    </style:style>
    <style:style style:name="T2069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800000" fo:font-size="14pt" style:font-size-asian="14pt" style:font-size-complex="14pt"/>
    </style:style>
    <style:style style:name="P2070" style:parent-style-name="Standard" style:family="paragraph">
      <style:paragraph-properties fo:text-align="justify"/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P2071" style:parent-style-name="Standard" style:family="paragraph">
      <style:paragraph-properties fo:text-align="justify"/>
    </style:style>
    <style:style style:name="T207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073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T207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P2075" style:parent-style-name="Standard" style:family="paragraph">
      <style:paragraph-properties fo:text-align="justify"/>
    </style:style>
    <style:style style:name="T207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 fo:language="en" fo:country="US"/>
    </style:style>
    <style:style style:name="T2077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font-size="14pt" style:font-size-asian="14pt" style:font-size-complex="14pt"/>
    </style:style>
    <style:style style:name="P2078" style:parent-style-name="Standard" style:family="paragraph">
      <style:paragraph-properties fo:text-align="justify"/>
    </style:style>
    <style:style style:name="T2079" style:parent-style-name="Основнойшрифтабзаца" style:family="text">
      <style:text-properties style:font-name="Times New Roman" style:font-name-complex="Times New Roman" fo:font-size="14pt" style:font-size-asian="14pt" style:font-size-complex="14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ragraph" style:vertical-rel="paragraph" style:horizontal-pos="from-left" style:vertical-pos="from-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План развития.</text:p>
      <text:p text:style-name="P2"><text:span text:style-name="T3">Процессорное устройство<text:s/></text:span><text:span text:style-name="T4">SMP</text:span><text:span text:style-name="T5">(</text:span><text:span text:style-name="T6">Simple</text:span><text:span text:style-name="T7"><text:s/></text:span><text:span text:style-name="T8">MultiProcessor</text:span><text:span text:style-name="T9">).</text:span></text:p>
      <text:list text:style-name="WWNum4">
        <text:list-item text:start-value="1">
          <text:p text:style-name="P10"><text:span text:style-name="T11">Модель многоядерного процессора.(</text:span><text:span text:style-name="T12">Verilog</text:span><text:span text:style-name="T13">/</text:span><text:span text:style-name="T14">System</text:span><text:span text:style-name="T15"><text:s/></text:span><text:span text:style-name="T16">Verilog</text:span><text:span text:style-name="T17">)</text:span></text:p>
        </text:list-item>
        <text:list-item>
          <text:p text:style-name="P18"><text:span text:style-name="T19">Ассемблер. (</text:span><text:span text:style-name="T20">C</text:span><text:span text:style-name="T21">++)</text:span></text:p>
        </text:list-item>
        <text:list-item>
          <text:p text:style-name="P22">Компилятор с языка высокого уровня. (С++)</text:p>
        </text:list-item>
        <text:list-item>
          <text:p text:style-name="P23">Эмулятор. (С++)</text:p>
        </text:list-item>
      </text:list>
      <text:list text:style-name="WWNum19">
        <text:list-item text:start-value="1">
          <text:p text:style-name="P24">(В скобках указаны технологии реализации)</text:p>
        </text:list-item>
      </text:list>
      <text:h text:style-name="P25" text:outline-level="1"><text:span text:style-name="T26">Verilog</text:span><text:span text:style-name="T27">-модель многоядерного процессора.</text:span></text:h>
      <text:p text:style-name="P28"><text:tab/></text:p>
      <text:p text:style-name="P29">Этапы разработки</text:p>
      <text:list text:style-name="WWNum6">
        <text:list-item text:start-value="1">
          <text:p text:style-name="P30"><text:span text:style-name="T31">Разр</text:span><text:span text:style-name="T32">аботка<text:s/></text:span><text:span text:style-name="T33">ISA.</text:span></text:p>
        </text:list-item>
        <text:list-item>
          <text:p text:style-name="P34">Разработка Микроархитектуры вычислительного ядра.</text:p>
        </text:list-item>
        <text:list-item>
          <text:p text:style-name="P35">Разработка Модели взаимодействия ядер между собой и памятью.</text:p>
        </text:list-item>
        <text:list-item>
          <text:p text:style-name="P36"><text:span text:style-name="T37">Разработка и верификация<text:s/></text:span><text:span text:style-name="T38">Verilog</text:span><text:span text:style-name="T39">-модели.</text:span></text:p>
        </text:list-item>
      </text:list>
      <text:h text:style-name="P40" text:outline-level="1">Ассемблер.</text:h>
      <text:p text:style-name="P41"/>
      <text:p text:style-name="P42"><text:span text:style-name="T43">Ассемблер для архитектуры<text:s/></text:span><text:span text:style-name="T44">SMP</text:span><text:span text:style-name="T45">, предполагается реализовывать на ЯП<text:s/></text:span><text:span text:style-name="T46">C</text:span><text:span text:style-name="T47">++.<text:s/></text:span><text:span text:style-name="T48">Ассемблирование должно происходить в 2 этапа:</text:span></text:p>
      <text:list text:style-name="WWNum11">
        <text:list-item text:start-value="1">
          <text:p text:style-name="P49">Препроцессинг</text:p>
          <text:list text:continue-numbering="true">
            <text:list-item>
              <text:p text:style-name="P50"><text:span text:style-name="T51">Разрешение директив</text:span><text:span text:style-name="T52"><text:s/>#define</text:span><text:span text:style-name="T53">.</text:span></text:p>
            </text:list-item>
            <text:list-item>
              <text:p text:style-name="P54"><text:span text:style-name="T55">Подстановка файлов из директив #</text:span><text:span text:style-name="T56">include</text:span><text:span text:style-name="T57">.</text:span></text:p>
            </text:list-item>
            <text:list-item>
              <text:p text:style-name="P58">Замена всех меток на непосредственные адреса.</text:p>
            </text:list-item>
          </text:list>
        </text:list-item>
        <text:list-item>
          <text:p text:style-name="P59">Кодогенерация</text:p>
          <text:list text:continue-numbering="true">
            <text:list-item>
              <text:p text:style-name="P60"><text:s/>Построчный перевод ассемблерных инструкция в бинарное представление.</text:p>
            </text:list-item>
          </text:list>
        </text:list-item>
      </text:list>
      <text:soft-page-break/>
      <text:h text:style-name="P61" text:outline-level="1">Компилятор</text:h>
      <text:p text:style-name="P62"/>
      <text:p text:style-name="P63"><text:span text:style-name="T64">Компилятор должен переводить код с языка высокого уровня на язык ассемблера<text:s/></text:span><text:span text:style-name="T65">SMP</text:span><text:span text:style-name="T66">. (</text:span><text:span text:style-name="T67">Pascal</text:span><text:span text:style-name="T68">,<text:s/></text:span><text:span text:style-name="T69">Oberon</text:span><text:span text:style-name="T70">,<text:s/></text:span><text:span text:style-name="T71">Python</text:span><text:span text:style-name="T72">).</text:span></text:p>
      <text:p text:style-name="P73"/>
      <text:h text:style-name="P74" text:outline-level="1"><text:span text:style-name="T75">ISA</text:span><text:span text:style-name="T76">.</text:span></text:h>
      <text:p text:style-name="P77"/>
      <text:p text:style-name="P78"><text:span text:style-name="T79">ISA</text:span><text:span text:style-name="T80"><text:s/></text:span><text:span text:style-name="T81">SMP</text:span><text:span text:style-name="T82"><text:s/>должна базироваться на<text:s/></text:span><text:span text:style-name="T83">ARM</text:span><text:span text:style-name="T84">|</text:span><text:span text:style-name="T85">MIPS</text:span><text:span text:style-name="T86">. Но она должна содержать специальные команды для управлением<text:s/></text:span><text:span text:style-name="T87">L</text:span><text:span text:style-name="T88">1</text:span><text:span text:style-name="T89">C</text:span><text:span text:style-name="T90">$,<text:s/></text:span><text:span text:style-name="T91">L</text:span><text:span text:style-name="T92">1</text:span><text:span text:style-name="T93">D</text:span><text:span text:style-name="T94">$, а также для в</text:span><text:span text:style-name="T95">заимодействия ядер.</text:span></text:p>
      <text:p text:style-name="P96"><text:span text:style-name="T97">Адресация памяти: по 2</text:span><text:span text:style-name="T98">xC</text:span><text:span text:style-name="T99">ловам (64 бита).</text:span></text:p>
      <text:p text:style-name="P100"/>
      <text:h text:style-name="P101" text:outline-level="2">Регистры</text:h>
      <text:p text:style-name="P102"/>
      <text:p text:style-name="P103">Набор регистров:</text:p>
      <text:p text:style-name="P104">Регистры общего назначения:</text:p>
      <text:p text:style-name="P105"><text:span text:style-name="T106">R</text:span><text:span text:style-name="T107">0 –<text:s/></text:span><text:span text:style-name="T108">R</text:span><text:span text:style-name="T109">63 ; 64х разрядные регистры общего назначения.</text:span></text:p>
      <text:p text:style-name="P110">Регистр R0 — всегда равен 0, запись в него возможна, но она не меняет<text:s/><text:tab/>состояние этого<text:s/>регистра.</text:p>
      <text:p text:style-name="P111"><text:span text:style-name="T112">PC</text:span><text:span text:style-name="T113">; Указатель текущей инструкции</text:span></text:p>
      <text:p text:style-name="P114"><text:span text:style-name="T115">FLR</text:span><text:span text:style-name="T116"><text:s/>; 64х разрядный регистр флагов.</text:span></text:p>
      <text:p text:style-name="P117"><text:span text:style-name="T118">[0] –<text:s/></text:span><text:span text:style-name="T119">Invalid</text:span><text:span text:style-name="T120"><text:s/></text:span><text:span text:style-name="T121">Value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/text:span><text:span text:style-name="T128"><text:tab/></text:span><text:span text:style-name="T129"><text:tab/></text:span><text:span text:style-name="T130"><text:tab/></text:span><text:span text:style-name="T131"><text:tab/></text:span><text:span text:style-name="T132"><text:tab/></text:span><text:span text:style-name="T133"><text:tab/></text:span><text:span text:style-name="T134">[1] –<text:s/></text:span><text:span text:style-name="T135">N</text:span><text:span text:style-name="T136"><text:s/>– отрицательный результат</text:span><text:span text:style-name="T137"><text:tab/></text:span><text:span text:style-name="T138"><text:tab/></text:span><text:span text:style-name="T139"><text:tab/></text:span><text:span text:style-name="T140"><text:tab/></text:span><text:span text:style-name="T141"><text:tab/></text:span><text:span text:style-name="T142"><text:tab/></text:span><text:span text:style-name="T143"><text:tab/></text:span><text:span text:style-name="T144"><text:tab/></text:span><text:span text:style-name="T145"><text:tab/>[2] –<text:s/></text:span><text:span text:style-name="T146">Z</text:span><text:span text:style-name="T147"><text:s/>– нулевой результат</text:span><text:span text:style-name="T148"><text:tab/></text:span><text:span text:style-name="T149"><text:tab/>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</text:span><text:span text:style-name="T156"><text:tab/></text:span><text:span text:style-name="T157"><text:tab/></text:span><text:span text:style-name="T158"><text:tab/>[3] –<text:s/></text:span><text:span text:style-name="T159">C</text:span><text:span text:style-name="T160"><text:s/>– перенос</text:span><text:span text:style-name="T161"><text:tab/></text:span><text:span text:style-name="T162"><text:tab/></text:span><text:span text:style-name="T163"><text:tab/>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[4] –<text:s/></text:span><text:span text:style-name="T173">V</text:span><text:span text:style-name="T174"><text:s/>– переполнение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<text:span text:style-name="T184"><text:tab/></text:span><text:span text:style-name="T185"><text:tab/>[5] –<text:s/></text:span><text:span text:style-name="T186">Master</text:span><text:span text:style-name="T187"><text:s/></text:span><text:span text:style-name="T188">Core</text:span><text:span text:style-name="T189"><text:s/>– исполнение на<text:s/></text:span><text:span text:style-name="T190">Master</text:span><text:span text:style-name="T191"><text:s/></text:span><text:span text:style-name="T192">core</text:span><text:span text:style-name="T193">.</text:span><text:span text:style-name="T194"><text:tab/></text:span><text:span text:style-name="T195"><text:tab/>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[6] –<text:s/></text:span><text:span text:style-name="T202">Признак обработчика исключения</text:span><text:span text:style-name="T203"><text:tab/></text:span><text:span text:style-name="T204"><text:tab/></text:span><text:span text:style-name="T205"><text:tab/></text:span><text:span text:style-name="T206"><text:tab/></text:span><text:span text:style-name="T207"><text:tab/></text:span><text:span text:style-name="T208"><text:tab/></text:span><text:span text:style-name="T209"><text:tab/></text:span><text:span text:style-name="T210"><text:tab/></text:span><text:span text:style-name="T211"><text:tab/></text:span><text:span text:style-name="T212">[7] — Флаг блокировки прерываний</text:span><text:span text:style-name="T213"><text:tab/></text:span><text:span text:style-name="T214"><text:tab/></text:span><text:span text:style-name="T215"><text:tab/></text:span><text:span text:style-name="T216"><text:tab/></text:span><text:span text:style-name="T217"><text:tab/></text:span><text:span text:style-name="T218"><text:tab/></text:span><text:span text:style-name="T219"><text:tab/></text:span><text:span text:style-name="T220"><text:tab/></text:span><text:span text:style-name="T221"><text:tab/></text:span><text:span text:style-name="T222">[8-63] –<text:s/></text:span><text:span text:style-name="T223">reserved</text:span></text:p>
      <text:soft-page-break/>
      <text:p text:style-name="P224"><text:span text:style-name="T225">INR</text:span><text:span text:style-name="T226">; Регистр номеров прерываний. Всего в системе может быть, не более 64 видов прерываний. Приоритеты определяются порядком бит в регистре, т.е если</text:span><text:span text:style-name="T227"><text:s/>установлен 0й и 43й бит, то будет обработано сначала 0е прерывание, а затем 43е.</text:span></text:p>
      <text:p text:style-name="P228"><text:span text:style-name="T229">Существует команда (</text:span><text:span text:style-name="T230">INT</text:span><text:span text:style-name="T231">) установки программных прерываний, т.е инструкция устанавливает соответствующий бит в<text:s/></text:span><text:span text:style-name="T232">INR</text:span><text:span text:style-name="T233">, а на следующем такте уже предается управление обработчику п</text:span><text:span text:style-name="T234">рерывания, при передаче управления адрес следующей инструкции, основной программы <text:s/>сохраняется в регистре<text:s/></text:span><text:span text:style-name="T235">R</text:span><text:span text:style-name="T236">1.</text:span></text:p>
      <text:p text:style-name="P237"><text:span text:style-name="T238">Адреса обработчиков хранятся в регистрах<text:s/></text:span><text:span text:style-name="T239">IAD</text:span><text:span text:style-name="T240">0 –<text:s/></text:span><text:span text:style-name="T241">IAD</text:span><text:span text:style-name="T242">63, это 56-битные регистры, доступные для записи специальной командой(</text:span><text:span text:style-name="T243">SIN</text:span><text:span text:style-name="T244">).</text:span></text:p>
      <text:p text:style-name="P245"/>
      <text:h text:style-name="P246" text:outline-level="2">Набор команд.</text:h>
      <text:p text:style-name="P247"/>
      <text:p text:style-name="P248"><text:span text:style-name="T249">Все</text:span><text:span text:style-name="T250"><text:s/>инструкции имеют условное исполнение, в зависимости от флагов. Все арифметические команды могут влиять на флаги в регистре<text:s/></text:span><text:span text:style-name="T251">FLR</text:span><text:span text:style-name="T252">. Инструкции, так-же имеют возможность не влиять на регистр флагов.<text:s/></text:span><text:span text:style-name="T253">SIMD</text:span><text:span text:style-name="T254"><text:s/></text:span><text:span text:style-name="T255">инструкции на регистр флагов не влияют.</text:span></text:p>
      <text:p text:style-name="P256"><text:span text:style-name="T257">1</text:span><text:span text:style-name="T258"><text:tab/>Арифметические</text:span><text:span text:style-name="T259"><text:s/>команды:<text:s/></text:span><text:span text:style-name="T260">sizeof</text:span><text:span text:style-name="T261">(</text:span><text:span text:style-name="T262">imm</text:span><text:span text:style-name="T263">) = 32бит.</text:span></text:p>
      <text:list text:style-name="WWNum19" text:continue-numbering="true">
        <text:list-item>
          <text:list>
            <text:list-item>
              <text:p text:style-name="P264"><text:span text:style-name="T265"><text:s/></text:span><text:span text:style-name="T266"><text:tab/></text:span><text:span text:style-name="T267">AND</text:span><text:span text:style-name="T268"><text:tab/></text:span><text:span text:style-name="T269"><text:tab/>Rd, Rn, Rm/imm</text:span></text:p>
            </text:list-item>
            <text:list-item>
              <text:p text:style-name="P270"><text:span text:style-name="T271"><text:s/></text:span><text:span text:style-name="T272"><text:tab/>EOR</text:span><text:span text:style-name="T273"><text:s/></text:span><text:span text:style-name="T274"><text:tab/></text:span><text:span text:style-name="T275"><text:tab/></text:span><text:span text:style-name="T276">Rd</text:span><text:span text:style-name="T277">,<text:s/></text:span><text:span text:style-name="T278">Rn</text:span><text:span text:style-name="T279">,<text:s/></text:span><text:span text:style-name="T280">Rm</text:span><text:span text:style-name="T281">/</text:span><text:span text:style-name="T282">imm</text:span></text:p>
            </text:list-item>
            <text:list-item>
              <text:p text:style-name="P283"><text:span text:style-name="T284"><text:s/></text:span><text:span text:style-name="T285"><text:tab/></text:span><text:span text:style-name="T286">ORR</text:span><text:span text:style-name="T287"><text:tab/></text:span><text:span text:style-name="T288"><text:tab/></text:span><text:span text:style-name="T289">Rd</text:span><text:span text:style-name="T290">,<text:s/></text:span><text:span text:style-name="T291">Rn</text:span><text:span text:style-name="T292">,<text:s/></text:span><text:span text:style-name="T293">Rm</text:span><text:span text:style-name="T294">/</text:span><text:span text:style-name="T295">imm</text:span></text:p>
            </text:list-item>
            <text:list-item>
              <text:p text:style-name="P296"><text:span text:style-name="T297"><text:s/></text:span><text:span text:style-name="T298"><text:tab/></text:span><text:span text:style-name="T299">TST</text:span><text:span text:style-name="T300"><text:s/></text:span><text:span text:style-name="T301"><text:tab/></text:span><text:span text:style-name="T302"><text:tab/></text:span><text:span text:style-name="T303">Rd</text:span><text:span text:style-name="T304">,<text:s/></text:span><text:span text:style-name="T305">Rn</text:span><text:span text:style-name="T306">,<text:s/></text:span><text:span text:style-name="T307">Rm</text:span><text:span text:style-name="T308">/</text:span><text:span text:style-name="T309">imm</text:span><text:span text:style-name="T310"><text:s/>– Всегда влияет<text:s/></text:span><text:span text:style-name="T311">FLR</text:span></text:p>
            </text:list-item>
            <text:list-item>
              <text:p text:style-name="P312"><text:span text:style-name="T313"><text:s/></text:span><text:span text:style-name="T314"><text:tab/></text:span><text:span text:style-name="T315">TEQ</text:span><text:span text:style-name="T316"><text:s/></text:span><text:span text:style-name="T317"><text:tab/></text:span><text:span text:style-name="T318"><text:tab/></text:span><text:span text:style-name="T319">Rd</text:span><text:span text:style-name="T320">,<text:s/></text:span><text:span text:style-name="T321">Rn</text:span><text:span text:style-name="T322">,<text:s/></text:span><text:span text:style-name="T323">Rm</text:span><text:span text:style-name="T324">/</text:span><text:span text:style-name="T325">imm</text:span><text:span text:style-name="T326"><text:s/>– Всегда влияет<text:s/></text:span><text:span text:style-name="T327">FLR</text:span></text:p>
            </text:list-item>
            <text:list-item>
              <text:p text:style-name="P328"><text:span text:style-name="T329"><text:s/></text:span><text:span text:style-name="T330"><text:tab/></text:span><text:span text:style-name="T331">CMP</text:span><text:span text:style-name="T332"><text:s/></text:span><text:span text:style-name="T333"><text:tab/></text:span><text:span text:style-name="T334"><text:tab/></text:span><text:span text:style-name="T335">Rd</text:span><text:span text:style-name="T336">,<text:s/></text:span><text:span text:style-name="T337">Rn</text:span><text:span text:style-name="T338">,<text:s/></text:span><text:span text:style-name="T339">Rm</text:span><text:span text:style-name="T340">/</text:span><text:span text:style-name="T341">imm</text:span><text:span text:style-name="T342"><text:s/>– Всегда влияет<text:s/></text:span><text:span text:style-name="T343">FLR</text:span></text:p>
            </text:list-item>
            <text:list-item>
              <text:p text:style-name="P344"><text:span text:style-name="T345"><text:s/></text:span><text:span text:style-name="T346"><text:tab/></text:span><text:span text:style-name="T347">CMN</text:span><text:span text:style-name="T348"><text:s/></text:span><text:span text:style-name="T349"><text:tab/></text:span><text:span text:style-name="T350">Rd</text:span><text:span text:style-name="T351">,<text:s/></text:span><text:span text:style-name="T352">Rn</text:span><text:span text:style-name="T353">,<text:s/></text:span><text:span text:style-name="T354">Rm</text:span><text:span text:style-name="T355">/</text:span><text:span text:style-name="T356">imm</text:span><text:span text:style-name="T357"><text:s/>– Всегд</text:span><text:span text:style-name="T358">а влияет<text:s/></text:span><text:span text:style-name="T359">FLR</text:span></text:p>
            </text:list-item>
            <text:list-item>
              <text:p text:style-name="P360"><text:span text:style-name="T361"><text:s/></text:span><text:span text:style-name="T362"><text:tab/></text:span><text:span text:style-name="T363">ADD<text:s/></text:span><text:span text:style-name="T364"><text:tab/></text:span><text:span text:style-name="T365"><text:tab/>Rd, Rn, Rm/imm</text:span></text:p>
            </text:list-item>
            <text:list-item>
              <text:p text:style-name="P366"><text:s/><text:tab/>SUB<text:s/><text:tab/><text:tab/>Rd, Rn, Rm/imm</text:p>
            </text:list-item>
            <text:list-item>
              <text:p text:style-name="P367">ADC<text:tab/><text:tab/>Rd, Rn, Rm/imm</text:p>
            </text:list-item>
            <text:list-item>
              <text:p text:style-name="P368"><text:span text:style-name="T369">RSB</text:span><text:span text:style-name="T370"><text:s/></text:span><text:span text:style-name="T371"><text:tab/></text:span><text:span text:style-name="T372"><text:tab/></text:span><text:span text:style-name="T373">Rd</text:span><text:span text:style-name="T374">,<text:s/></text:span><text:span text:style-name="T375">Rn</text:span><text:span text:style-name="T376">,<text:s/></text:span><text:span text:style-name="T377">Rm</text:span><text:span text:style-name="T378">/</text:span><text:span text:style-name="T379">imm</text:span><text:span text:style-name="T380"><text:s/>- инвертированное вычитание с переносом</text:span></text:p>
            </text:list-item>
            <text:list-item>
              <text:p text:style-name="P381"><text:span text:style-name="T382">SBC</text:span><text:span text:style-name="T383"><text:s/></text:span><text:span text:style-name="T384"><text:tab/></text:span><text:span text:style-name="T385"><text:tab/></text:span><text:span text:style-name="T386">Rd</text:span><text:span text:style-name="T387">,<text:s/></text:span><text:span text:style-name="T388">Rn</text:span><text:span text:style-name="T389">,<text:s/></text:span><text:span text:style-name="T390">Rm</text:span><text:span text:style-name="T391">/</text:span><text:span text:style-name="T392">imm</text:span><text:span text:style-name="T393"><text:s/>- инвертированное вычитание</text:span></text:p>
            </text:list-item>
            <text:list-item>
              <text:p text:style-name="P394"><text:span text:style-name="T395">MVN</text:span><text:span text:style-name="T396"><text:s/></text:span><text:span text:style-name="T397"><text:tab/></text:span><text:span text:style-name="T398">Rd</text:span><text:span text:style-name="T399">,<text:s/></text:span><text:span text:style-name="T400">Rn</text:span><text:span text:style-name="T401">,<text:s/></text:span><text:span text:style-name="T402">Rm</text:span><text:span text:style-name="T403">/</text:span><text:span text:style-name="T404">imm</text:span><text:span text:style-name="T405"><text:s/>– поразрядное НЕ</text:span></text:p>
            </text:list-item>
            <text:list-item>
              <text:p text:style-name="P406">LSL<text:s/><text:tab/><text:tab/>Rd, Rn, Rm/imm</text:p>
            </text:list-item>
            <text:list-item>
              <text:p text:style-name="P407">LSR<text:s/><text:tab/><text:tab/>Rd, Rn, Rm/imm</text:p>
            </text:list-item>
            <text:list-item>
              <text:p text:style-name="P408">ASR<text:s/><text:tab/><text:tab/>Rd, Rn, Rm/imm</text:p>
            </text:list-item>
            <text:list-item>
              <text:p text:style-name="P409">RRX<text:tab/><text:tab/>Rd, Rn, Rm/imm</text:p>
            </text:list-item>
            <text:list-item>
              <text:p text:style-name="P410">ROR<text:s/><text:tab/><text:tab/>Rd, Rn, Rm/imm</text:p>
            </text:list-item>
            <text:list-item>
              <text:p text:style-name="P411"><text:span text:style-name="T412">BSWP</text:span><text:span text:style-name="T413"><text:s/></text:span><text:span text:style-name="T414"><text:tab/></text:span><text:span text:style-name="T415">Rd</text:span><text:span text:style-name="T416"><text:tab/>;Изменение порядка байт в двойном слове из<text:s/></text:span><text:span text:style-name="T417">Rd</text:span><text:span text:style-name="T418">, на противоположный; Никогда НЕ влияет на регистр флагов.</text:span></text:p>
            </text:list-item>
            <text:list-item>
              <text:p text:style-name="P419"><text:span text:style-name="T420">SWR</text:span><text:span text:style-name="T421"><text:s/></text:span><text:span text:style-name="T422"><text:tab/></text:span><text:span text:style-name="T423"><text:tab/></text:span><text:span text:style-name="T424">Rd</text:span><text:span text:style-name="T425">,<text:s/></text:span><text:span text:style-name="T426">Rn</text:span><text:span text:style-name="T427"><text:tab/>;Обмен значений регистров; Никогда НЕ влияет на регистр флагов</text:span></text:p>
            </text:list-item>
          </text:list>
        </text:list-item>
      </text:list>
      <text:p text:style-name="P428"><text:span text:style-name="T429">SIMD<text:s/></text:span><text:span text:style-name="T430">Инструкции.</text:span></text:p>
      <text:list text:style-name="WWNum19" text:continue-numbering="true">
        <text:list-item>
          <text:list>
            <text:list-item>
              <text:p text:style-name="P431"><text:span text:style-name="T432">UADDPB</text:span><text:span text:style-name="T433"><text:tab/></text:span><text:span text:style-name="T434">Rd</text:span><text:span text:style-name="T435">,<text:s/></text:span><text:span text:style-name="T436">Rn</text:span><text:span text:style-name="T437">,<text:s/></text:span><text:span text:style-name="T438">Rm</text:span><text:span text:style-name="T439">/</text:span><text:span text:style-name="T440">imm</text:span><text:span text:style-name="T441"><text:tab/>;Беззнаковое сложение<text:s/></text:span><text:span text:style-name="T442">упакованных байт.</text:span></text:p>
            </text:list-item>
            <text:list-item>
              <text:p text:style-name="P443"><text:span text:style-name="T444">UADDPH</text:span><text:span text:style-name="T445"><text:tab/></text:span><text:span text:style-name="T446">Rd</text:span><text:span text:style-name="T447">,<text:s/></text:span><text:span text:style-name="T448">Rn</text:span><text:span text:style-name="T449">,<text:s/></text:span><text:span text:style-name="T450">Rm</text:span><text:span text:style-name="T451">/</text:span><text:span text:style-name="T452">imm</text:span><text:span text:style-name="T453"><text:tab/>;Беззнаковое сложение упакованных полуслов.</text:span></text:p>
            </text:list-item>
            <text:list-item>
              <text:p text:style-name="P454"><text:span text:style-name="T455">UADDPW</text:span><text:span text:style-name="T456"><text:s/></text:span><text:span text:style-name="T457"><text:tab/></text:span><text:span text:style-name="T458">Rd</text:span><text:span text:style-name="T459">,<text:s/></text:span><text:span text:style-name="T460">Rn</text:span><text:span text:style-name="T461">,<text:s/></text:span><text:span text:style-name="T462">Rm</text:span><text:span text:style-name="T463">/</text:span><text:span text:style-name="T464">imm</text:span><text:span text:style-name="T465"><text:tab/>;Беззнаковое сложение упакованных слов.</text:span></text:p>
            </text:list-item>
            <text:list-item>
              <text:p text:style-name="P466"><text:span text:style-name="T467">SADDPB</text:span><text:span text:style-name="T468"><text:tab/></text:span><text:span text:style-name="T469">Rd</text:span><text:span text:style-name="T470">,<text:s/></text:span><text:span text:style-name="T471">Rn</text:span><text:span text:style-name="T472">,<text:s/></text:span><text:span text:style-name="T473">Rm</text:span><text:span text:style-name="T474">/</text:span><text:span text:style-name="T475">imm</text:span><text:span text:style-name="T476"><text:tab/>;Знаковое сложение упакованных байт.</text:span></text:p>
            </text:list-item>
            <text:list-item>
              <text:p text:style-name="P477"><text:span text:style-name="T478">SADDPH</text:span><text:span text:style-name="T479"><text:tab/></text:span><text:span text:style-name="T480">Rd</text:span><text:span text:style-name="T481">,<text:s/></text:span><text:span text:style-name="T482">Rn</text:span><text:span text:style-name="T483">,<text:s/></text:span><text:span text:style-name="T484">Rm</text:span><text:span text:style-name="T485">/</text:span><text:span text:style-name="T486">imm</text:span><text:span text:style-name="T487"><text:tab/>;Знаковое сложение упакованн</text:span><text:span text:style-name="T488">ых полуслов.</text:span></text:p>
            </text:list-item>
            <text:list-item>
              <text:p text:style-name="P489"><text:span text:style-name="T490">SADDPW</text:span><text:span text:style-name="T491"><text:s/></text:span><text:span text:style-name="T492"><text:tab/></text:span><text:span text:style-name="T493">Rd</text:span><text:span text:style-name="T494">,<text:s/></text:span><text:span text:style-name="T495">Rn</text:span><text:span text:style-name="T496">,<text:s/></text:span><text:span text:style-name="T497">Rm</text:span><text:span text:style-name="T498">/</text:span><text:span text:style-name="T499">imm</text:span><text:span text:style-name="T500"><text:tab/>;Знаковое сложение упакованных слов.</text:span></text:p>
            </text:list-item>
            <text:list-item>
              <text:p text:style-name="P501"><text:span text:style-name="T502">VUADDB</text:span><text:span text:style-name="T503"><text:tab/></text:span><text:span text:style-name="T504">Rd</text:span><text:span text:style-name="T505">,<text:s/></text:span><text:span text:style-name="T506">Rn</text:span><text:span text:style-name="T507">,<text:s/></text:span><text:span text:style-name="T508">Rm</text:span><text:span text:style-name="T509">,<text:s/></text:span><text:span text:style-name="T510">Rm</text:span><text:span text:style-name="T511">2,<text:s/></text:span><text:span text:style-name="T512">imm</text:span><text:span text:style-name="T513"><text:s/>;Беззнаковое сложение упакованных байт, 128 битного числа {</text:span><text:span text:style-name="T514">Rd</text:span><text:span text:style-name="T515">,<text:s/></text:span><text:span text:style-name="T516">Rn</text:span><text:span text:style-name="T517">} = {</text:span><text:span text:style-name="T518">Rm</text:span><text:span text:style-name="T519">,<text:s/></text:span><text:span text:style-name="T520">Rm</text:span><text:span text:style-name="T521">2} +<text:s/></text:span><text:span text:style-name="T522">imm</text:span><text:span text:style-name="T523">8.</text:span></text:p>
            </text:list-item>
            <text:list-item>
              <text:p text:style-name="P524"><text:span text:style-name="T525">VUADDH</text:span><text:span text:style-name="T526"><text:tab/></text:span><text:span text:style-name="T527">Rd</text:span><text:span text:style-name="T528">,<text:s/></text:span><text:span text:style-name="T529">Rn</text:span><text:span text:style-name="T530">,<text:s/></text:span><text:span text:style-name="T531">Rm</text:span><text:span text:style-name="T532">,<text:s/></text:span><text:span text:style-name="T533">Rm</text:span><text:span text:style-name="T534">2,<text:s/></text:span><text:span text:style-name="T535">imm</text:span><text:span text:style-name="T536"><text:s/>;Беззнаковое сложение упакованных полуслов, 128 битного числа {</text:span><text:span text:style-name="T537">Rd</text:span><text:span text:style-name="T538">,<text:s/></text:span><text:span text:style-name="T539">Rn</text:span><text:span text:style-name="T540">} = {</text:span><text:span text:style-name="T541">Rm</text:span><text:span text:style-name="T542">,<text:s/></text:span><text:span text:style-name="T543">Rm</text:span><text:span text:style-name="T544">2} +<text:s/></text:span><text:span text:style-name="T545">imm</text:span><text:span text:style-name="T546">16.</text:span></text:p>
            </text:list-item>
          </text:list>
        </text:list-item>
      </text:list>
      <text:p text:style-name="P547"><text:span text:style-name="T548">Инструкции VSADDB и VSADDH больше не поддерживаю</text:span><text:span text:style-name="T549">тся ассемблером.</text:span></text:p>
      <text:list text:style-name="WWNum19" text:continue-numbering="true">
        <text:list-item>
          <text:list>
            <text:list-item>
              <text:p text:style-name="P550"><text:span text:style-name="T551">VSADDB</text:span><text:span text:style-name="T552"><text:tab/></text:span><text:span text:style-name="T553">Rd</text:span><text:span text:style-name="T554">,<text:s/></text:span><text:span text:style-name="T555">Rn</text:span><text:span text:style-name="T556">,<text:s/></text:span><text:span text:style-name="T557">Rm</text:span><text:span text:style-name="T558">,<text:s/></text:span><text:span text:style-name="T559">Rm</text:span><text:span text:style-name="T560">2,<text:s/></text:span><text:span text:style-name="T561">imm</text:span><text:span text:style-name="T562"><text:s/>;Знаковое сложение упакованных байт, 128 битного числа {</text:span><text:span text:style-name="T563">Rd</text:span><text:span text:style-name="T564">,<text:s/></text:span><text:span text:style-name="T565">Rn</text:span><text:span text:style-name="T566">} = {</text:span><text:span text:style-name="T567">Rm</text:span><text:span text:style-name="T568">,<text:s/></text:span><text:span text:style-name="T569">Rm</text:span><text:span text:style-name="T570">2} +<text:s/></text:span><text:span text:style-name="T571">imm</text:span><text:span text:style-name="T572">8.</text:span></text:p>
            </text:list-item>
            <text:list-item>
              <text:p text:style-name="P573"><text:span text:style-name="T574">VSADDH</text:span><text:span text:style-name="T575"><text:tab/></text:span><text:span text:style-name="T576">Rd</text:span><text:span text:style-name="T577">,<text:s/></text:span><text:span text:style-name="T578">Rn</text:span><text:span text:style-name="T579">,<text:s/></text:span><text:span text:style-name="T580">Rm</text:span><text:span text:style-name="T581">,<text:s/></text:span><text:span text:style-name="T582">Rm</text:span><text:span text:style-name="T583">2,<text:s/></text:span><text:span text:style-name="T584">imm</text:span><text:span text:style-name="T585"><text:s/>;Знаковое сложение упакованных б полуслов, 128 битного числа {</text:span><text:span text:style-name="T586">Rd</text:span><text:span text:style-name="T587">,<text:s/></text:span><text:span text:style-name="T588">Rn</text:span><text:span text:style-name="T589">} = {</text:span><text:span text:style-name="T590">Rm</text:span><text:span text:style-name="T591">,<text:s/></text:span><text:span text:style-name="T592">Rm</text:span><text:span text:style-name="T593">2} +<text:s/></text:span><text:span text:style-name="T594">imm</text:span><text:span text:style-name="T595">16.</text:span></text:p>
            </text:list-item>
          </text:list>
        </text:list-item>
        <text:list-item>
          <text:p text:style-name="P596">Команды<text:s/>умножения</text:p>
          <text:list text:continue-numbering="true">
            <text:list-item>
              <text:p text:style-name="P597"><text:span text:style-name="T598"><text:s/></text:span><text:span text:style-name="T599"><text:tab/></text:span><text:span text:style-name="T600">MUL</text:span><text:span text:style-name="T601"><text:s/></text:span><text:span text:style-name="T602"><text:tab/></text:span><text:span text:style-name="T603"><text:tab/></text:span><text:span text:style-name="T604">Rd</text:span><text:span text:style-name="T605">,<text:s/></text:span><text:span text:style-name="T606">Rn</text:span><text:span text:style-name="T607">,<text:s/></text:span><text:span text:style-name="T608">Rm</text:span><text:span text:style-name="T609">/</text:span><text:span text:style-name="T610">imm</text:span><text:span text:style-name="T611"><text:s/>; беззнаковое умножение</text:span></text:p>
            </text:list-item>
            <text:list-item>
              <text:p text:style-name="P612"><text:span text:style-name="T613"><text:s/></text:span><text:span text:style-name="T614"><text:tab/></text:span><text:span text:style-name="T615">MLA</text:span><text:span text:style-name="T616"><text:s/></text:span><text:span text:style-name="T617"><text:tab/></text:span><text:span text:style-name="T618"><text:tab/></text:span><text:span text:style-name="T619">Rd</text:span><text:span text:style-name="T620">,<text:s/></text:span><text:span text:style-name="T621">Rn</text:span><text:span text:style-name="T622">,<text:s/></text:span><text:span text:style-name="T623">Rm</text:span><text:span text:style-name="T624">,<text:s/></text:span><text:span text:style-name="T625">Ra</text:span><text:span text:style-name="T626"><text:s/></text:span><text:span text:style-name="T627"><text:tab/></text:span><text:span text:style-name="T628"><text:tab/>;(</text:span><text:span text:style-name="T629">Rd</text:span><text:span text:style-name="T630"><text:s/>&lt;- (</text:span><text:span text:style-name="T631">Rn</text:span><text:span text:style-name="T632"><text:s/>*<text:s/></text:span><text:span text:style-name="T633">Rm</text:span><text:span text:style-name="T634">) +<text:s/></text:span><text:span text:style-name="T635">Ra</text:span><text:span text:style-name="T636">) беззнаковое умножение с накоплением.</text:span></text:p>
            </text:list-item>
            <text:list-item>
              <text:p text:style-name="P637"><text:span text:style-name="T638"><text:s/></text:span><text:span text:style-name="T639"><text:tab/></text:span><text:span text:style-name="T640">UMULL<text:s/></text:span><text:span text:style-name="T641"><text:tab/>Rd, Rn, Rm, Ra<text:s/></text:span><text:span text:style-name="T642"><text:tab/>;({Rd,Ra} &lt;- (Rn * Rm))</text:span></text:p>
            </text:list-item>
            <text:list-item>
              <text:p text:style-name="P643"><text:s/><text:tab/>UMLAL<text:s/><text:tab/>Rd, Rn, Rm, Ra<text:tab/>;({Rd,Ra} &lt;- (Rn * Rm) + {Rd,Ra})</text:p>
            </text:list-item>
            <text:list-item>
              <text:p text:style-name="P644"><text:s/><text:tab/>SMULL<text:s/><text:tab/>Rd, Rn, Rm, Ra</text:p>
            </text:list-item>
            <text:list-item>
              <text:p text:style-name="P645"><text:s/><text:tab/>SMLAL<text:s/><text:tab/>Rd, Rn, Rm, Ra</text:p>
            </text:list-item>
          </text:list>
        </text:list-item>
        <text:list-item>
          <text:p text:style-name="Абзацсписка"><text:span text:style-name="T646">Команды</text:span><text:span text:style-name="T647"><text:s/></text:span><text:span text:style-name="T648">доступа</text:span><text:span text:style-name="T649"><text:s/></text:span><text:span text:style-name="T650">в</text:span><text:span text:style-name="T651"><text:s/></text:span><text:span text:style-name="T652">память</text:span></text:p>
          <text:list text:continue-numbering="true">
            <text:list-item>
              <text:p text:style-name="P653"><text:s/><text:tab/>STR<text:s/><text:tab/><text:tab/>Rd, [Rn, Scale, Offset]; Rd -&gt; Mem[Rn*Scale +Offset]</text:p>
            </text:list-item>
            <text:list-item>
              <text:p text:style-name="P654"><text:s/><text:tab/>LDR<text:s/><text:tab/><text:tab/>Rd, [Rn, Scale, Offset]; Rd &lt;- Mem[Rn*Scale +Offset]</text:p>
            </text:list-item>
            <text:list-item>
              <text:p text:style-name="P655"><text:s/><text:tab/>STRW<text:s/><text:tab/>Rd, [Rn, Scale, Offset]; Rd -&gt;<text:s/>word Mem[Rn*Scale +Offset]</text:p>
            </text:list-item>
            <text:list-item>
              <text:p text:style-name="P656"><text:s/><text:tab/>SRTHW<text:tab/>Rd, [Rn, Scale, Offset]; Rd → half word Mem[Rn*Scale +Offset]</text:p>
            </text:list-item>
            <text:list-item>
              <text:p text:style-name="P657"><text:s/><text:tab/>LDRW<text:s/><text:tab/>Rd, [Rn, Scale, Offset]; Rd &lt;- word Mem[Rn*Scale +Offset]</text:p>
            </text:list-item>
            <text:list-item>
              <text:p text:style-name="P658"><text:s/><text:tab/>LDRHW<text:tab/>Rd, [Rn, Scale, Offset]; Rd &lt;- half word Mem[Rn*Scale +Offset]</text:p>
            </text:list-item>
            <text:list-item>
              <text:p text:style-name="P659"><text:s/><text:tab/>STRB<text:s/><text:tab/>Rd, [Rn, Scale, Offset]; Rd -&gt; byte Mem[Rn*Scale +Offset]</text:p>
            </text:list-item>
            <text:list-item>
              <text:p text:style-name="P660"><text:s/><text:tab/>LDRB<text:s/><text:tab/>Rd, [Rn, Scale, Offset]; Rd &lt;- byte Mem[Rn*Scale +Offset]</text:p>
            </text:list-item>
          </text:list>
        </text:list-item>
        <text:list-item>
          <text:p text:style-name="Абзацсписка"><text:span text:style-name="T661">Команды</text:span><text:span text:style-name="T662"><text:s/></text:span><text:span text:style-name="T663">перехода<text:s/></text:span><text:span text:style-name="T664">(imm –<text:s/></text:span><text:span text:style-name="T665">32</text:span><text:span text:style-name="T666"><text:s/></text:span><text:span text:style-name="T667">бит</text:span><text:span text:style-name="T668">)</text:span></text:p>
          <text:list text:continue-numbering="true">
            <text:list-item>
              <text:p text:style-name="P669"><text:s/><text:tab/>BL<text:s/><text:tab/><text:tab/>label<text:tab/>;R0 &lt;- (PC + 8), PC &lt;- (PC + 8) + imm &lt;&lt; 8</text:p>
            </text:list-item>
            <text:list-item>
              <text:p text:style-name="P670"><text:s/><text:tab/>BO(i/r)<text:s/><text:tab/>label/[Rd]<text:tab/>;PC &lt;- (PC + 8) + imm &lt;&lt; 8</text:p>
            </text:list-item>
            <text:list-item>
              <text:p text:style-name="P671"><text:tab/>B(i/r)<text:s/><text:tab/><text:tab/>label/[Rd]<text:tab/>;PC &lt;- Rd/(imm &lt;&lt; 8)</text:p>
            </text:list-item>
            <text:list-item>
              <text:p text:style-name="P672"><text:span text:style-name="T673"><text:s/></text:span><text:span text:style-name="T674"><text:tab/>RET</text:span><text:span text:style-name="T675"><text:s/></text:span><text:span text:style-name="T676"><text:tab/></text:span><text:span text:style-name="T677"><text:tab/>;Возврат из подпрограммы.<text:s/></text:span><text:span text:style-name="T678">PC</text:span><text:span text:style-name="T679"><text:s/>&lt;-<text:s/></text:span><text:span text:style-name="T680">R</text:span><text:span text:style-name="T681">0</text:span><text:span text:style-name="T682"><text:tab/></text:span></text:p>
            </text:list-item>
            <text:list-item>
              <text:p text:style-name="P683"><text:span text:style-name="T684"><text:s/></text:span><text:span text:style-name="T685"><text:tab/></text:span><text:span text:style-name="T686">XRET</text:span><text:span text:style-name="T687"><text:tab/>;Возврат из обработчика прерываний.<text:s/></text:span><text:span text:style-name="T688">PC</text:span><text:span text:style-name="T689"><text:s/>&lt;-<text:s/></text:span><text:span text:style-name="T690">R</text:span><text:span text:style-name="T691">1</text:span></text:p>
            </text:list-item>
          </text:list>
        </text:list-item>
        <text:list-item>
          <text:p text:style-name="P692">Специальные команды</text:p>
          <text:list text:continue-numbering="true">
            <text:list-item>
              <text:p text:style-name="P693"><text:span text:style-name="T694"><text:s/></text:span><text:span text:style-name="T695"><text:tab/></text:span><text:span text:style-name="T696">INSY</text:span><text:span text:style-name="T697"><text:s/></text:span><text:span text:style-name="T698"><text:tab/></text:span><text:span text:style-name="T699">Rn</text:span><text:span text:style-name="T700">, <text:s/></text:span><text:span text:style-name="T701">port</text:span><text:span text:style-name="T702"><text:tab/>;</text:span><text:span text:style-name="T703">port</text:span><text:span text:style-name="T704"><text:s/>&lt;-<text:s/></text:span><text:span text:style-name="T705">Rn</text:span><text:span text:style-name="T706">, В порт предается значение регистра, и ожидается подтверждение приема.</text:span></text:p>
            </text:list-item>
            <text:list-item>
              <text:p text:style-name="P707"><text:span text:style-name="T708"><text:s/></text:span><text:span text:style-name="T709"><text:tab/></text:span><text:span text:style-name="T710">IN</text:span><text:span text:style-name="T711"><text:s/></text:span><text:span text:style-name="T712"><text:tab/></text:span><text:span text:style-name="T713"><text:tab/></text:span><text:span text:style-name="T714">Rn</text:span><text:span text:style-name="T715">, <text:s/></text:span><text:span text:style-name="T716">port</text:span><text:span text:style-name="T717"><text:tab/>;</text:span><text:span text:style-name="T718">port</text:span><text:span text:style-name="T719"><text:s/>&lt;-<text:s/></text:span><text:span text:style-name="T720">Rn</text:span><text:span text:style-name="T721">, В порт предается значение регистра, и не <text:s/>ждется подтверждение</text:span></text:p>
            </text:list-item>
            <text:list-item>
              <text:p text:style-name="P722"><text:span text:style-name="T723"><text:s/></text:span><text:span text:style-name="T724"><text:tab/></text:span><text:span text:style-name="T725">OUTSY</text:span><text:span text:style-name="T726"><text:s/></text:span><text:span text:style-name="T727"><text:tab/></text:span><text:span text:style-name="T728">Rd</text:span><text:span text:style-name="T729">,<text:s/></text:span><text:span text:style-name="T730">port</text:span><text:span text:style-name="T731"><text:tab/>;</text:span><text:span text:style-name="T732">Rd</text:span><text:span text:style-name="T733"><text:s/>&lt;-<text:s/></text:span><text:span text:style-name="T734">port</text:span><text:span text:style-name="T735">, Значение с порта с</text:span><text:span text:style-name="T736">читывается в регистр, если значения нет, то ожидается появление.</text:span></text:p>
            </text:list-item>
            <text:list-item>
              <text:p text:style-name="P737"><text:span text:style-name="T738"><text:s/></text:span><text:span text:style-name="T739"><text:tab/></text:span><text:span text:style-name="T740">OUT</text:span><text:span text:style-name="T741"><text:s/></text:span><text:span text:style-name="T742"><text:tab/></text:span><text:span text:style-name="T743"><text:tab/></text:span><text:span text:style-name="T744">Rd</text:span><text:span text:style-name="T745">,<text:s/></text:span><text:span text:style-name="T746">port</text:span><text:span text:style-name="T747"><text:tab/>;</text:span><text:span text:style-name="T748">Rd</text:span><text:span text:style-name="T749"><text:s/>&lt;-<text:s/></text:span><text:span text:style-name="T750">port</text:span><text:span text:style-name="T751">, Значение с порта считывается в регистр, если значения нет, то устанавливается флаг<text:s/></text:span><text:span text:style-name="T752">Invalid</text:span><text:span text:style-name="T753"><text:s/></text:span><text:span text:style-name="T754">Value</text:span><text:span text:style-name="T755">.</text:span></text:p>
            </text:list-item>
            <text:list-item>
              <text:p text:style-name="P756"><text:span text:style-name="T757"><text:s/></text:span><text:span text:style-name="T758"><text:tab/></text:span><text:span text:style-name="T759">SFL</text:span><text:span text:style-name="T760"><text:s/></text:span><text:span text:style-name="T761"><text:tab/></text:span><text:span text:style-name="T762"><text:tab/></text:span><text:span text:style-name="T763">Rd</text:span><text:span text:style-name="T764"><text:tab/>;Сохранить регистр флагов в<text:s/></text:span><text:span text:style-name="T765">Rd</text:span></text:p>
            </text:list-item>
            <text:list-item>
              <text:p text:style-name="P766"><text:span text:style-name="T767"><text:s/></text:span><text:span text:style-name="T768"><text:tab/></text:span><text:span text:style-name="T769">LFL</text:span><text:span text:style-name="T770"><text:s/></text:span><text:span text:style-name="T771"><text:tab/></text:span><text:span text:style-name="T772"><text:tab/></text:span><text:span text:style-name="T773">Rd</text:span><text:span text:style-name="T774"><text:tab/>;Загрузить регистр флагов из<text:s/></text:span><text:span text:style-name="T775">Rd</text:span></text:p>
            </text:list-item>
            <text:list-item>
              <text:p text:style-name="P776"><text:span text:style-name="T777"><text:s/></text:span><text:span text:style-name="T778"><text:tab/></text:span><text:span text:style-name="T779">SMF</text:span><text:span text:style-name="T780"><text:s/></text:span><text:span text:style-name="T781"><text:tab/></text:span><text:span text:style-name="T782"><text:tab/></text:span><text:span text:style-name="T783">Rn</text:span><text:span text:style-name="T784">,<text:s/></text:span><text:span text:style-name="T785">Rm</text:span><text:span text:style-name="T786"><text:tab/>;Установить границы кадра памяти, доступного программе, Верхнее значение из<text:s/></text:span><text:span text:style-name="T787">Rn</text:span><text:span text:style-name="T788">, нижнее из<text:s/></text:span><text:span text:style-name="T789">Rm</text:span></text:p>
            </text:list-item>
            <text:list-item>
              <text:p text:style-name="P790"><text:span text:style-name="T791"><text:s/></text:span><text:span text:style-name="T792"><text:tab/></text:span><text:span text:style-name="T793">SINT</text:span><text:span text:style-name="T794"><text:s/></text:span><text:span text:style-name="T795"><text:tab/></text:span><text:span text:style-name="T796"><text:tab/></text:span><text:span text:style-name="T797">Rn</text:span><text:span text:style-name="T798">,<text:s/></text:span><text:span text:style-name="T799">Imm</text:span><text:span text:style-name="T800">; Установить адрес обработчика прерывания, номер пре</text:span><text:span text:style-name="T801">рывания –<text:s/></text:span><text:span text:style-name="T802">imm</text:span><text:span text:style-name="T803">, адрес из<text:s/></text:span><text:span text:style-name="T804">Rn</text:span></text:p>
            </text:list-item>
            <text:list-item>
              <text:p text:style-name="P805"><text:span text:style-name="T806"><text:s/></text:span><text:span text:style-name="T807"><text:tab/></text:span><text:span text:style-name="T808">BINT</text:span><text:span text:style-name="T809"><text:tab/></text:span><text:span text:style-name="T810"><text:tab/>;блокировка прерываний, т.е флаги устанавливаются, но передача управления не происходит.</text:span></text:p>
            </text:list-item>
            <text:list-item>
              <text:p text:style-name="P811"><text:span text:style-name="T812">UINT</text:span><text:span text:style-name="T813"><text:tab/></text:span><text:span text:style-name="T814"><text:tab/></text:span><text:span text:style-name="T815">;снятие блокировки прерываний.</text:span></text:p>
            </text:list-item>
          </text:list>
        </text:list-item>
      </text:list>
      <text:list text:style-name="WWNum24" text:continue-numbering="true">
        <text:list-item>
          <text:list>
            <text:list-item>
              <text:p text:style-name="P816"><text:span text:style-name="T817"><text:s/>CINT</text:span><text:span text:style-name="T818"><text:tab/></text:span><text:span text:style-name="T819"><text:tab/>;очистка флагов прерываний.</text:span></text:p>
            </text:list-item>
          </text:list>
        </text:list-item>
      </text:list>
      <text:list text:style-name="WWNum23" text:continue-numbering="true">
        <text:list-item>
          <text:list>
            <text:list-item>
              <text:p text:style-name="P820"><text:span text:style-name="T821"><text:s/></text:span><text:span text:style-name="T822">INT</text:span><text:span text:style-name="T823"><text:s/></text:span><text:span text:style-name="T824"><text:tab/></text:span><text:span text:style-name="T825"><text:tab/></text:span><text:span text:style-name="T826">imm</text:span><text:span text:style-name="T827"><text:tab/>;Выставление флага в регистре Прерываний.</text:span></text:p>
            </text:list-item>
          </text:list>
        </text:list-item>
      </text:list>
      <text:p text:style-name="P828"><text:span text:style-name="T829">Каждой<text:s/></text:span><text:span text:style-name="T830">программе выделяется диапазон адресов, по которым она может читать и писать данные. Если программы попыталась обратиться к запрещенной памяти, то вырабатывается исключение защиты памяти(</text:span><text:span text:style-name="T831">MEMEX</text:span><text:span text:style-name="T832">).</text:span></text:p>
      <text:h text:style-name="P833" text:outline-level="2"><text:span text:style-name="T834"><draw:frame draw:z-index="251659264" draw:id="id0" draw:style-name="a0" draw:name="Frame2" text:anchor-type="paragraph" svg:x="4.4492in" svg:y="0.2457in" svg:width="2.70625in" svg:height="1.81389in" style:rel-width="scale" style:rel-height="scale"><draw:text-box><table:table table:style-name="Table835"><table:table-columns><table:table-column table:style-name="TableColumn836"/><table:table-column table:style-name="TableColumn837"/></table:table-columns><table:table-row table:style-name="TableRow838"><table:table-cell table:style-name="TableCell839" table:number-columns-spanned="2"><text:p text:style-name="P840"><text:span text:style-name="T841">Таблица</text:span><text:span text:style-name="T842"><text:s/>2.</text:span></text:p></table:table-cell><table:covered-table-cell/></table:table-row><table:table-row table:style-name="TableRow843"><table:table-cell table:style-name="TableCell844" table:number-columns-spanned="2"><text:p text:style-name="P845"><text:span text:style-name="T846">ОпКоды</text:span><text:span text:style-name="T847"><text:s/></text:span><text:span text:style-name="T848">инструкций</text:span></text:p></table:table-cell><table:covered-table-cell/></table:table-row><table:table-row table:style-name="TableRow849"><table:table-cell table:style-name="TableCell850"><text:p text:style-name="P851">0001</text:p></table:table-cell><table:table-cell table:style-name="TableCell852"><text:p text:style-name="P853">ALU</text:p></table:table-cell></table:table-row><table:table-row table:style-name="TableRow854"><table:table-cell table:style-name="TableCell855"><text:p text:style-name="P856">0010</text:p></table:table-cell><table:table-cell table:style-name="TableCell857"><text:p text:style-name="P858">MUL</text:p></table:table-cell></table:table-row><table:table-row table:style-name="TableRow859"><table:table-cell table:style-name="TableCell860"><text:p text:style-name="P861">1010</text:p></table:table-cell><table:table-cell table:style-name="TableCell862"><text:p text:style-name="P863">wMUL</text:p></table:table-cell></table:table-row><table:table-row table:style-name="TableRow864"><table:table-cell table:style-name="TableCell865"><text:p text:style-name="P866">0011</text:p></table:table-cell><table:table-cell table:style-name="TableCell867"><text:p text:style-name="P868">Memory</text:p></table:table-cell></table:table-row><table:table-row table:style-name="TableRow869"><table:table-cell table:style-name="TableCell870"><text:p text:style-name="P871">0100</text:p></table:table-cell><table:table-cell table:style-name="TableCell872"><text:p text:style-name="P873">Branch</text:p></table:table-cell></table:table-row><table:table-row table:style-name="TableRow874"><table:table-cell table:style-name="TableCell875"><text:p text:style-name="P876">0101</text:p></table:table-cell><table:table-cell table:style-name="TableCell877"><text:p text:style-name="P878">SYS</text:p></table:table-cell></table:table-row></table:table><text:p text:style-name="Обычный"/></draw:text-box><svg:title/><svg:desc/></draw:frame></text:span><text:span text:style-name="T879">Машинный язык.</text:span></text:h>
      <table:table table:style-name="Table880">
        <table:table-columns>
          <table:table-column table:style-name="TableColumn881"/>
          <table:table-column table:style-name="TableColumn882"/>
          <table:table-column table:style-name="TableColumn883"/>
          <table:table-column table:style-name="TableColumn884"/>
        </table:table-columns>
        <table:table-row table:style-name="TableRow885">
          <table:table-cell table:style-name="TableCell886" table:number-columns-spanned="4">
            <text:p text:style-name="P887"><text:span text:style-name="T888">Таблица<text:s/></text:span><text:span text:style-name="T889">1</text:span><text:span text:style-name="T890">.</text:span></text:p>
          </table:table-cell>
          <table:covered-table-cell/>
          <table:covered-table-cell/>
          <table:covered-table-cell/>
        </table:table-row>
        <table:table-row table:style-name="TableRow891">
          <table:table-cell table:style-name="TableCell892" table:number-columns-spanned="4">
            <text:p text:style-name="P893"><text:span text:style-name="T894">Коды условий</text:span><text:span text:style-name="T895"><text:s/>[2:6]</text:span></text:p>
          </table:table-cell>
          <table:covered-table-cell/>
          <table:covered-table-cell/>
          <table:covered-table-cell/>
        </table:table-row>
        <table:table-row table:style-name="TableRow896">
          <table:table-cell table:style-name="TableCell897">
            <text:p text:style-name="P898">код</text:p>
          </table:table-cell>
          <table:table-cell table:style-name="TableCell899">
            <text:p text:style-name="P900">суфикс</text:p>
          </table:table-cell>
          <table:table-cell table:style-name="TableCell901">
            <text:p text:style-name="P902">описание</text:p>
          </table:table-cell>
          <table:table-cell table:style-name="TableCell903">
            <text:p text:style-name="P904">флаги</text:p>
          </table:table-cell>
        </table:table-row>
        <table:table-row table:style-name="TableRow905">
          <table:table-cell table:style-name="TableCell906">
            <text:p text:style-name="P907"><text:span text:style-name="T908">X</text:span><text:span text:style-name="T909">0000</text:span></text:p>
          </table:table-cell>
          <table:table-cell table:style-name="TableCell910">
            <text:p text:style-name="P911">EQ</text:p>
          </table:table-cell>
          <table:table-cell table:style-name="TableCell912">
            <text:p text:style-name="P913">==</text:p>
          </table:table-cell>
          <table:table-cell table:style-name="TableCell914">
            <text:p text:style-name="P915">Z</text:p>
          </table:table-cell>
        </table:table-row>
        <table:table-row table:style-name="TableRow916">
          <table:table-cell table:style-name="TableCell917">
            <text:p text:style-name="P918"><text:span text:style-name="T919">X</text:span><text:span text:style-name="T920">0001</text:span></text:p>
          </table:table-cell>
          <table:table-cell table:style-name="TableCell921">
            <text:p text:style-name="P922">NE</text:p>
          </table:table-cell>
          <table:table-cell table:style-name="TableCell923">
            <text:p text:style-name="P924">!=</text:p>
          </table:table-cell>
          <table:table-cell table:style-name="TableCell925">
            <text:p text:style-name="P926">!Z</text:p>
          </table:table-cell>
        </table:table-row>
        <table:table-row table:style-name="TableRow927">
          <table:table-cell table:style-name="TableCell928">
            <text:p text:style-name="P929"><text:span text:style-name="T930">X</text:span><text:span text:style-name="T931">0010</text:span></text:p>
          </table:table-cell>
          <table:table-cell table:style-name="TableCell932">
            <text:p text:style-name="P933">CS/HL</text:p>
          </table:table-cell>
          <table:table-cell table:style-name="TableCell934">
            <text:p text:style-name="P935"><text:span text:style-name="T936">&gt;= (</text:span><text:span text:style-name="T937">беззнаковое</text:span><text:span text:style-name="T938">)</text:span></text:p>
          </table:table-cell>
          <table:table-cell table:style-name="TableCell939">
            <text:p text:style-name="P940">С</text:p>
          </table:table-cell>
        </table:table-row>
        <table:table-row table:style-name="TableRow941">
          <table:table-cell table:style-name="TableCell942">
            <text:p text:style-name="P943"><text:span text:style-name="T944">X</text:span><text:span text:style-name="T945">0011</text:span></text:p>
          </table:table-cell>
          <table:table-cell table:style-name="TableCell946">
            <text:p text:style-name="P947">CC/LO</text:p>
          </table:table-cell>
          <table:table-cell table:style-name="TableCell948">
            <text:p text:style-name="P949"><text:span text:style-name="T950">&lt;</text:span><text:span text:style-name="T951"><text:s/>(</text:span><text:span text:style-name="T952">беззнаковое</text:span><text:span text:style-name="T953">)</text:span></text:p>
          </table:table-cell>
          <table:table-cell table:style-name="TableCell954">
            <text:p text:style-name="P955">!С</text:p>
          </table:table-cell>
        </table:table-row>
        <table:table-row table:style-name="TableRow956">
          <table:table-cell table:style-name="TableCell957">
            <text:p text:style-name="P958"><text:span text:style-name="T959">X</text:span><text:span text:style-name="T960">0100</text:span></text:p>
          </table:table-cell>
          <table:table-cell table:style-name="TableCell961">
            <text:p text:style-name="P962">MI</text:p>
          </table:table-cell>
          <table:table-cell table:style-name="TableCell963">
            <text:p text:style-name="P964">&lt;<text:s/>0</text:p>
          </table:table-cell>
          <table:table-cell table:style-name="TableCell965">
            <text:p text:style-name="P966">N</text:p>
          </table:table-cell>
        </table:table-row>
        <table:table-row table:style-name="TableRow967">
          <table:table-cell table:style-name="TableCell968">
            <text:p text:style-name="P969"><text:span text:style-name="T970">X</text:span><text:span text:style-name="T971">0101</text:span></text:p>
          </table:table-cell>
          <table:table-cell table:style-name="TableCell972">
            <text:p text:style-name="P973">PL</text:p>
          </table:table-cell>
          <table:table-cell table:style-name="TableCell974">
            <text:p text:style-name="P975">&gt;= 0</text:p>
          </table:table-cell>
          <table:table-cell table:style-name="TableCell976">
            <text:p text:style-name="P977">!N</text:p>
          </table:table-cell>
        </table:table-row>
        <table:table-row table:style-name="TableRow978">
          <table:table-cell table:style-name="TableCell979">
            <text:p text:style-name="P980"><text:span text:style-name="T981">X</text:span><text:span text:style-name="T982">011</text:span><text:span text:style-name="T983">1</text:span></text:p>
          </table:table-cell>
          <table:table-cell table:style-name="TableCell984">
            <text:p text:style-name="P985">VS</text:p>
          </table:table-cell>
          <table:table-cell table:style-name="TableCell986">
            <text:p text:style-name="P987">Переполнение</text:p>
          </table:table-cell>
          <table:table-cell table:style-name="TableCell988">
            <text:p text:style-name="P989">V</text:p>
          </table:table-cell>
        </table:table-row>
        <table:table-row table:style-name="TableRow990">
          <table:table-cell table:style-name="TableCell991">
            <text:p text:style-name="P992">X1000</text:p>
          </table:table-cell>
          <table:table-cell table:style-name="TableCell993">
            <text:p text:style-name="P994">VC</text:p>
          </table:table-cell>
          <table:table-cell table:style-name="TableCell995">
            <text:p text:style-name="P996"/>
          </table:table-cell>
          <table:table-cell table:style-name="TableCell997">
            <text:p text:style-name="P998">!V</text:p>
          </table:table-cell>
        </table:table-row>
        <table:table-row table:style-name="TableRow999">
          <table:table-cell table:style-name="TableCell1000">
            <text:p text:style-name="P1001"><text:span text:style-name="T1002">X</text:span><text:span text:style-name="T1003">100</text:span><text:span text:style-name="T1004">1</text:span></text:p>
          </table:table-cell>
          <table:table-cell table:style-name="TableCell1005">
            <text:p text:style-name="P1006">HI</text:p>
          </table:table-cell>
          <table:table-cell table:style-name="TableCell1007">
            <text:p text:style-name="P1008"><text:span text:style-name="T1009">&gt;</text:span><text:span text:style-name="T1010"><text:s/>(</text:span><text:span text:style-name="T1011">беззнаковое</text:span><text:span text:style-name="T1012">)</text:span></text:p>
          </table:table-cell>
          <table:table-cell table:style-name="TableCell1013">
            <text:p text:style-name="P1014">!Z and C</text:p>
          </table:table-cell>
        </table:table-row>
        <table:table-row table:style-name="TableRow1015">
          <table:table-cell table:style-name="TableCell1016">
            <text:p text:style-name="P1017">X1010</text:p>
          </table:table-cell>
          <table:table-cell table:style-name="TableCell1018">
            <text:p text:style-name="P1019">LS</text:p>
          </table:table-cell>
          <table:table-cell table:style-name="TableCell1020">
            <text:p text:style-name="P1021"><text:span text:style-name="T1022">&lt;= (</text:span><text:span text:style-name="T1023">беззнаковое</text:span><text:span text:style-name="T1024">)</text:span></text:p>
          </table:table-cell>
          <table:table-cell table:style-name="TableCell1025">
            <text:p text:style-name="P1026">Z or !C</text:p>
          </table:table-cell>
        </table:table-row>
        <table:table-row table:style-name="TableRow1027">
          <table:table-cell table:style-name="TableCell1028">
            <text:p text:style-name="P1029">X1011</text:p>
          </table:table-cell>
          <table:table-cell table:style-name="TableCell1030">
            <text:p text:style-name="P1031">GE</text:p>
          </table:table-cell>
          <table:table-cell table:style-name="TableCell1032">
            <text:p text:style-name="P1033"><text:span text:style-name="T1034">&gt;= (</text:span><text:span text:style-name="T1035">знаковое</text:span><text:span text:style-name="T1036">)</text:span></text:p>
          </table:table-cell>
          <table:table-cell table:style-name="TableCell1037">
            <text:p text:style-name="P1038">!(N xor V)</text:p>
          </table:table-cell>
        </table:table-row>
        <table:table-row table:style-name="TableRow1039">
          <table:table-cell table:style-name="TableCell1040">
            <text:p text:style-name="P1041">X1100</text:p>
          </table:table-cell>
          <table:table-cell table:style-name="TableCell1042">
            <text:p text:style-name="P1043">LT</text:p>
          </table:table-cell>
          <table:table-cell table:style-name="TableCell1044">
            <text:p text:style-name="P1045"><text:span text:style-name="T1046">&lt;</text:span><text:span text:style-name="T1047"><text:s/>(</text:span><text:span text:style-name="T1048">знаковое</text:span><text:span text:style-name="T1049">)</text:span></text:p>
          </table:table-cell>
          <table:table-cell table:style-name="TableCell1050">
            <text:p text:style-name="P1051">N xor V</text:p>
          </table:table-cell>
        </table:table-row>
        <table:table-row table:style-name="TableRow1052">
          <table:table-cell table:style-name="TableCell1053">
            <text:p text:style-name="P1054">X1101</text:p>
          </table:table-cell>
          <table:table-cell table:style-name="TableCell1055">
            <text:p text:style-name="P1056">GT</text:p>
          </table:table-cell>
          <table:table-cell table:style-name="TableCell1057">
            <text:p text:style-name="P1058"><text:span text:style-name="T1059">&gt;</text:span><text:span text:style-name="T1060"><text:s/>(</text:span><text:span text:style-name="T1061">знаковое</text:span><text:span text:style-name="T1062">)</text:span></text:p>
          </table:table-cell>
          <table:table-cell table:style-name="TableCell1063">
            <text:p text:style-name="P1064">!Z and !(N xor V)</text:p>
          </table:table-cell>
        </table:table-row>
        <table:table-row table:style-name="TableRow1065">
          <table:table-cell table:style-name="TableCell1066">
            <text:p text:style-name="P1067">X1110</text:p>
          </table:table-cell>
          <table:table-cell table:style-name="TableCell1068">
            <text:p text:style-name="P1069">LE</text:p>
          </table:table-cell>
          <table:table-cell table:style-name="TableCell1070">
            <text:p text:style-name="P1071"><text:span text:style-name="T1072">&lt;= (</text:span><text:span text:style-name="T1073">знаковое</text:span><text:span text:style-name="T1074">)</text:span></text:p>
          </table:table-cell>
          <table:table-cell table:style-name="TableCell1075">
            <text:p text:style-name="P1076">Z or (N xor V)</text:p>
          </table:table-cell>
        </table:table-row>
        <table:table-row table:style-name="TableRow1077">
          <table:table-cell table:style-name="TableCell1078">
            <text:p text:style-name="P1079">11111</text:p>
          </table:table-cell>
          <table:table-cell table:style-name="TableCell1080">
            <text:p text:style-name="P1081"/>
          </table:table-cell>
          <table:table-cell table:style-name="TableCell1082">
            <text:p text:style-name="P1083"/>
          </table:table-cell>
          <table:table-cell table:style-name="TableCell1084">
            <text:p text:style-name="P1085">Ignore</text:p>
          </table:table-cell>
        </table:table-row>
      </table:table>
      <text:p text:style-name="P1086"/>
      <text:soft-page-break/>
      <text:p text:style-name="P1087"><text:span text:style-name="T1088"><draw:frame draw:z-index="251658240" draw:id="id1" draw:style-name="a1" draw:name="Frame1" text:anchor-type="paragraph" svg:x="4.6374in" svg:y="0.0181in" svg:width="2.78125in" svg:height="6.35in" style:rel-width="scale" style:rel-height="scale"><draw:text-box><table:table table:style-name="Table1089"><table:table-columns><table:table-column table:style-name="TableColumn1090"/><table:table-column table:style-name="TableColumn1091"/></table:table-columns><table:table-row table:style-name="TableRow1092"><table:table-cell table:style-name="TableCell1093" table:number-columns-spanned="2"><text:p text:style-name="P1094"><text:span text:style-name="T1095">Таблица<text:s/></text:span><text:span text:style-name="T1096">3</text:span><text:span text:style-name="T1097">.</text:span></text:p></table:table-cell><table:covered-table-cell/></table:table-row><table:table-row table:style-name="TableRow1098"><table:table-cell table:style-name="TableCell1099" table:number-columns-spanned="2"><text:p text:style-name="P1100">Типы АЛ операций</text:p></table:table-cell><table:covered-table-cell/></table:table-row><table:table-row table:style-name="TableRow1101"><table:table-cell table:style-name="TableCell1102"><text:p text:style-name="P1103">00000</text:p></table:table-cell><table:table-cell table:style-name="TableCell1104"><text:p text:style-name="P1105">AND</text:p></table:table-cell></table:table-row><table:table-row table:style-name="TableRow1106"><table:table-cell table:style-name="TableCell1107"><text:p text:style-name="P1108">00001</text:p></table:table-cell><table:table-cell table:style-name="TableCell1109"><text:p text:style-name="P1110">EOR</text:p></table:table-cell></table:table-row><table:table-row table:style-name="TableRow1111"><table:table-cell table:style-name="TableCell1112"><text:p text:style-name="P1113">00010</text:p></table:table-cell><table:table-cell table:style-name="TableCell1114"><text:p text:style-name="P1115">ORR</text:p></table:table-cell></table:table-row><table:table-row table:style-name="TableRow1116"><table:table-cell table:style-name="TableCell1117"><text:p text:style-name="P1118">00011</text:p></table:table-cell><table:table-cell table:style-name="TableCell1119"><text:p text:style-name="P1120">TST</text:p></table:table-cell></table:table-row><table:table-row table:style-name="TableRow1121"><table:table-cell table:style-name="TableCell1122"><text:p text:style-name="P1123">00100</text:p></table:table-cell><table:table-cell table:style-name="TableCell1124"><text:p text:style-name="P1125">TEQ</text:p></table:table-cell></table:table-row><table:table-row table:style-name="TableRow1126"><table:table-cell table:style-name="TableCell1127"><text:p text:style-name="P1128">00101</text:p></table:table-cell><table:table-cell table:style-name="TableCell1129"><text:p text:style-name="P1130">CMP</text:p></table:table-cell></table:table-row><table:table-row table:style-name="TableRow1131"><table:table-cell table:style-name="TableCell1132"><text:p text:style-name="P1133">00110</text:p></table:table-cell><table:table-cell table:style-name="TableCell1134"><text:p text:style-name="P1135">CMN</text:p></table:table-cell></table:table-row><table:table-row table:style-name="TableRow1136"><table:table-cell table:style-name="TableCell1137"><text:p text:style-name="P1138">00111</text:p></table:table-cell><table:table-cell table:style-name="TableCell1139"><text:p text:style-name="P1140">ADD</text:p></table:table-cell></table:table-row><table:table-row table:style-name="TableRow1141"><table:table-cell table:style-name="TableCell1142"><text:p text:style-name="P1143">01000</text:p></table:table-cell><table:table-cell table:style-name="TableCell1144"><text:p text:style-name="P1145">SUB</text:p></table:table-cell></table:table-row><table:table-row table:style-name="TableRow1146"><table:table-cell table:style-name="TableCell1147"><text:p text:style-name="P1148">01001</text:p></table:table-cell><table:table-cell table:style-name="TableCell1149"><text:p text:style-name="P1150">ADC</text:p></table:table-cell></table:table-row><table:table-row table:style-name="TableRow1151"><table:table-cell table:style-name="TableCell1152"><text:p text:style-name="P1153">01010</text:p></table:table-cell><table:table-cell table:style-name="TableCell1154"><text:p text:style-name="P1155">RSB</text:p></table:table-cell></table:table-row><table:table-row table:style-name="TableRow1156"><table:table-cell table:style-name="TableCell1157"><text:p text:style-name="P1158">01011</text:p></table:table-cell><table:table-cell table:style-name="TableCell1159"><text:p text:style-name="P1160">SBC</text:p></table:table-cell></table:table-row><table:table-row table:style-name="TableRow1161"><table:table-cell table:style-name="TableCell1162"><text:p text:style-name="P1163">01100</text:p></table:table-cell><table:table-cell table:style-name="TableCell1164"><text:p text:style-name="P1165">MVN</text:p></table:table-cell></table:table-row><table:table-row table:style-name="TableRow1166"><table:table-cell table:style-name="TableCell1167"><text:p text:style-name="P1168">01101</text:p></table:table-cell><table:table-cell table:style-name="TableCell1169"><text:p text:style-name="P1170">LSL</text:p></table:table-cell></table:table-row><table:table-row table:style-name="TableRow1171"><table:table-cell table:style-name="TableCell1172"><text:p text:style-name="P1173">01110</text:p></table:table-cell><table:table-cell table:style-name="TableCell1174"><text:p text:style-name="P1175">ASR</text:p></table:table-cell></table:table-row><table:table-row table:style-name="TableRow1176"><table:table-cell table:style-name="TableCell1177"><text:p text:style-name="P1178">01111</text:p></table:table-cell><table:table-cell table:style-name="TableCell1179"><text:p text:style-name="P1180">RRX</text:p></table:table-cell></table:table-row><table:table-row table:style-name="TableRow1181"><table:table-cell table:style-name="TableCell1182"><text:p text:style-name="P1183">10000</text:p></table:table-cell><table:table-cell table:style-name="TableCell1184"><text:p text:style-name="P1185">ROR</text:p></table:table-cell></table:table-row><table:table-row table:style-name="TableRow1186"><table:table-cell table:style-name="TableCell1187"><text:p text:style-name="P1188">10001</text:p></table:table-cell><table:table-cell table:style-name="TableCell1189"><text:p text:style-name="P1190">BSWP</text:p></table:table-cell></table:table-row><table:table-row table:style-name="TableRow1191"><table:table-cell table:style-name="TableCell1192"><text:p text:style-name="P1193">10010</text:p></table:table-cell><table:table-cell table:style-name="TableCell1194"><text:p text:style-name="P1195">SWR</text:p></table:table-cell></table:table-row><table:table-row table:style-name="TableRow1196"><table:table-cell table:style-name="TableCell1197"><text:p text:style-name="P1198">10011</text:p></table:table-cell><table:table-cell table:style-name="TableCell1199"><text:p text:style-name="P1200">UADDPB</text:p></table:table-cell></table:table-row><table:table-row table:style-name="TableRow1201"><table:table-cell table:style-name="TableCell1202"><text:p text:style-name="P1203">10100</text:p></table:table-cell><table:table-cell table:style-name="TableCell1204"><text:p text:style-name="P1205">UADDPH</text:p></table:table-cell></table:table-row><table:table-row table:style-name="TableRow1206"><table:table-cell table:style-name="TableCell1207"><text:p text:style-name="P1208">10101</text:p></table:table-cell><table:table-cell table:style-name="TableCell1209"><text:p text:style-name="P1210">UADDPW</text:p></table:table-cell></table:table-row><table:table-row table:style-name="TableRow1211"><table:table-cell table:style-name="TableCell1212"><text:p text:style-name="P1213">10110</text:p></table:table-cell><table:table-cell table:style-name="TableCell1214"><text:p text:style-name="P1215">SADDPB</text:p></table:table-cell></table:table-row><table:table-row table:style-name="TableRow1216"><table:table-cell table:style-name="TableCell1217"><text:p text:style-name="P1218">10111</text:p></table:table-cell><table:table-cell table:style-name="TableCell1219"><text:p text:style-name="P1220">SADDPH</text:p></table:table-cell></table:table-row><table:table-row table:style-name="TableRow1221"><table:table-cell table:style-name="TableCell1222"><text:p text:style-name="P1223">11000</text:p></table:table-cell><table:table-cell table:style-name="TableCell1224"><text:p text:style-name="P1225">SADDPW</text:p></table:table-cell></table:table-row><table:table-row table:style-name="TableRow1226"><table:table-cell table:style-name="TableCell1227"><text:p text:style-name="P1228">11001</text:p></table:table-cell><table:table-cell table:style-name="TableCell1229"><text:p text:style-name="P1230">VUADDB</text:p></table:table-cell></table:table-row><table:table-row table:style-name="TableRow1231"><table:table-cell table:style-name="TableCell1232"><text:p text:style-name="P1233">11010</text:p></table:table-cell><table:table-cell table:style-name="TableCell1234"><text:p text:style-name="P1235">VUADDH</text:p></table:table-cell></table:table-row><table:table-row table:style-name="TableRow1236"><table:table-cell table:style-name="TableCell1237"><text:p text:style-name="P1238">11011</text:p></table:table-cell><table:table-cell table:style-name="TableCell1239"><text:p text:style-name="P1240">VSADDB</text:p></table:table-cell></table:table-row><table:table-row table:style-name="TableRow1241"><table:table-cell table:style-name="TableCell1242"><text:p text:style-name="P1243">11100</text:p></table:table-cell><table:table-cell table:style-name="TableCell1244"><text:p text:style-name="P1245">VSADDH</text:p></table:table-cell></table:table-row></table:table><text:p text:style-name="Обычный"/></draw:text-box><svg:title/><svg:desc/></draw:frame></text:span><text:span text:style-name="T1246">Если первый бит поля<text:s/></text:span><text:span text:style-name="T1247">cond</text:span><text:span text:style-name="T1248"><text:s/>– условие<text:s/></text:span><text:span text:style-name="T1249"><text:tab/></text:span><text:span text:style-name="T1250">исполнения на<text:s/></text:span><text:span text:style-name="T1251">Master</text:span><text:span text:style-name="T1252">-ядре.</text:span></text:p>
      <text:h text:style-name="P1253" text:outline-level="3">ALU</text:h>
      <text:list text:style-name="WWNum29">
        <text:list-item>
          <text:p text:style-name="P1254"><text:span text:style-name="T1255">[0:</text:span><text:span text:style-name="T1256">1</text:span><text:span text:style-name="T1257">]<text:s/></text:span><text:span text:style-name="T1258">– привилегии</text:span></text:p>
        </text:list-item>
        <text:list-item>
          <text:p text:style-name="P1259"><text:span text:style-name="T1260">[2:6]<text:s/></text:span><text:span text:style-name="T1261">–<text:s/></text:span><text:span text:style-name="T1262">cond</text:span><text:span text:style-name="T1263"><text:s/>код условия</text:span></text:p>
        </text:list-item>
        <text:list-item>
          <text:p text:style-name="P1264"><text:span text:style-name="T1265">[7:10] –<text:s/></text:span><text:span text:style-name="T1266">opcode</text:span><text:span text:style-name="T1267"><text:s/>код операции.</text:span></text:p>
        </text:list-item>
        <text:list-item>
          <text:p text:style-name="P1268"><text:span text:style-name="T1269">[11] <text:s/></text:span><text:span text:style-name="T1270">I</text:span><text:span text:style-name="T1271"><text:s/>– определение типа третьего операнда.(1-imm)</text:span></text:p>
        </text:list-item>
        <text:list-item>
          <text:p text:style-name="P1272">[12] – (1-влияет )влияние на флаговый регистр</text:p>
        </text:list-item>
        <text:list-item>
          <text:p text:style-name="P1273"><text:span text:style-name="T1274">[13:17] –<text:s/></text:span><text:span text:style-name="T1275">func</text:span><text:span text:style-name="T1276"><text:s/>– тип операции (Таблица<text:s/></text:span><text:span text:style-name="T1277">3</text:span><text:span text:style-name="T1278">)</text:span></text:p>
        </text:list-item>
        <text:list-item>
          <text:p text:style-name="P1279">[19:24] – Rn</text:p>
        </text:list-item>
        <text:list-item>
          <text:p text:style-name="P1280">[25:30] – Rd</text:p>
        </text:list-item>
      </text:list>
      <text:p text:style-name="P1281"><text:span text:style-name="T1282">Если</text:span><text:span text:style-name="T1283"><text:s/>I = 0:</text:span></text:p>
      <text:list text:style-name="WWNum29" text:continue-numbering="true">
        <text:list-item>
          <text:p text:style-name="P1284">[31:36] –Rm/Rm1</text:p>
        </text:list-item>
        <text:list-item>
          <text:p text:style-name="P1285">[37:42] –Ra/Rm2</text:p>
        </text:list-item>
        <text:list-item>
          <text:p text:style-name="P1286"><text:span text:style-name="T1287">[43:58] –<text:s/></text:span><text:span text:style-name="T1288">imm</text:span><text:span text:style-name="T1289">16 или только половина:<text:s/></text:span><text:span text:style-name="T1290">imm</text:span><text:span text:style-name="T1291">8(в зависимости от инструкции)</text:span></text:p>
        </text:list-item>
      </text:list>
      <text:p text:style-name="P1292"><text:span text:style-name="T1293">Если<text:s/></text:span><text:span text:style-name="T1294">I</text:span><text:span text:style-name="T1295"><text:s/>= 1:</text:span></text:p>
      <text:list text:style-name="WWNum29" text:continue-numbering="true">
        <text:list-item>
          <text:p text:style-name="P1296"><text:span text:style-name="T1297">[31:62] –<text:s/></text:span><text:span text:style-name="T1298">imm</text:span><text:span text:style-name="T1299">32</text:span></text:p>
        </text:list-item>
        <text:list-item>
          <text:p text:style-name="P1300">[63] - резерв</text:p>
        </text:list-item>
      </text:list>
      <text:h text:style-name="P1301" text:outline-level="3">MUL</text:h>
      <text:list text:style-name="WWNum30">
        <text:list-item>
          <text:p text:style-name="P1302"><text:span text:style-name="T1303">[0:</text:span><text:span text:style-name="T1304">1</text:span><text:span text:style-name="T1305">]<text:s/></text:span><text:span text:style-name="T1306">– привилегии</text:span></text:p>
        </text:list-item>
        <text:list-item>
          <text:p text:style-name="P1307"><text:span text:style-name="T1308">[2:6]<text:s/></text:span><text:span text:style-name="T1309">–<text:s/></text:span><text:span text:style-name="T1310">cond</text:span><text:span text:style-name="T1311"><text:s/>код усло</text:span><text:span text:style-name="T1312">вия</text:span></text:p>
        </text:list-item>
        <text:list-item>
          <text:p text:style-name="P1313"><text:span text:style-name="T1314">[7:10]</text:span><text:span text:style-name="T1315"><text:tab/><text:s/>–<text:s/></text:span><text:span text:style-name="T1316">opcode</text:span><text:span text:style-name="T1317"><text:s/>код операции.</text:span></text:p>
        </text:list-item>
        <text:list-item>
          <text:p text:style-name="P1318">[11]<text:tab/>– тип операции (Умножение 0 / умножение с накоплением 1) A(accumulation)</text:p>
        </text:list-item>
        <text:list-item>
          <text:p text:style-name="P1319"><text:span text:style-name="T1320">[12]<text:s/></text:span><text:span text:style-name="T1321"><text:tab/>– тип третьего операнда (1 - imm)(</text:span><text:span text:style-name="T1322">opcode</text:span><text:span text:style-name="T1323"><text:s/>=<text:s/></text:span><text:span text:style-name="T1324">MUL</text:span><text:span text:style-name="T1325">) или знак (</text:span><text:span text:style-name="T1326">opcode</text:span><text:span text:style-name="T1327"><text:s/>=<text:s/></text:span><text:span text:style-name="T1328">wMUL</text:span><text:span text:style-name="T1329">)1 - „-“</text:span></text:p>
        </text:list-item>
        <text:list-item>
          <text:p text:style-name="P1330"><text:span text:style-name="T1331">[13:18] –<text:s/></text:span><text:span text:style-name="T1332">Ra</text:span></text:p>
        </text:list-item>
        <text:list-item>
          <text:p text:style-name="P1333"><text:span text:style-name="T1334">[19:24] –<text:s/></text:span><text:span text:style-name="T1335">Rn</text:span></text:p>
        </text:list-item>
        <text:list-item>
          <text:p text:style-name="P1336"><text:span text:style-name="T1337">[25:30] –<text:s/></text:span><text:span text:style-name="T1338">Rd</text:span></text:p>
        </text:list-item>
        <text:list-item>
          <text:p text:style-name="P1339"><text:span text:style-name="T1340">[31:36] –</text:span><text:span text:style-name="T1341">Rm</text:span></text:p>
        </text:list-item>
      </text:list>
      <text:p text:style-name="P1342">Если<text:s/>предполагается наличие непосредственного значения:</text:p>
      <text:list text:style-name="WWNum30" text:continue-numbering="true">
        <text:list-item>
          <text:p text:style-name="P1343"><text:span text:style-name="T1344">[31:62] –<text:s/></text:span><text:span text:style-name="T1345">imm</text:span><text:span text:style-name="T1346">32.</text:span></text:p>
        </text:list-item>
        <text:list-item>
          <text:p text:style-name="P1347">[63] – резерв</text:p>
        </text:list-item>
      </text:list>
      <text:p text:style-name="P1348">Замечание.</text:p>
      <text:p text:style-name="P1349"><text:span text:style-name="T1350">Коды инструкции<text:s/></text:span><text:span text:style-name="T1351">MUL</text:span><text:span text:style-name="T1352"><text:s/></text:span><text:span text:style-name="T1353">Rd</text:span><text:span text:style-name="T1354">,<text:s/></text:span><text:span text:style-name="T1355">Rn</text:span><text:span text:style-name="T1356">,<text:s/></text:span><text:span text:style-name="T1357">Rm</text:span><text:span text:style-name="T1358">: Поле<text:s/></text:span><text:span text:style-name="T1359">opcode</text:span><text:span text:style-name="T1360"><text:s/>=<text:s/></text:span><text:span text:style-name="T1361">MUL</text:span><text:span text:style-name="T1362">, [11] = 1, [12] = 0 [13] = 1.</text:span></text:p>
      <text:p text:style-name="P1363"><text:span text:style-name="T1364">Инструкции,<text:s/></text:span><text:span text:style-name="T1365">MUL</text:span><text:span text:style-name="T1366"><text:s/></text:span><text:span text:style-name="T1367">Rd</text:span><text:span text:style-name="T1368">,<text:s/></text:span><text:span text:style-name="T1369">Rn</text:span><text:span text:style-name="T1370">,<text:s/></text:span><text:span text:style-name="T1371">imm</text:span><text:span text:style-name="T1372">32. Поле<text:s/></text:span><text:span text:style-name="T1373">opcode</text:span><text:span text:style-name="T1374"><text:s/>=<text:s/></text:span><text:span text:style-name="T1375">MUL</text:span><text:span text:style-name="T1376">, [11] = 1, [12] = 1 <text:s text:c="4"/>[13] = 0.</text:span></text:p>
      <text:p text:style-name="P1377"><text:span text:style-name="T1378"><draw:frame draw:z-index="2" draw:id="id2" draw:style-name="a2" draw:name="Frame3" text:anchor-type="paragraph" svg:x="4.4866in" svg:y="0.4252in" svg:width="2.78125in" svg:height="1.58333in" style:rel-width="scale" style:rel-height="scale"><draw:text-box><table:table table:style-name="Table1379"><table:table-columns><table:table-column table:style-name="TableColumn1380"/><table:table-column table:style-name="TableColumn1381"/></table:table-columns><table:table-row table:style-name="TableRow1382"><table:table-cell table:style-name="TableCell1383" table:number-columns-spanned="2"><text:p text:style-name="P1384"><text:span text:style-name="T1385">Таблица<text:s/></text:span><text:span text:style-name="T1386">4</text:span><text:span text:style-name="T1387">.</text:span></text:p></table:table-cell><table:covered-table-cell/></table:table-row><table:table-row table:style-name="TableRow1388"><table:table-cell table:style-name="TableCell1389" table:number-columns-spanned="2"><text:p text:style-name="P1390"><text:span text:style-name="T1391">Коды инструкций</text:span><text:span text:style-name="T1392"><text:s/></text:span><text:span text:style-name="T1393">прехода</text:span></text:p></table:table-cell><table:covered-table-cell/></table:table-row><table:table-row table:style-name="TableRow1394"><table:table-cell table:style-name="TableCell1395"><text:p text:style-name="P1396">0000</text:p></table:table-cell><table:table-cell table:style-name="TableCell1397"><text:p text:style-name="P1398">BL</text:p></table:table-cell></table:table-row><table:table-row table:style-name="TableRow1399"><table:table-cell table:style-name="TableCell1400"><text:p text:style-name="P1401">0001/1001</text:p></table:table-cell><table:table-cell table:style-name="TableCell1402"><text:p text:style-name="P1403">BO(imm)/BO(reg)</text:p></table:table-cell></table:table-row><table:table-row table:style-name="TableRow1404"><table:table-cell table:style-name="TableCell1405"><text:p text:style-name="P1406">0010/1010</text:p></table:table-cell><table:table-cell table:style-name="TableCell1407"><text:p text:style-name="P1408">B(imm)/B(reg)</text:p></table:table-cell></table:table-row><table:table-row table:style-name="TableRow1409"><table:table-cell table:style-name="TableCell1410"><text:p text:style-name="P1411">0011</text:p></table:table-cell><table:table-cell table:style-name="TableCell1412"><text:p text:style-name="P1413">RET</text:p></table:table-cell></table:table-row><table:table-row table:style-name="TableRow1414"><table:table-cell table:style-name="TableCell1415"><text:p text:style-name="P1416">0100</text:p></table:table-cell><table:table-cell table:style-name="TableCell1417"><text:p text:style-name="P1418">XRET</text:p></table:table-cell></table:table-row></table:table><text:p text:style-name="Обычный"/></draw:text-box><svg:title/><svg:desc/></draw:frame></text:span><text:span text:style-name="T1419">А, например инструкция<text:s/></text:span><text:span text:style-name="T1420">SMULL</text:span><text:span text:style-name="T1421"><text:s/></text:span><text:span text:style-name="T1422">Rd</text:span><text:span text:style-name="T1423">,<text:s/></text:span><text:span text:style-name="T1424">Rn</text:span><text:span text:style-name="T1425">,<text:s/></text:span><text:span text:style-name="T1426">Rm</text:span><text:span text:style-name="T1427">,<text:s/></text:span><text:span text:style-name="T1428">Ra</text:span><text:span text:style-name="T1429"><text:s/>Поле<text:s/></text:span><text:span text:style-name="T1430">opcode</text:span><text:span text:style-name="T1431"><text:s/>=<text:s/></text:span><text:span text:style-name="T1432">wMUL</text:span><text:span text:style-name="T1433">, [11] = 1, [12] = 1, [13] = 0. Для<text:s/></text:span><text:span text:style-name="T1434">UMULL</text:span><text:span text:style-name="T1435"><text:s/>[12] = 0</text:span></text:p>
      <text:p text:style-name="P1436">Умножение всегда влияет на регистр флагов.</text:p>
      <text:h text:style-name="P1437" text:outline-level="3"><text:s/>Команды доступа в память</text:h>
      <text:list text:style-name="WWNum27">
        <text:list-item>
          <text:p text:style-name="P1438"><text:span text:style-name="T1439">[0:</text:span><text:span text:style-name="T1440">1</text:span><text:span text:style-name="T1441">]<text:s/></text:span><text:span text:style-name="T1442">– привилегии</text:span></text:p>
        </text:list-item>
        <text:list-item>
          <text:p text:style-name="P1443"><text:span text:style-name="T1444">[2:6]<text:s/></text:span><text:span text:style-name="T1445">–<text:s/></text:span><text:span text:style-name="T1446">cond</text:span><text:span text:style-name="T1447"><text:s/>код условия</text:span></text:p>
        </text:list-item>
        <text:list-item>
          <text:p text:style-name="P1448"><text:span text:style-name="T1449"><draw:frame draw:z-index="3" draw:id="id3" draw:style-name="a3" draw:name="Frame4" text:anchor-type="paragraph" svg:x="4.5028in" svg:y="0.0492in" svg:width="2.78125in" svg:height="2.97361in" style:rel-width="scale" style:rel-height="scale"><draw:text-box><table:table table:style-name="Table1450"><table:table-columns><table:table-column table:style-name="TableColumn1451"/><table:table-column table:style-name="TableColumn1452"/></table:table-columns><table:table-row table:style-name="TableRow1453"><table:table-cell table:style-name="TableCell1454" table:number-columns-spanned="2"><text:p text:style-name="P1455"><text:span text:style-name="T1456">Таблица<text:s/></text:span><text:span text:style-name="T1457">5</text:span><text:span text:style-name="T1458">.</text:span></text:p></table:table-cell><table:covered-table-cell/></table:table-row><table:table-row table:style-name="TableRow1459"><table:table-cell table:style-name="TableCell1460" table:number-columns-spanned="2"><text:p text:style-name="P1461">Коды системных инструкций</text:p></table:table-cell><table:covered-table-cell/></table:table-row><table:table-row table:style-name="TableRow1462"><table:table-cell table:style-name="TableCell1463"><text:p text:style-name="P1464">0000</text:p></table:table-cell><table:table-cell table:style-name="TableCell1465"><text:p text:style-name="P1466">INSY</text:p></table:table-cell></table:table-row><table:table-row table:style-name="TableRow1467"><table:table-cell table:style-name="TableCell1468"><text:p text:style-name="P1469">0001</text:p></table:table-cell><table:table-cell table:style-name="TableCell1470"><text:p text:style-name="P1471">IN</text:p></table:table-cell></table:table-row><table:table-row table:style-name="TableRow1472"><table:table-cell table:style-name="TableCell1473"><text:p text:style-name="P1474">0010</text:p></table:table-cell><table:table-cell table:style-name="TableCell1475"><text:p text:style-name="P1476">OUTSY</text:p></table:table-cell></table:table-row><table:table-row table:style-name="TableRow1477"><table:table-cell table:style-name="TableCell1478"><text:p text:style-name="P1479">0011</text:p></table:table-cell><table:table-cell table:style-name="TableCell1480"><text:p text:style-name="P1481">OUT</text:p></table:table-cell></table:table-row><table:table-row table:style-name="TableRow1482"><table:table-cell table:style-name="TableCell1483"><text:p text:style-name="P1484">0 100</text:p></table:table-cell><table:table-cell table:style-name="TableCell1485"><text:p text:style-name="P1486">SFL</text:p></table:table-cell></table:table-row><table:table-row table:style-name="TableRow1487"><table:table-cell table:style-name="TableCell1488"><text:p text:style-name="P1489">0101</text:p></table:table-cell><table:table-cell table:style-name="TableCell1490"><text:p text:style-name="P1491">LFL</text:p></table:table-cell></table:table-row><table:table-row table:style-name="TableRow1492"><table:table-cell table:style-name="TableCell1493"><text:p text:style-name="P1494">0110</text:p></table:table-cell><table:table-cell table:style-name="TableCell1495"><text:p text:style-name="P1496">SMF</text:p></table:table-cell></table:table-row><table:table-row table:style-name="TableRow1497"><table:table-cell table:style-name="TableCell1498"><text:p text:style-name="P1499">0111</text:p></table:table-cell><table:table-cell table:style-name="TableCell1500"><text:p text:style-name="P1501">SINT</text:p></table:table-cell></table:table-row><table:table-row table:style-name="TableRow1502"><table:table-cell table:style-name="TableCell1503"><text:p text:style-name="P1504">1000</text:p></table:table-cell><table:table-cell table:style-name="TableCell1505"><text:p text:style-name="P1506">BINT</text:p></table:table-cell></table:table-row><table:table-row table:style-name="TableRow1507"><table:table-cell table:style-name="TableCell1508"><text:p text:style-name="P1509">1001</text:p></table:table-cell><table:table-cell table:style-name="TableCell1510"><text:p text:style-name="P1511">UINT</text:p></table:table-cell></table:table-row><table:table-row table:style-name="TableRow1512"><table:table-cell table:style-name="TableCell1513"><text:p text:style-name="P1514">1010</text:p></table:table-cell><table:table-cell table:style-name="TableCell1515"><text:p text:style-name="P1516">CINT</text:p></table:table-cell></table:table-row><table:table-row table:style-name="TableRow1517"><table:table-cell table:style-name="TableCell1518"><text:p text:style-name="P1519">1011</text:p></table:table-cell><table:table-cell table:style-name="TableCell1520"><text:p text:style-name="P1521">INT</text:p></table:table-cell></table:table-row></table:table><text:p text:style-name="Обычный"/></draw:text-box><svg:title/><svg:desc/></draw:frame></text:span><text:span text:style-name="T1522">[7:10] –<text:s/></text:span><text:span text:style-name="T1523">opcode</text:span><text:span text:style-name="T1524"><text:s/>код операции.</text:span></text:p>
        </text:list-item>
        <text:list-item>
          <text:p text:style-name="P1525"><text:span text:style-name="T1526">[11] – тип операции (0 —<text:s/></text:span><text:span text:style-name="T1527">store</text:span><text:span text:style-name="T1528">/ 1 -<text:s/></text:span><text:span text:style-name="T1529">load</text:span><text:span text:style-name="T1530">)</text:span></text:p>
        </text:list-item>
        <text:list-item>
          <text:p text:style-name="P1531">[12:13] – размер операндов(64/32/16/8 бит)</text:p>
        </text:list-item>
        <text:list-item>
          <text:p text:style-name="P1532">[14:18] - Scale</text:p>
        </text:list-item>
        <text:list-item>
          <text:p text:style-name="P1533"><text:span text:style-name="T1534">[19:24] –<text:s/></text:span><text:span text:style-name="T1535">Rn</text:span></text:p>
        </text:list-item>
        <text:list-item>
          <text:p text:style-name="P1536"><text:span text:style-name="T1537">[25:30] –<text:s/></text:span><text:span text:style-name="T1538">Rd</text:span></text:p>
        </text:list-item>
        <text:list-item>
          <text:p text:style-name="P1539"><text:span text:style-name="T1540">[3</text:span><text:span text:style-name="T1541">1</text:span><text:span text:style-name="T1542">:6</text:span><text:span text:style-name="T1543">2</text:span><text:span text:style-name="T1544">] –</text:span><text:span text:style-name="T1545"><text:s/>offset</text:span><text:span text:style-name="T1546"><text:s/></text:span><text:span text:style-name="T1547">(imm</text:span><text:span text:style-name="T1548">32</text:span><text:span text:style-name="T1549">)<text:s/></text:span><text:span text:style-name="T1550">.</text:span></text:p>
        </text:list-item>
      </text:list>
      <text:h text:style-name="P1551" text:outline-level="3">Команды перехода.</text:h>
      <text:list text:style-name="WWNum28">
        <text:list-item>
          <text:p text:style-name="P1552"><text:span text:style-name="T1553">[0:</text:span><text:span text:style-name="T1554">1</text:span><text:span text:style-name="T1555">]<text:s/></text:span><text:span text:style-name="T1556">– привилегии</text:span></text:p>
        </text:list-item>
        <text:list-item>
          <text:p text:style-name="P1557"><text:span text:style-name="T1558">[2:6]<text:s/></text:span><text:span text:style-name="T1559">–<text:s/></text:span><text:span text:style-name="T1560">cond</text:span><text:span text:style-name="T1561"><text:s/>код условия</text:span></text:p>
        </text:list-item>
        <text:list-item>
          <text:p text:style-name="P1562"><text:span text:style-name="T1563">[7:10] –<text:s/></text:span><text:span text:style-name="T1564">opcode</text:span><text:span text:style-name="T1565"><text:s/>код операции.</text:span></text:p>
        </text:list-item>
        <text:list-item>
          <text:p text:style-name="P1566"><text:span text:style-name="T1567">[11:14] – тип операции (Таблица<text:s/></text:span><text:span text:style-name="T1568">4</text:span><text:span text:style-name="T1569">)</text:span></text:p>
        </text:list-item>
        <text:list-item>
          <text:p text:style-name="P1570"><text:span text:style-name="T1571">[19:24] –<text:s/></text:span><text:span text:style-name="T1572">R</text:span></text:p>
        </text:list-item>
      </text:list>
      <text:p text:style-name="P1573"><text:span text:style-name="T1574"><draw:frame draw:z-index="4" draw:id="id4" draw:style-name="a4" draw:name="Frame5" text:anchor-type="paragraph" svg:x="4.9634in" svg:y="-0.002in" svg:width="2.38611in" svg:height="1.61528in" style:rel-width="scale" style:rel-height="scale"><draw:text-box><table:table table:style-name="Table1575"><table:table-columns><table:table-column table:style-name="TableColumn1576"/><table:table-column table:style-name="TableColumn1577"/><table:table-column table:style-name="TableColumn1578"/></table:table-columns><table:table-row table:style-name="TableRow1579"><table:table-cell table:style-name="TableCell1580" table:number-columns-spanned="3"><text:p text:style-name="P1581">Таблица 6.</text:p></table:table-cell><table:covered-table-cell/><table:covered-table-cell/></table:table-row><table:table-row table:style-name="TableRow1582"><table:table-cell table:style-name="TableCell1583" table:number-columns-spanned="3"><text:p text:style-name="P1584">[0:1]</text:p></table:table-cell><table:covered-table-cell/><table:covered-table-cell/></table:table-row><table:table-row table:style-name="TableRow1585"><table:table-cell table:style-name="TableCell1586"><text:p text:style-name="P1587">Код</text:p></table:table-cell><table:table-cell table:style-name="TableCell1588"><text:p text:style-name="P1589">префикс</text:p></table:table-cell><table:table-cell table:style-name="TableCell1590"><text:p text:style-name="P1591">описание</text:p></table:table-cell></table:table-row><table:table-row table:style-name="TableRow1592"><table:table-cell table:style-name="TableCell1593"><text:p text:style-name="P1594">00</text:p></table:table-cell><table:table-cell table:style-name="TableCell1595"><text:p text:style-name="P1596">Нет</text:p></table:table-cell><table:table-cell table:style-name="TableCell1597"><text:p text:style-name="P1598">Ignore</text:p></table:table-cell></table:table-row><table:table-row table:style-name="TableRow1599"><table:table-cell table:style-name="TableCell1600"><text:p text:style-name="P1601">01</text:p></table:table-cell><table:table-cell table:style-name="TableCell1602"><text:p text:style-name="P1603">EIH</text:p></table:table-cell><table:table-cell table:style-name="TableCell1604"><text:p text:style-name="P1605">INT</text:p></table:table-cell></table:table-row><table:table-row table:style-name="TableRow1606"><table:table-cell table:style-name="TableCell1607"><text:p text:style-name="P1608">11</text:p></table:table-cell><table:table-cell table:style-name="TableCell1609"><text:p text:style-name="P1610">Нет</text:p></table:table-cell><table:table-cell table:style-name="TableCell1611"><text:p text:style-name="P1612">Ignore</text:p></table:table-cell></table:table-row><table:table-row table:style-name="TableRow1613"><table:table-cell table:style-name="TableCell1614"><text:p text:style-name="P1615">10</text:p></table:table-cell><table:table-cell table:style-name="TableCell1616"><text:p text:style-name="P1617">Нет</text:p></table:table-cell><table:table-cell table:style-name="TableCell1618"><text:p text:style-name="P1619">Ignore</text:p></table:table-cell></table:table-row></table:table><text:p text:style-name="Обычный"/></draw:text-box><svg:title/><svg:desc/></draw:frame></text:span><text:span text:style-name="T1620">Либо, в зависимости от типа операции:</text:span></text:p>
      <text:list text:style-name="WWNum28" text:continue-numbering="true">
        <text:list-item>
          <text:p text:style-name="P1621"><text:span text:style-name="T1622">[15:62] –<text:s/></text:span><text:span text:style-name="T1623">imm</text:span><text:span text:style-name="T1624">48</text:span></text:p>
        </text:list-item>
      </text:list>
      <text:h text:style-name="P1625" text:outline-level="3">Системные инструкции</text:h>
      <text:list text:style-name="WWNum28" text:continue-numbering="true">
        <text:list-item>
          <text:p text:style-name="P1626"><text:span text:style-name="T1627">[0:</text:span><text:span text:style-name="T1628">1</text:span><text:span text:style-name="T1629">]<text:s/></text:span><text:span text:style-name="T1630">– привилегии</text:span></text:p>
        </text:list-item>
        <text:list-item>
          <text:p text:style-name="P1631"><text:span text:style-name="T1632">[2:6]<text:s/></text:span><text:span text:style-name="T1633">–<text:s/></text:span><text:span text:style-name="T1634">cond</text:span><text:span text:style-name="T1635"><text:s/>код условия</text:span></text:p>
        </text:list-item>
        <text:list-item>
          <text:p text:style-name="P1636"><text:span text:style-name="T1637">[7:10] –<text:s/></text:span><text:span text:style-name="T1638">opcode</text:span><text:span text:style-name="T1639"><text:s/>код операции.</text:span></text:p>
        </text:list-item>
        <text:list-item>
          <text:p text:style-name="P1640"><text:span text:style-name="T1641">[11:14] – тип операции (Таблица<text:s/></text:span><text:span text:style-name="T1642">5</text:span><text:span text:style-name="T1643">)</text:span></text:p>
        </text:list-item>
        <text:list-item>
          <text:p text:style-name="P1644">[15:18] – xxxxxxxx</text:p>
        </text:list-item>
        <text:list-item>
          <text:p text:style-name="P1645"><text:span text:style-name="T1646">[19:24] –<text:s/></text:span><text:span text:style-name="T1647">Rn</text:span></text:p>
        </text:list-item>
        <text:list-item>
          <text:p text:style-name="P1648"><text:span text:style-name="T1649">[25:30] –<text:s/></text:span><text:span text:style-name="T1650">Rd</text:span></text:p>
        </text:list-item>
        <text:list-item>
          <text:p text:style-name="P1651"><text:span text:style-name="T1652">[31]<text:s/></text:span><text:span text:style-name="T1653">I</text:span><text:span text:style-name="T1654"><text:s/>– <text:s/>тип операнда</text:span></text:p>
        </text:list-item>
        <text:list-item>
          <text:p text:style-name="P1655"><text:span text:style-name="T1656">[32:37]<text:s/></text:span><text:span text:style-name="T1657">–номер прерывания/номер порта</text:span></text:p>
        </text:list-item>
      </text:list>
      <text:p text:style-name="P1658"><text:span text:style-name="T1659">Архитектура набора команд базируется на<text:s/></text:span><text:span text:style-name="T1660">ARM</text:span><text:span text:style-name="T1661">. Например формат поля<text:s/></text:span><text:span text:style-name="T1662">cond</text:span><text:span text:style-name="T1663"><text:s/>в</text:span><text:span text:style-name="T1664">зят с<text:s/></text:span><text:span text:style-name="T1665">ARM</text:span><text:span text:style-name="T1666">.</text:span></text:p>
      <text:p text:style-name="P1667">На таблице 6, показан формат поля привилегий.</text:p>
      <text:p text:style-name="P1668"><text:s/>Замечание по поводу привилегий. Все инструкции из обработчиков исключений должны иметь префикс 01, например EIHADD R2, R5, R54</text:p>
      <text:h text:style-name="P1669" text:outline-level="2"/>
      <text:h text:style-name="P1670" text:outline-level="2">Исключения.</text:h>
      <text:p text:style-name="P1671"><text:span text:style-name="T1672">Если команда вызвала исключение то устанавливается соотве</text:span><text:span text:style-name="T1673">тствующий этому исключению бит в регистре<text:s/></text:span><text:span text:style-name="T1674">INR</text:span><text:span text:style-name="T1675">.</text:span></text:p>
      <text:p text:style-name="P1676"><text:span text:style-name="T1677">MEMEX</text:span><text:span text:style-name="T1678"><text:s/>– исключение защиты памяти.<text:s/></text:span><text:span text:style-name="T1679">N</text:span><text:span text:style-name="T1680"><text:s/>= 1(номер бита в регистре<text:s/></text:span><text:span text:style-name="T1681">INR</text:span><text:span text:style-name="T1682">).</text:span></text:p>
      <text:p text:style-name="P1683"><text:span text:style-name="T1684">OPEX</text:span><text:span text:style-name="T1685"><text:s/>– исключение неверного опкода команды.<text:s/></text:span><text:span text:style-name="T1686">N</text:span><text:span text:style-name="T1687"><text:s/>= 10.</text:span></text:p>
      <text:p text:style-name="P1688">ILLEGALPORT <text:s/>- попытка записи/чтения в/из недоступный порт. N = 30</text:p>
      <text:h text:style-name="P1689" text:outline-level="2">Обработка исключительных ситуация и прерываний.</text:h>
      <text:p text:style-name="P1690"><text:tab/></text:p>
      <text:soft-page-break/>
      <text:p text:style-name="P1691"><text:span text:style-name="T1692">Адреса обработчиков прерываний выровнены на 8 байт, и<text:s/></text:span><text:span text:style-name="T1693">их ненулевая часть хранится хранятся в регистрах<text:s/></text:span><text:span text:style-name="T1694">IAD</text:span><text:span text:style-name="T1695">0 –<text:s/></text:span><text:span text:style-name="T1696">IAD</text:span><text:span text:style-name="T1697">63.</text:span></text:p>
      <text:p text:style-name="P1698"><text:span text:style-name="T1699">Флаги в регистре<text:s/></text:span><text:span text:style-name="T1700">INR</text:span><text:span text:style-name="T1701"><text:s/>могут изменяться либо явно (</text:span><text:span text:style-name="T1702">INT</text:span><text:span text:style-name="T1703">), либо в результате исключений. После того как инструкция<text:s/></text:span><text:span text:style-name="T1704">INT</text:span><text:span text:style-name="T1705"><text:s/>установила флаг прерывания, следующая команда берется по адресу, соответствующ</text:span><text:span text:style-name="T1706">его обработчика.</text:span></text:p>
      <text:p text:style-name="P1707"/>
      <text:h text:style-name="P1708" text:outline-level="1">Микроархитектура вычислительного ядра.</text:h>
      <text:p text:style-name="P1709"/>
      <text:h text:style-name="P1710" text:outline-level="1">Модель взаимодействия ядер между собой и памятью.</text:h>
      <text:p text:style-name="P1711"/>
      <text:p text:style-name="P1712">Каждое ядро имеет 4 порта ввода и 4 порта вывода, для взаимодействия с соседними ядрами.</text:p>
      <text:p text:style-name="P1713">Первая реализация будет поддерживать только непосредственное взаимодействие между ядрами. Память каждого ядра независима. Более сложное межъядерное взаимодействие(общая память) появится в следующих реализациях.</text:p>
      <text:p text:style-name="P1714"><text:span text:style-name="T1715">Модель<text:s/></text:span><text:span text:style-name="T1716">NUMA</text:span><text:span text:style-name="T1717">. У каждого ядра есть своя память данных и команд, а также своя память, но ядро имеет доступ</text:span><text:span text:style-name="T1718"><text:s/>к памяти другого ядра, через специальные команды. Ядра, так-же могут передавать данные непосредственно в соседнее ядро.</text:span></text:p>
      <text:h text:style-name="P1719" text:outline-level="1"><text:span text:style-name="T1720">Разработка и верификация<text:s/></text:span><text:span text:style-name="T1721">Verilog</text:span><text:span text:style-name="T1722">-модели</text:span></text:h>
      <text:p text:style-name="P1723"/>
      <text:p text:style-name="P1724"><text:tab/>Для верификации должна быть использована программная модель вычислительного ядра. Предполагается ее написание на ЯП С++.</text:p>
      <text:p text:style-name="P1725"/>
      <text:soft-page-break/>
      <text:p text:style-name="P1726"><text:span text:style-name="T1727">/*</text:span><text:span text:style-name="T1728">Дневник разработки</text:span></text:p>
      <text:p text:style-name="P1729"><text:span text:style-name="T1730"><text:tab/></text:span><text:span text:style-name="T1731">01.11.2020 – начало разработки<text:s/></text:span><text:span text:style-name="T1732">ISA</text:span><text:span text:style-name="T1733">.</text:span></text:p>
      <text:p text:style-name="P1734"><text:span text:style-name="T1735">02.11.2020 – первая версия<text:s/></text:span><text:span text:style-name="T1736">ISA</text:span><text:span text:style-name="T1737">, а так-же черновой вариант машинного <text:s/>представления команд.</text:span></text:p>
      <text:p text:style-name="P1738"><text:span text:style-name="T1739"><text:tab/>Текущие вопросы</text:span><text:span text:style-name="T1740">:</text:span></text:p>
      <text:list text:style-name="WWNum20">
        <text:list-item text:start-value="1">
          <text:p text:style-name="P1741"><text:span text:style-name="T1742">Реализовывать ли в первой версии архитектуры инструкции<text:s/></text:span><text:span text:style-name="T1743">умножения, и если да то как? Конверезировать<text:s/></text:span><text:span text:style-name="T1744">ALU</text:span><text:span text:style-name="T1745">, или сделать умножение за один такт?</text:span></text:p>
        </text:list-item>
        <text:list-item>
          <text:p text:style-name="P1746">Достаточно ли инструкций для межъядерного взаимодействия?(04.11.2020 Пока достаточно.)</text:p>
        </text:list-item>
      </text:list>
      <text:p text:style-name="P1747"><text:tab/>Планы на 03.11.2020 – завершить разработку машинного языка.</text:p>
      <text:p text:style-name="P1748"><text:tab/>03.11.2020</text:p>
      <text:p text:style-name="P1749">1) Машинный язык построен.</text:p>
      <text:p text:style-name="P1750">2) Написан тестовый вариант умножителя (Алгоритм Бута).</text:p>
      <text:p text:style-name="P1751">3) Начало проектирования однотактного варианта микроархитектуры.</text:p>
      <text:p text:style-name="P1752">Вопрос межъядерного взаимодействия не обдумывался.</text:p>
      <text:p text:style-name="P1753">Планы на 04.11.2020</text:p>
      <text:list text:style-name="WWNum21">
        <text:list-item text:start-value="1">
          <text:p text:style-name="P1754"><text:span text:style-name="T1755">Проанализировать умножитель на возможность ко</text:span><text:span text:style-name="T1756">нвееризации, провести моделирование в<text:s/></text:span><text:span text:style-name="T1757">Quartus</text:span><text:span text:style-name="T1758">.</text:span></text:p>
        </text:list-item>
        <text:list-item>
          <text:p text:style-name="P1759"><text:span text:style-name="T1760">На основании анализа Умножителя, доработать и начать реализацию на<text:s/></text:span><text:span text:style-name="T1761">Verilog</text:span><text:span text:style-name="T1762"><text:s/>однотактной микроархитектуры.</text:span></text:p>
        </text:list-item>
        <text:list-item>
          <text:p text:style-name="P1763"><text:span text:style-name="T1764">Если будет свободное время, подумать над архитектурой эмулятора. (на<text:s/></text:span><text:span text:style-name="T1765">C</text:span><text:span text:style-name="T1766">++)</text:span></text:p>
        </text:list-item>
      </text:list>
      <text:p text:style-name="P1767">04.11.2020</text:p>
      <text:p text:style-name="P1768"><text:span text:style-name="T1769">Возникли проблемы с</text:span><text:span text:style-name="T1770"><text:s/></text:span><text:span text:style-name="T1771">Quartus</text:span><text:span text:style-name="T1772">. Решение проблем отложу до стадии структурной реализации<text:s/></text:span><text:span text:style-name="T1773">Verilog</text:span><text:span text:style-name="T1774">-кода.</text:span></text:p>
      <text:p text:style-name="P1775">Умножение, скорее всего, сделаю за один такт, либо вообще, в первых версиях его не будет.</text:p>
      <text:p text:style-name="P1776"><text:span text:style-name="T1777">Сделан набросок программы – эмулятора (</text:span><text:span text:style-name="T1778">SMPemulator</text:span><text:span text:style-name="T1779">). Реализация ОО подходом. Разработк</text:span><text:span text:style-name="T1780">а ведется в<text:s/></text:span><text:span text:style-name="T1781">IDE</text:span><text:span text:style-name="T1782"><text:s/></text:span><text:span text:style-name="T1783">Visual</text:span><text:span text:style-name="T1784"><text:s/></text:span><text:span text:style-name="T1785">Studio</text:span><text:span text:style-name="T1786"><text:s/>2017.</text:span></text:p>
      <text:soft-page-break/>
      <text:p text:style-name="P1787"><text:span text:style-name="T1788">К<text:s/></text:span><text:span text:style-name="T1789">Veriolog</text:span><text:span text:style-name="T1790"><text:s/>–</text:span><text:span text:style-name="T1791">реализации</text:span><text:span text:style-name="T1792">:</text:span></text:p>
      <text:p text:style-name="P1793"><text:span text:style-name="T1794">Сначала сделаю поведенческое описание(</text:span><text:span text:style-name="T1795">behavior</text:span><text:span text:style-name="T1796">). Тестирование будет проходить в программе<text:s/></text:span><text:span text:style-name="T1797">ModelSim</text:span><text:span text:style-name="T1798">. Затем, когда модель будет функционально-готова, можно переходить к более детальному описанию проекта. В дальнейшем, во</text:span><text:span text:style-name="T1799">зможна, реализации на<text:s/></text:span><text:span text:style-name="T1800">FPGA</text:span><text:span text:style-name="T1801">.</text:span></text:p>
      <text:p text:style-name="P1802"><text:span text:style-name="T1803">На текущем этапе средства САПР<text:s/></text:span><text:span text:style-name="T1804">Quartus</text:span><text:span text:style-name="T1805"><text:s/>использовать только для просмотра<text:s/></text:span><text:span text:style-name="T1806">RTL</text:span><text:span text:style-name="T1807">. <text:s/>В случае возникновения “затыков” с программой, не углубляться в их разрешение (Можно потратить много времени ни на что).</text:span></text:p>
      <text:p text:style-name="P1808">Планы на 05.11.2020</text:p>
      <text:p text:style-name="P1809">То, что<text:s/>не сделано 04.11.2020.</text:p>
      <text:p text:style-name="P1810">05.11.2020</text:p>
      <text:p text:style-name="P1811">Продолжена разработка эмулятора. Все пояснения, написаны в коде.</text:p>
      <text:p text:style-name="P1812">Планы на 06.11.2020:</text:p>
      <text:p text:style-name="P1813"><text:span text:style-name="T1814">Хрошенько подумать на архитектурой эмулятора. И Архитектурой однотактового<text:s/></text:span><text:span text:style-name="T1815">SMP</text:span><text:span text:style-name="T1816">.</text:span></text:p>
      <text:p text:style-name="P1817">06.11.2020</text:p>
      <text:p text:style-name="P1818">Сегодня проектировал эмулятор, его архитектура, в принципе готова.</text:p>
      <text:p text:style-name="P1819"><text:span text:style-name="T1820">Начал писать код. Отладка, скорее всего, завтра. Надо не забывать что, эта программа не является конечной целью, она лишь инструмент. Она нужна для отладки программ, и для лучшего понимания работы Ядра<text:s/></text:span><text:span text:style-name="T1821">SMP</text:span><text:span text:style-name="T1822">.</text:span></text:p>
      <text:p text:style-name="P1823"><text:span text:style-name="T1824">Замечено что код декодера<text:s/></text:span><text:span text:style-name="T1825">инструкций можно “легко” переиспользовать для дизассембера<text:s/></text:span><text:span text:style-name="T1826">SMP</text:span><text:span text:style-name="T1827">.</text:span></text:p>
      <text:p text:style-name="P1828"><text:span text:style-name="T1829">Замечена проблема с<text:s/></text:span><text:span text:style-name="T1830">ISA</text:span><text:span text:style-name="T1831">. Когда исполняется обработчик исключения, то если появилось исключение, то возможно неопределенное поведение. Если Установлены два и/или прерывания, то нужно чтобы посл</text:span><text:span text:style-name="T1832">е обработки прерывания с высоким приоритетом, исполнился обработчик исключения более низкого приоритета. Возможно нужно добавить признак того что сейчас происходит работает обработчик, но тогда нужно добавить специальную команду выхода из обработчика.</text:span></text:p>
      <text:p text:style-name="P1833">Решение. Необходимо маскировать прерывания, когда происходит обработка исключения.</text:p>
      <text:p text:style-name="P1834">Планы на 07.11.2020</text:p>
      <text:soft-page-break/>
      <text:p text:style-name="P1835"><text:span text:style-name="T1836">Поосваивать что-нибудь по С++.<text:s/></text:span><text:span text:style-name="T1837">Важно не потратить весь день на это.</text:span></text:p>
      <text:p text:style-name="P1838"><text:span text:style-name="T1839"><text:tab/>Все-таки, попытаться <text:s/>начать проектирование однотактной<text:s/></text:span><text:span text:style-name="T1840"><text:tab/></text:span><text:span text:style-name="T1841"><text:tab/></text:span><text:span text:style-name="T1842"><text:tab/></text:span><text:span text:style-name="T1843"><text:tab/></text:span><text:span text:style-name="T1844"><text:tab/>микроархитектуры<text:s/></text:span><text:span text:style-name="T1845">SMP</text:span><text:span text:style-name="T1846">.</text:span></text:p>
      <text:p text:style-name="P1847"><text:span text:style-name="T1848"><text:tab/>В</text:span><text:span text:style-name="T1849">торая задача в приоретете, но и о<text:s/></text:span><text:span text:style-name="T1850">C</text:span><text:span text:style-name="T1851">++ не забывать.</text:span></text:p>
      <text:p text:style-name="P1852"><text:span text:style-name="T1853"><text:tab/>Весь день на проект<text:s/></text:span><text:span text:style-name="T1854">SMP</text:span><text:span text:style-name="T1855">, тратить не сильно хочу</text:span></text:p>
      <text:p text:style-name="P1856"><text:span text:style-name="T1857"><text:tab/>Замечание по поводу названия “</text:span><text:span text:style-name="T1858">SMP</text:span><text:span text:style-name="T1859">”, аббревиатура совпадает с<text:s/></text:span><text:span text:style-name="T1860"><text:tab/></text:span><text:span text:style-name="T1861"><text:tab/></text:span><text:span text:style-name="T1862"><text:tab/>абервиатурой<text:s/></text:span><text:span text:style-name="T1863">SMP</text:span><text:span text:style-name="T1864">:<text:s/></text:span><text:span text:style-name="T1865">Symmetric</text:span><text:span text:style-name="T1866"><text:s/></text:span><text:span text:style-name="T1867">Multiprocessor</text:span><text:span text:style-name="T1868">. В дальнейшем название<text:s/></text:span><text:span text:style-name="T1869"><text:tab/>будет<text:s/></text:span><text:span text:style-name="T1870"><text:tab/>измененно.</text:span></text:p>
      <text:p text:style-name="P1871">Теперь по поводу Конвеерезации умножения.</text:p>
      <text:p text:style-name="P1872"><text:span text:style-name="T1873"><text:tab/>Пока<text:s/></text:span><text:span text:style-name="T1874">behavior</text:span><text:span text:style-name="T1875"><text:s/>–<text:s/></text:span><text:span text:style-name="T1876">style</text:span><text:span text:style-name="T1877">, включу умножение в стадию<text:s/></text:span><text:span text:style-name="T1878">Execute</text:span><text:span text:style-name="T1879">.</text:span></text:p>
      <text:p text:style-name="P1880"><text:span text:style-name="T1881"><text:tab/>Т.е пока не конвеерезировать. Когда модель будет готова и отлажена, можно заняться разработкой <text:s/></text:span><text:span text:style-name="T1882">конвеерного устройства исполнения (Возможно расширение набора команд командами с<text:s/></text:span><text:span text:style-name="T1883">floating</text:span><text:span text:style-name="T1884"><text:s/></text:span><text:span text:style-name="T1885">point</text:span><text:span text:style-name="T1886">).</text:span></text:p>
      <text:p text:style-name="P1887">07.11.2020</text:p>
      <text:p text:style-name="P1888"><text:span text:style-name="T1889"><text:tab/></text:span><text:span text:style-name="T1890">1) Исправлена неточность в<text:s/></text:span><text:span text:style-name="T1891">ISA</text:span><text:span text:style-name="T1892">, связанная с обработкой исключений. В регистр флагов добавлен бит обработчика исключений. После того как бит<text:s/></text:span><text:span text:style-name="T1893">исключения установился, происходит переход на обработчик, и устанавливается бит в регистре флагов. Инструкции, срабатывающие от бита обработчика исключений, не могут влиять на регистр исключений. В связи с этими изменениями, инструкции обработчиков прерыва</text:span><text:span text:style-name="T1894">ний должны работать по условию установления бита обработчика прерываний в регистре флагов.</text:span></text:p>
      <text:p text:style-name="P1895"><text:span text:style-name="T1896"><text:tab/>2)<text:s/></text:span><text:span text:style-name="T1897">ISA</text:span><text:span text:style-name="T1898"><text:s/>– формализованна и почти готова к реализации (микроархитектурной). Но желательно сначало заиметь работающий эмулятор. Возможно, он поможет выявить скрытые ко</text:span><text:span text:style-name="T1899">сяки в<text:s/></text:span><text:span text:style-name="T1900">ISA</text:span><text:span text:style-name="T1901">.</text:span></text:p>
      <text:p text:style-name="P1902">3)<text:s/><text:tab/>Продолжена разработка эмулятора. Написана и отлажена (вроде) основная структура. Осталось реализовать декодер, и инструкции.</text:p>
      <text:p text:style-name="P1903"><text:span text:style-name="T1904">Больше всего времени потрачено на 3й пункт, в связи с “приколами<text:s/></text:span><text:span text:style-name="T1905">C</text:span><text:span text:style-name="T1906">++”.</text:span></text:p>
      <text:p text:style-name="P1907"/>
      <text:p text:style-name="P1908"><text:span text:style-name="T1909">Планы на 0</text:span><text:span text:style-name="T1910">8</text:span><text:span text:style-name="T1911">.11.2020</text:span></text:p>
      <text:list text:style-name="WWNum26">
        <text:list-item text:start-value="1">
          <text:p text:style-name="P1912">Потрать не сильно много<text:s/>времени на Проект.</text:p>
        </text:list-item>
        <text:list-item>
          <text:p text:style-name="P1913"><text:span text:style-name="T1914">Решить проблему кодировании кодов условий, в машинной записи инструкций (биты [0:6]), возможно потребуется переработка регистра флагов.<text:s/></text:span><text:span text:style-name="T1915">ЖЕЛАТЕЛЬНО не изменять формат машинных инструкций.</text:span></text:p>
        </text:list-item>
      </text:list>
      <text:list text:style-name="WWNum19">
        <text:list-item text:start-value="1">
          <text:p text:style-name="P1916"><text:span text:style-name="T1917">Предварительное решение</text:span><text:span text:style-name="T1918">:</text:span></text:p>
        </text:list-item>
        <text:list-item>
          <text:p text:style-name="P1919"><text:tab/>Записывать в код<text:s/>условия номер соответствующего флага в регистре флагов.</text:p>
        </text:list-item>
      </text:list>
      <text:p text:style-name="P1920"><text:span text:style-name="T1921"><text:tab/></text:span><text:span text:style-name="T1922">Первый пункт в приоретете.</text:span></text:p>
      <text:p text:style-name="P1923">08.11.2020</text:p>
      <text:p text:style-name="P1924"><text:span text:style-name="T1925">1) Решена проблема с кодированием условий исполнения. Немного изменена<text:s/></text:span><text:span text:style-name="T1926">ISA</text:span><text:span text:style-name="T1927">.</text:span></text:p>
      <text:p text:style-name="P1928">2) Доработана документация.</text:p>
      <text:p text:style-name="P1929"><text:span text:style-name="T1930">Планы на<text:s/></text:span><text:span text:style-name="T1931">09.11.2020</text:span></text:p>
      <text:list text:style-name="WWNum31">
        <text:list-item text:start-value="1">
          <text:p text:style-name="P1932">Уделить время эмулятору.</text:p>
        </text:list-item>
        <text:list-item>
          <text:p text:style-name="P1933"><text:span text:style-name="T1934">Проверить<text:s/></text:span><text:span text:style-name="T1935">IS</text:span><text:span text:style-name="T1936">A</text:span><text:span text:style-name="T1937"><text:s/>на предмет логических ошибок.</text:span></text:p>
        </text:list-item>
        <text:list-item>
          <text:p text:style-name="P1938"><text:span text:style-name="T1939">Возможно, начать писать<text:s/></text:span><text:span text:style-name="T1940">Verilog-</text:span><text:span text:style-name="T1941">модель</text:span></text:p>
        </text:list-item>
      </text:list>
      <text:p text:style-name="P1942">09.11.2020</text:p>
      <text:list text:style-name="WWNum32">
        <text:list-item text:start-value="1">
          <text:p text:style-name="P1943">Немного доделывал Эмулятор.</text:p>
        </text:list-item>
      </text:list>
      <text:p text:style-name="P1944">К концу недели, скорее всего закончу (работы осталось на пару вечеров + отладка).</text:p>
      <text:list text:style-name="WWNum32" text:continue-numbering="true">
        <text:list-item>
          <text:p text:style-name="P1945"><text:span text:style-name="T1946">В<text:s/></text:span><text:span text:style-name="T1947">ISA</text:span><text:span text:style-name="T1948">, ошибок, пока не обнаружил.</text:span></text:p>
        </text:list-item>
      </text:list>
      <text:p text:style-name="P1949"><text:span text:style-name="T1950">Скорее всего, перейду к<text:s/></text:span><text:span text:style-name="T1951">реализации<text:s/></text:span><text:span text:style-name="T1952">Verilog</text:span><text:span text:style-name="T1953"><text:s/>модели, когда закончу эмулятор.</text:span></text:p>
      <text:p text:style-name="P1954"/>
      <text:p text:style-name="P1955">11.11.2020</text:p>
      <text:p text:style-name="P1956"><text:span text:style-name="T1957"><text:tab/>1) Осваивал теорию.(Архитектура, С++)</text:span></text:p>
      <text:p text:style-name="P1958"><text:span text:style-name="T1959"><text:tab/>2) Перенес проект на <text:s/>FreeBSD, C++ код, успешно собрался.(make +<text:s/></text:span><text:span text:style-name="T1960"><text:tab/>компилятор с++) Не писать ОС - специфический код. (Для простой<text:s/></text:span><text:span text:style-name="T1961"><text:tab/>переносимости)</text:span></text:p>
      <text:p text:style-name="P1962"><text:span text:style-name="T1963"><text:tab/>3) <text:s/>Исп</text:span><text:span text:style-name="T1964">равлена пара ошибок в C++ коде.</text:span></text:p>
      <text:p text:style-name="P1965"><text:span text:style-name="T1966"><text:tab/>4) Думаю про Суперскалярность.</text:span></text:p>
      <text:p text:style-name="P1967">12.11.2020</text:p>
      <text:soft-page-break/>
      <text:p text:style-name="P1968"><text:tab/>Немного доделывал Эмулятор.</text:p>
      <text:p text:style-name="P1969">13.11.2020</text:p>
      <text:p text:style-name="P1970"><text:tab/>Писал Эмулятор.</text:p>
      <text:p text:style-name="P1971"><text:tab/>Завтра, надеюсь сделаю что-то содержательное.</text:p>
      <text:p text:style-name="P1972">14.11.2020 — 16.11.2020</text:p>
      <text:p text:style-name="P1973"><text:tab/>Ничего содержательного не делал.</text:p>
      <text:p text:style-name="P1974"><text:tab/>По Эмулятору,<text:s/>осталось много нудной работы. Нужно написать все ~50<text:s/><text:tab/><text:tab/>инструкций.</text:p>
      <text:p text:style-name="P1975"><text:tab/>Осваивал теорию по Архитектуре.</text:p>
      <text:p text:style-name="P1976">17.11.2020</text:p>
      <text:p text:style-name="P1977"><text:tab/>Писал Эмулятор.</text:p>
      <text:p text:style-name="P1978"><text:span text:style-name="T1979"><text:tab/>Надо освоить предачу оператора в функцию.(</text:span><text:span text:style-name="T1980">Не понадобилось</text:span><text:span text:style-name="T1981">)</text:span></text:p>
      <text:p text:style-name="P1982"><text:tab/>Также осваивал теорию по Архитектуре.</text:p>
      <text:p text:style-name="P1983">18.11.2020</text:p>
      <text:p text:style-name="P1984"><text:tab/>Зодумался на счет<text:s/>Алгоритма Томасуло.</text:p>
      <text:p text:style-name="P1985"><text:tab/>Эмулятор. Реалезованны команды ALU, кроме SIMD.</text:p>
      <text:p text:style-name="P1986"><text:tab/>Завтра нужно отлаживать.</text:p>
      <text:p text:style-name="P1987"><text:tab/>До того пока не будет отлажено текущее состояние Эмулятора,<text:s/><text:tab/>прекратить расширение кода.</text:p>
      <text:p text:style-name="P1988">25.11.2020</text:p>
      <text:p text:style-name="P1989"><text:tab/>Начал осваивать Verilog PLI. (VPI)</text:p>
      <text:p text:style-name="P1990"><text:tab/>Добавил все инструкции<text:s/>ALU включая SIMD, и MUL.</text:p>
      <text:p text:style-name="P1991"><text:tab/>Отлаживал Эмулятор. Проблемы с Ассемблерными вставками.</text:p>
      <text:p text:style-name="P1992"><text:tab/>Использовал AVX-512 инструкции.(В дальнейшем, надо-бы от них<text:s/><text:tab/>отказаться, для переносимости.)</text:p>
      <text:p text:style-name="P1993"><text:tab/>Попробовал компилятор g++, т.к c++ имеет проблемы с AVX<text:s/><text:tab/>инструкциями, но g++, тоже, какую-то хрень пишет.</text:p>
      <text:soft-page-break/>
      <text:p text:style-name="P1994">26.11.2020</text:p>
      <text:p text:style-name="P1995"><text:tab/>Перешёл не Intel-синтаксис в ассемблерных вставках.</text:p>
      <text:p text:style-name="P1996"><text:tab/>Исправил ассемблерные инструкции.</text:p>
      <text:p text:style-name="P1997"><text:tab/>Также исправлены ошибки в инструкциях AND и ORR.</text:p>
      <text:p text:style-name="P1998"><text:tab/>Пока не отлажу текущий код, следующие инструкции реализовывать не<text:s/><text:tab/>буду.</text:p>
      <text:p text:style-name="P1999">28.11.2020</text:p>
      <text:p text:style-name="P2000"><text:tab/>Почти написал прообраз ассемблера на Python.</text:p>
      <text:p text:style-name="P2001"><text:tab/>Реализованны команды ALU, MUL, MEM. Остальные сделаю<text:s/><text:tab/>завтра(надеюсь).</text:p>
      <text:p text:style-name="P2002"><text:tab/>Это позволит ускорить отладку эмулятора.</text:p>
      <text:p text:style-name="P2003"><text:tab/>В дальнейшем, все равно надо будет написать ассемблер на С++. <text:s/>Python<text:s/><text:tab/>нужен для портотипирования.</text:p>
      <text:p text:style-name="P2004">29.11.2020</text:p>
      <text:p text:style-name="P2005"><text:tab/>Закончил простой ассемблер, но он требует более детальной проверки.</text:p>
      <text:p text:style-name="P2006"><text:tab/>Также уточнены форматы записа некоторых системных инструкций.</text:p>
      <text:p text:style-name="P2007"><text:tab/>В эмуляторе исправлено определение условия выполнения инструкций.(Но<text:s/><text:tab/><text:tab/>пока не оттестировонн Эмулятор.)</text:p>
      <text:p text:style-name="P2008">02.12.2020</text:p>
      <text:p text:style-name="P2009"><text:tab/>Начал писать тесты Эмулятора.</text:p>
      <text:p text:style-name="P2010"><text:tab/>Нужно покрыть тестами все инструкции.</text:p>
      <text:p text:style-name="P2011">04.12.2020</text:p>
      <text:p text:style-name="P2012"><text:tab/>Исправил скрипт кодогенератора.</text:p>
      <text:p text:style-name="P2013"><text:tab/>Исправил несколько комманд в Эмуляторе.</text:p>
      <text:p text:style-name="P2014"><text:tab/>Начал осваивать vim.</text:p>
      <text:p text:style-name="P2015">07.12.2020:</text:p>
      <text:p text:style-name="P2016"><text:tab/><text:s/>Добавил отладочный режим в Эмулятор.</text:p>
      <text:p text:style-name="P2017"><text:tab/>Нужно уточнить порядок бит в регистрах, а также флаги уловий</text:p>
      <text:p text:style-name="P2018">08.12.2020:</text:p>
      <text:soft-page-break/>
      <text:p text:style-name="P2019"><text:tab/><text:s/>Исправил установку флагов в Эмуляторе.</text:p>
      <text:p text:style-name="P2020"><text:tab/>В принципе, можно переходить к реализации команд доступа к памяти,<text:s/><text:tab/><text:tab/><text:tab/>каманд перехода и системных команд.</text:p>
      <text:p text:style-name="P2021">16.12.2020</text:p>
      <text:p text:style-name="P2022"><text:tab/>Добавил команды работы с памятью.</text:p>
      <text:p text:style-name="P2023"><text:tab/>Надо убедится в корректной работе „подсистемы памяти“.</text:p>
      <text:p text:style-name="P2024"><text:tab/>Немного изменена ISA, теперь регист R0, имеет срого нулевое значение.</text:p>
      <text:p text:style-name="P2025">25.01.2021</text:p>
      <text:p text:style-name="P2026"><text:tab/>1)пред-Ассемблер на Python готов.</text:p>
      <text:p text:style-name="P2027"><text:span text:style-name="T2028"><text:tab/>2)Исправленна проблема с проверк</text:span><text:span text:style-name="T2029">ой системы.(Т.к при написании эмулятора<text:s/></text:span><text:span text:style-name="T2030"><text:tab/>применялись<text:s/></text:span><text:span text:style-name="T2031">asm</text:span><text:span text:style-name="T2032">-вставки AVX-512 интрукций, не все процессоры из семейства<text:s/></text:span><text:span text:style-name="T2033"><text:tab/>x86-64, пригодны для запуска эмулятора)</text:span></text:p>
      <text:p text:style-name="P2034"><text:tab/>Скорее всего машинно-зависимый код будет переписан.</text:p>
      <text:p text:style-name="P2035"><text:tab/>В дальнейшем<text:s/><text:tab/>планируется подготовка кода для<text:s/>запуска на ARM64 машинах<text:s/><text:tab/>таких как Raspberry Pi4.</text:p>
      <text:p text:style-name="P2036"><text:tab/>3)Утеряна версия документации на 31.12.2020</text:p>
      <text:p text:style-name="P2037"><text:span text:style-name="T2038"><text:tab/></text:span><text:span text:style-name="T2039">Нужно востановить.</text:span></text:p>
      <text:p text:style-name="P2040"><text:tab/>Чтобы в дальнейшем такого не было, положу этот файл в репозиторий.</text:p>
      <text:p text:style-name="P2041"><text:tab/>Кажется это связанно с блокирующими командами типа SYS.</text:p>
      <text:p text:style-name="P2042">26.01.2021</text:p>
      <text:p text:style-name="P2043"><text:tab/>Исправлена документация(7-й бит регитсра флагов используется для<text:s/><text:tab/>маскирования прерываний.)</text:p>
      <text:p text:style-name="P2044"><text:tab/>В эмулятор добавлена поддержка прерываний.</text:p>
      <text:p text:style-name="P2045"><text:tab/>Исправлены ошибка счетчика команд.</text:p>
      <text:p text:style-name="P2046"><text:tab/>Нужно иметь ввиду что адресация по 64 бита, т.е по 8 байт.</text:p>
      <text:p text:style-name="P2047"><text:tab/>Исправлена ошибка с неправильным порядком байт в ассемблере.</text:p>
      <text:p text:style-name="P2048"><text:tab/>Вроде все, осталась отладка эмулятора(нужно проверить команды записи в<text:s/><text:tab/>память данных), и можно переходить к Verilog -у.</text:p>
      <text:soft-page-break/>
      <text:p text:style-name="P2049">28.01.2021</text:p>
      <text:p text:style-name="P2050"><text:tab/>Исправлена ошибка с некоректной кодогенерацией в Ассемблере.</text:p>
      <text:p text:style-name="P2051"><text:tab/>Проверены команды чтения и записи в пямять данных.(проверенны для адресов<text:s/><text:tab/>меньше 8КБт)</text:p>
      <text:p text:style-name="P2052">31.01.2021</text:p>
      <text:p text:style-name="P2053"><text:tab/>Исправлена ошибка с неправильным выбором адреса обработчика прерываний. <text:s text:c="4"/><text:tab/>Дешифратор заменен на приоритетный дешифратор.</text:p>
      <text:p text:style-name="P2054"><text:tab/>Добавлена возможность печать разную отладочную<text:s/>информацию, в зависимости<text:s/><text:tab/>от текущей инструкции.</text:p>
      <text:p text:style-name="P2055">//Часть кода эмулятора была проёбана.</text:p>
      <text:p text:style-name="P2056">13.02.2021</text:p>
      <text:p text:style-name="P2057"><text:tab/>Утерянный код<text:s/>восстановлен.</text:p>
      <text:p text:style-name="P2058"><text:tab/>Исправлены некоторые ошибки в ассемблере. Ошибка с неправильным<text:s/><text:tab/>представление отрицательных смещений в командах перехода</text:p>
      <text:p text:style-name="P2059"><text:span text:style-name="T2060"><text:tab/>Испра</text:span><text:span text:style-name="T2061">влена инструкция<text:s/></text:span><text:span text:style-name="T2062">VUADDB</text:span><text:span text:style-name="T2063"><text:s/>в эмуляторе.</text:span></text:p>
      <text:p text:style-name="P2064"><text:tab/>Появилась идея подключить виртуальные устройства, например эмулятор<text:s/><text:tab/>терминала или просто монитор.</text:p>
      <text:p text:style-name="P2065"><text:span text:style-name="T2066"><text:tab/></text:span><text:span text:style-name="T2067">Монитор можно подключить к одному из портов. Нужно разработать портокол<text:s/></text:span><text:span text:style-name="T2068"><text:tab/>соединения виртуального монитора и<text:s/></text:span><text:span text:style-name="T2069">виртуального процессорного ядра.</text:span></text:p>
      <text:p text:style-name="P2070">17.02.2021</text:p>
      <text:p text:style-name="P2071"><text:span text:style-name="T2072"><text:tab/></text:span><text:span text:style-name="T2073">Начал писать<text:s/></text:span><text:span text:style-name="T2074">RTL.<text:s/></text:span></text:p>
      <text:p text:style-name="P2075"><text:span text:style-name="T2076"><text:tab/></text:span><text:span text:style-name="T2077">Написал многотактный сумматор Ладнера-Фишера.</text:span></text:p>
      <text:p text:style-name="P2078"><text:span text:style-name="T2079">*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wiss" style:font-pitch="variable" svg:panose-1="2 11 6 3 3 8 4 2 2 4"/>
    <style:font-face style:name="Cambria" svg:font-family="Cambria" style:font-family-generic="roman" style:font-pitch="variable" svg:panose-1="2 4 5 3 5 4 6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ru" fo:country="RU" style:language-asian="en" style:country-asian="US" style:language-complex="ar" style:country-complex="SA" style:text-combine="none" fo:hyphenate="true"/>
    </style:default-style>
    <style:style style:name="Заголовок1" style:display-name="Заголовок 1" style:family="paragraph" style:parent-style-name="Standard" style:next-style-name="Standard" style:default-outline-level="1">
      <style:paragraph-properties fo:keep-with-next="always" fo:keep-together="always" fo:margin-top="0.3333in" fo:margin-bottom="0in"/>
      <style:text-properties style:font-name="Cambria" fo:font-weight="bold" style:font-weight-asian="bold" style:font-weight-complex="bold" fo:color="#365F91" fo:font-size="14pt" style:font-size-asian="14pt" style:font-size-complex="14pt" fo:hyphenate="false"/>
    </style:style>
    <style:style style:name="Заголовок2" style:display-name="Заголовок 2" style:family="paragraph" style:parent-style-name="Standard" style:next-style-name="Standard" style:default-outline-level="2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font-size="13pt" style:font-size-asian="13pt" style:font-size-complex="13pt" fo:hyphenate="false"/>
    </style:style>
    <style:style style:name="Заголовок3" style:display-name="Заголовок 3" style:family="paragraph" style:parent-style-name="Standard" style:next-style-name="Standard" style:default-outline-level="3">
      <style:paragraph-properties fo:keep-with-next="always" fo:keep-together="always" fo:margin-top="0.1388in" fo:margin-bottom="0in"/>
      <style:text-properties style:font-name="Cambria" fo:font-weight="bold" style:font-weight-asian="bold" style:font-weight-complex="bold" fo:color="#4F81B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widows="2" fo:orphans="2" fo:margin-bottom="0.1388in"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Список" style:display-name="Список" style:family="paragraph" style:parent-style-name="Textbody">
      <style:text-properties fo:font-size="12pt" style:font-size-asian="12pt" fo:hyphenate="false"/>
    </style:style>
    <style:style style:name="Названиеобъекта" style:display-name="Название объекта" style:family="paragraph" style:parent-style-name="Standard" style:next-style-name="Standard">
      <style:paragraph-properties fo:line-height="100%"/>
      <style:text-properties fo:font-weight="bold" style:font-weight-asian="bold" style:font-weight-complex="bold" fo:color="#4F81BD" fo:font-size="9pt" style:font-size-asian="9pt" style:font-size-complex="9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Абзацсписка" style:display-name="Абзац списка" style:family="paragraph" style:parent-style-name="Standard" style:list-style-name="WWNum19">
      <style:paragraph-properties fo:text-align="justify" fo:margin-left="0.5in">
        <style:tab-stops/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Заголовок1Знак" style:display-name="Заголовок 1 Знак" style:family="text" style:parent-style-name="Основнойшрифтабзаца">
      <style:text-properties style:font-name="Cambria" style:font-name-asian="Calibri" style:font-name-complex="DejaVu Sans" fo:font-weight="bold" style:font-weight-asian="bold" style:font-weight-complex="bold" fo:color="#365F91" fo:font-size="14pt" style:font-size-asian="14pt" style:font-size-complex="14pt"/>
    </style:style>
    <style:style style:name="Заголовок2Знак" style:display-name="Заголовок 2 Знак" style:family="text" style:parent-style-name="Основнойшрифтабзаца">
      <style:text-properties style:font-name="Cambria" style:font-name-asian="Calibri" style:font-name-complex="DejaVu Sans" fo:font-weight="bold" style:font-weight-asian="bold" style:font-weight-complex="bold" fo:color="#4F81BD" fo:font-size="13pt" style:font-size-asian="13pt" style:font-size-complex="13pt"/>
    </style:style>
    <style:style style:name="Заголовок3Знак" style:display-name="Заголовок 3 Знак" style:family="text" style:parent-style-name="Основнойшрифтабзаца">
      <style:text-properties style:font-name="Cambria" style:font-name-asian="Calibri" style:font-name-complex="DejaVu Sans" fo:font-weight="bold" style:font-weight-asian="bold" style:font-weight-complex="bold" fo:color="#4F81BD"/>
    </style:style>
    <style:style style:name="ListLabel1" style:display-name="ListLabel 1" style:family="text">
      <style:text-properties fo:font-size="14pt" style:font-size-asian="14pt" style:font-size-complex="14pt"/>
    </style:style>
    <style:style style:name="ListLabel2" style:display-name="ListLabel 2" style:family="text">
      <style:text-properties fo:font-size="14pt" style:font-size-asian="14pt" style:font-size-complex="14pt"/>
    </style:style>
    <style:style style:name="ListLabel3" style:display-name="ListLabel 3" style:family="text">
      <style:text-properties fo:font-size="14pt" style:font-size-asian="14pt" style:font-size-complex="14pt"/>
    </style:style>
    <style:style style:name="ListLabel4" style:display-name="ListLabel 4" style:family="text">
      <style:text-properties fo:font-size="14pt" style:font-size-asian="14pt" style:font-size-complex="14pt"/>
    </style:style>
    <style:style style:name="ListLabel5" style:display-name="ListLabel 5" style:family="text">
      <style:text-properties fo:font-size="14pt" style:font-size-asian="14pt" style:font-size-complex="14pt"/>
    </style:style>
    <style:style style:name="ListLabel6" style:display-name="ListLabel 6" style:family="text">
      <style:text-properties style:font-name-complex="Courier New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NumberingSymbols" style:display-name="Numbering Symbols" style:family="text"/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list-style style:name="WWNum1" style:display-name="WWNum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text:list-style style:name="WWNum2" style:display-name="WWNum2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text:list-style style:name="WWNum3" style:display-name="WWNum3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/>
      </text:list-level-style-number>
    </text:list-style>
    <text:list-style style:name="WWNum4" style:display-name="WWNum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5" style:display-name="WWNum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6" style:display-name="WWNum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7" style:display-name="WWNum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8" style:display-name="WWNum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9" style:display-name="WWNum9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10" style:display-name="WWNum1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11" style:display-name="WWNum1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12" style:display-name="WWNum1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13" style:display-name="WWNum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14" style:display-name="WWNum1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15" style:display-name="WWNum15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text:list-style style:name="WWNum16" style:display-name="WWNum1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17" style:display-name="WWNum1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18" style:display-name="WWNum1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20LVL2" style:family="text">
      <style:text-properties fo:font-size="14pt" style:font-size-asian="14pt" style:font-size-complex="14pt"/>
    </style:style>
    <text:list-style style:name="WWNum19" style:display-name="WWNum19">
      <text:list-level-style-number text:level="1" style:num-format="1">
        <style:list-level-properties/>
      </text:list-level-style-number>
      <text:list-level-style-number text:level="2" text:style-name="WW_CharLFO20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20" style:display-name="WWNum20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text:list-style style:name="WWNum21" style:display-name="WWNum2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style:style style:name="WW_CharLFO23LVL2" style:family="text">
      <style:text-properties fo:font-size="14pt" style:font-size-asian="14pt" style:font-size-complex="14pt"/>
    </style:style>
    <text:list-style style:name="WWNum22" style:display-name="WWNum22">
      <text:list-level-style-number text:level="1" style:num-format="1">
        <style:list-level-properties/>
      </text:list-level-style-number>
      <text:list-level-style-number text:level="2" text:style-name="WW_CharLFO23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24LVL2" style:family="text">
      <style:text-properties fo:font-size="14pt" style:font-size-asian="14pt" style:font-size-complex="14pt"/>
    </style:style>
    <text:list-style style:name="WWNum23" style:display-name="WWNum23">
      <text:list-level-style-number text:level="1" style:num-format="1">
        <style:list-level-properties/>
      </text:list-level-style-number>
      <text:list-level-style-number text:level="2" text:style-name="WW_CharLFO24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25LVL2" style:family="text">
      <style:text-properties fo:font-size="14pt" style:font-size-asian="14pt" style:font-size-complex="14pt"/>
    </style:style>
    <text:list-style style:name="WWNum24" style:display-name="WWNum24">
      <text:list-level-style-number text:level="1" style:num-format="1">
        <style:list-level-properties/>
      </text:list-level-style-number>
      <text:list-level-style-number text:level="2" text:style-name="WW_CharLFO25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style:style style:name="WW_CharLFO26LVL2" style:family="text">
      <style:text-properties fo:font-size="14pt" style:font-size-asian="14pt" style:font-size-complex="14pt"/>
    </style:style>
    <text:list-style style:name="WWNum25" style:display-name="WWNum25">
      <text:list-level-style-number text:level="1" style:num-format="1">
        <style:list-level-properties/>
      </text:list-level-style-number>
      <text:list-level-style-number text:level="2" text:style-name="WW_CharLFO26LVL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</text:list-style>
    <text:list-style style:name="WWNum26" style:display-name="WWNum26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style:style style:name="WW_CharLFO28LVL1" style:family="text">
      <style:text-properties style:font-name="Symbol"/>
    </style:style>
    <style:style style:name="WW_CharLFO28LVL2" style:family="text">
      <style:text-properties style:font-name="Courier New" style:font-name-complex="Courier New"/>
    </style:style>
    <style:style style:name="WW_CharLFO28LVL3" style:family="text">
      <style:text-properties style:font-name="Wingdings"/>
    </style:style>
    <style:style style:name="WW_CharLFO28LVL4" style:family="text">
      <style:text-properties style:font-name="Symbol"/>
    </style:style>
    <style:style style:name="WW_CharLFO28LVL5" style:family="text">
      <style:text-properties style:font-name="Courier New" style:font-name-complex="Courier New"/>
    </style:style>
    <style:style style:name="WW_CharLFO28LVL6" style:family="text">
      <style:text-properties style:font-name="Wingdings"/>
    </style:style>
    <style:style style:name="WW_CharLFO28LVL7" style:family="text">
      <style:text-properties style:font-name="Symbol"/>
    </style:style>
    <style:style style:name="WW_CharLFO28LVL8" style:family="text">
      <style:text-properties style:font-name="Courier New" style:font-name-complex="Courier New"/>
    </style:style>
    <style:style style:name="WW_CharLFO28LVL9" style:family="text">
      <style:text-properties style:font-name="Wingdings"/>
    </style:style>
    <text:list-style style:name="WWNum27" style:display-name="WWNum27">
      <text:list-level-style-bullet text:level="1" text:style-name="WW_CharLFO28LVL1" text:bullet-char="">
        <style:list-level-properties/>
        <style:text-properties style:font-name="Symbol"/>
      </text:list-level-style-bullet>
      <text:list-level-style-bullet text:level="2" text:style-name="WW_CharLFO28LVL2" text:bullet-char="o">
        <style:list-level-properties/>
        <style:text-properties style:font-name="Courier New"/>
      </text:list-level-style-bullet>
      <text:list-level-style-bullet text:level="3" text:style-name="WW_CharLFO28LVL3" text:bullet-char="">
        <style:list-level-properties/>
        <style:text-properties style:font-name="Wingdings"/>
      </text:list-level-style-bullet>
      <text:list-level-style-bullet text:level="4" text:style-name="WW_CharLFO28LVL4" text:bullet-char="">
        <style:list-level-properties/>
        <style:text-properties style:font-name="Symbol"/>
      </text:list-level-style-bullet>
      <text:list-level-style-bullet text:level="5" text:style-name="WW_CharLFO28LVL5" text:bullet-char="o">
        <style:list-level-properties/>
        <style:text-properties style:font-name="Courier New"/>
      </text:list-level-style-bullet>
      <text:list-level-style-bullet text:level="6" text:style-name="WW_CharLFO28LVL6" text:bullet-char="">
        <style:list-level-properties/>
        <style:text-properties style:font-name="Wingdings"/>
      </text:list-level-style-bullet>
      <text:list-level-style-bullet text:level="7" text:style-name="WW_CharLFO28LVL7" text:bullet-char="">
        <style:list-level-properties/>
        <style:text-properties style:font-name="Symbol"/>
      </text:list-level-style-bullet>
      <text:list-level-style-bullet text:level="8" text:style-name="WW_CharLFO28LVL8" text:bullet-char="o">
        <style:list-level-properties/>
        <style:text-properties style:font-name="Courier New"/>
      </text:list-level-style-bullet>
      <text:list-level-style-bullet text:level="9" text:style-name="WW_CharLFO28LVL9" text:bullet-char="">
        <style:list-level-properties/>
        <style:text-properties style:font-name="Wingdings"/>
      </text:list-level-style-bullet>
    </text:list-style>
    <style:style style:name="WW_CharLFO29LVL1" style:family="text">
      <style:text-properties style:font-name="Symbol"/>
    </style:style>
    <style:style style:name="WW_CharLFO29LVL2" style:family="text">
      <style:text-properties style:font-name="Courier New" style:font-name-complex="Courier New"/>
    </style:style>
    <style:style style:name="WW_CharLFO29LVL3" style:family="text">
      <style:text-properties style:font-name="Wingdings"/>
    </style:style>
    <style:style style:name="WW_CharLFO29LVL4" style:family="text">
      <style:text-properties style:font-name="Symbol"/>
    </style:style>
    <style:style style:name="WW_CharLFO29LVL5" style:family="text">
      <style:text-properties style:font-name="Courier New" style:font-name-complex="Courier New"/>
    </style:style>
    <style:style style:name="WW_CharLFO29LVL6" style:family="text">
      <style:text-properties style:font-name="Wingdings"/>
    </style:style>
    <style:style style:name="WW_CharLFO29LVL7" style:family="text">
      <style:text-properties style:font-name="Symbol"/>
    </style:style>
    <style:style style:name="WW_CharLFO29LVL8" style:family="text">
      <style:text-properties style:font-name="Courier New" style:font-name-complex="Courier New"/>
    </style:style>
    <style:style style:name="WW_CharLFO29LVL9" style:family="text">
      <style:text-properties style:font-name="Wingdings"/>
    </style:style>
    <text:list-style style:name="WWNum28" style:display-name="WWNum28">
      <text:list-level-style-bullet text:level="1" text:style-name="WW_CharLFO29LVL1" text:bullet-char="">
        <style:list-level-properties/>
        <style:text-properties style:font-name="Symbol"/>
      </text:list-level-style-bullet>
      <text:list-level-style-bullet text:level="2" text:style-name="WW_CharLFO29LVL2" text:bullet-char="o">
        <style:list-level-properties/>
        <style:text-properties style:font-name="Courier New"/>
      </text:list-level-style-bullet>
      <text:list-level-style-bullet text:level="3" text:style-name="WW_CharLFO29LVL3" text:bullet-char="">
        <style:list-level-properties/>
        <style:text-properties style:font-name="Wingdings"/>
      </text:list-level-style-bullet>
      <text:list-level-style-bullet text:level="4" text:style-name="WW_CharLFO29LVL4" text:bullet-char="">
        <style:list-level-properties/>
        <style:text-properties style:font-name="Symbol"/>
      </text:list-level-style-bullet>
      <text:list-level-style-bullet text:level="5" text:style-name="WW_CharLFO29LVL5" text:bullet-char="o">
        <style:list-level-properties/>
        <style:text-properties style:font-name="Courier New"/>
      </text:list-level-style-bullet>
      <text:list-level-style-bullet text:level="6" text:style-name="WW_CharLFO29LVL6" text:bullet-char="">
        <style:list-level-properties/>
        <style:text-properties style:font-name="Wingdings"/>
      </text:list-level-style-bullet>
      <text:list-level-style-bullet text:level="7" text:style-name="WW_CharLFO29LVL7" text:bullet-char="">
        <style:list-level-properties/>
        <style:text-properties style:font-name="Symbol"/>
      </text:list-level-style-bullet>
      <text:list-level-style-bullet text:level="8" text:style-name="WW_CharLFO29LVL8" text:bullet-char="o">
        <style:list-level-properties/>
        <style:text-properties style:font-name="Courier New"/>
      </text:list-level-style-bullet>
      <text:list-level-style-bullet text:level="9" text:style-name="WW_CharLFO29LVL9" text:bullet-char="">
        <style:list-level-properties/>
        <style:text-properties style:font-name="Wingdings"/>
      </text:list-level-style-bullet>
    </text:list-style>
    <style:style style:name="WW_CharLFO30LVL1" style:family="text">
      <style:text-properties style:font-name="Symbol"/>
    </style:style>
    <style:style style:name="WW_CharLFO30LVL2" style:family="text">
      <style:text-properties style:font-name="Courier New" style:font-name-complex="Courier New"/>
    </style:style>
    <style:style style:name="WW_CharLFO30LVL3" style:family="text">
      <style:text-properties style:font-name="Wingdings"/>
    </style:style>
    <style:style style:name="WW_CharLFO30LVL4" style:family="text">
      <style:text-properties style:font-name="Symbol"/>
    </style:style>
    <style:style style:name="WW_CharLFO30LVL5" style:family="text">
      <style:text-properties style:font-name="Courier New" style:font-name-complex="Courier New"/>
    </style:style>
    <style:style style:name="WW_CharLFO30LVL6" style:family="text">
      <style:text-properties style:font-name="Wingdings"/>
    </style:style>
    <style:style style:name="WW_CharLFO30LVL7" style:family="text">
      <style:text-properties style:font-name="Symbol"/>
    </style:style>
    <style:style style:name="WW_CharLFO30LVL8" style:family="text">
      <style:text-properties style:font-name="Courier New" style:font-name-complex="Courier New"/>
    </style:style>
    <style:style style:name="WW_CharLFO30LVL9" style:family="text">
      <style:text-properties style:font-name="Wingdings"/>
    </style:style>
    <text:list-style style:name="WWNum29" style:display-name="WWNum29">
      <text:list-level-style-bullet text:level="1" text:style-name="WW_CharLFO30LVL1" text:bullet-char="">
        <style:list-level-properties/>
        <style:text-properties style:font-name="Symbol"/>
      </text:list-level-style-bullet>
      <text:list-level-style-bullet text:level="2" text:style-name="WW_CharLFO30LVL2" text:bullet-char="o">
        <style:list-level-properties/>
        <style:text-properties style:font-name="Courier New"/>
      </text:list-level-style-bullet>
      <text:list-level-style-bullet text:level="3" text:style-name="WW_CharLFO30LVL3" text:bullet-char="">
        <style:list-level-properties/>
        <style:text-properties style:font-name="Wingdings"/>
      </text:list-level-style-bullet>
      <text:list-level-style-bullet text:level="4" text:style-name="WW_CharLFO30LVL4" text:bullet-char="">
        <style:list-level-properties/>
        <style:text-properties style:font-name="Symbol"/>
      </text:list-level-style-bullet>
      <text:list-level-style-bullet text:level="5" text:style-name="WW_CharLFO30LVL5" text:bullet-char="o">
        <style:list-level-properties/>
        <style:text-properties style:font-name="Courier New"/>
      </text:list-level-style-bullet>
      <text:list-level-style-bullet text:level="6" text:style-name="WW_CharLFO30LVL6" text:bullet-char="">
        <style:list-level-properties/>
        <style:text-properties style:font-name="Wingdings"/>
      </text:list-level-style-bullet>
      <text:list-level-style-bullet text:level="7" text:style-name="WW_CharLFO30LVL7" text:bullet-char="">
        <style:list-level-properties/>
        <style:text-properties style:font-name="Symbol"/>
      </text:list-level-style-bullet>
      <text:list-level-style-bullet text:level="8" text:style-name="WW_CharLFO30LVL8" text:bullet-char="o">
        <style:list-level-properties/>
        <style:text-properties style:font-name="Courier New"/>
      </text:list-level-style-bullet>
      <text:list-level-style-bullet text:level="9" text:style-name="WW_CharLFO30LVL9" text:bullet-char="">
        <style:list-level-properties/>
        <style:text-properties style:font-name="Wingdings"/>
      </text:list-level-style-bullet>
    </text:list-style>
    <style:style style:name="WW_CharLFO31LVL1" style:family="text">
      <style:text-properties style:font-name="Symbol"/>
    </style:style>
    <style:style style:name="WW_CharLFO31LVL2" style:family="text">
      <style:text-properties style:font-name="Courier New" style:font-name-complex="Courier New"/>
    </style:style>
    <style:style style:name="WW_CharLFO31LVL3" style:family="text">
      <style:text-properties style:font-name="Wingdings"/>
    </style:style>
    <style:style style:name="WW_CharLFO31LVL4" style:family="text">
      <style:text-properties style:font-name="Symbol"/>
    </style:style>
    <style:style style:name="WW_CharLFO31LVL5" style:family="text">
      <style:text-properties style:font-name="Courier New" style:font-name-complex="Courier New"/>
    </style:style>
    <style:style style:name="WW_CharLFO31LVL6" style:family="text">
      <style:text-properties style:font-name="Wingdings"/>
    </style:style>
    <style:style style:name="WW_CharLFO31LVL7" style:family="text">
      <style:text-properties style:font-name="Symbol"/>
    </style:style>
    <style:style style:name="WW_CharLFO31LVL8" style:family="text">
      <style:text-properties style:font-name="Courier New" style:font-name-complex="Courier New"/>
    </style:style>
    <style:style style:name="WW_CharLFO31LVL9" style:family="text">
      <style:text-properties style:font-name="Wingdings"/>
    </style:style>
    <text:list-style style:name="WWNum30" style:display-name="WWNum30">
      <text:list-level-style-bullet text:level="1" text:style-name="WW_CharLFO31LVL1" text:bullet-char="">
        <style:list-level-properties/>
        <style:text-properties style:font-name="Symbol"/>
      </text:list-level-style-bullet>
      <text:list-level-style-bullet text:level="2" text:style-name="WW_CharLFO31LVL2" text:bullet-char="o">
        <style:list-level-properties/>
        <style:text-properties style:font-name="Courier New"/>
      </text:list-level-style-bullet>
      <text:list-level-style-bullet text:level="3" text:style-name="WW_CharLFO31LVL3" text:bullet-char="">
        <style:list-level-properties/>
        <style:text-properties style:font-name="Wingdings"/>
      </text:list-level-style-bullet>
      <text:list-level-style-bullet text:level="4" text:style-name="WW_CharLFO31LVL4" text:bullet-char="">
        <style:list-level-properties/>
        <style:text-properties style:font-name="Symbol"/>
      </text:list-level-style-bullet>
      <text:list-level-style-bullet text:level="5" text:style-name="WW_CharLFO31LVL5" text:bullet-char="o">
        <style:list-level-properties/>
        <style:text-properties style:font-name="Courier New"/>
      </text:list-level-style-bullet>
      <text:list-level-style-bullet text:level="6" text:style-name="WW_CharLFO31LVL6" text:bullet-char="">
        <style:list-level-properties/>
        <style:text-properties style:font-name="Wingdings"/>
      </text:list-level-style-bullet>
      <text:list-level-style-bullet text:level="7" text:style-name="WW_CharLFO31LVL7" text:bullet-char="">
        <style:list-level-properties/>
        <style:text-properties style:font-name="Symbol"/>
      </text:list-level-style-bullet>
      <text:list-level-style-bullet text:level="8" text:style-name="WW_CharLFO31LVL8" text:bullet-char="o">
        <style:list-level-properties/>
        <style:text-properties style:font-name="Courier New"/>
      </text:list-level-style-bullet>
      <text:list-level-style-bullet text:level="9" text:style-name="WW_CharLFO31LVL9" text:bullet-char="">
        <style:list-level-properties/>
        <style:text-properties style:font-name="Wingdings"/>
      </text:list-level-style-bullet>
    </text:list-style>
    <text:list-style style:name="WWNum31" style:display-name="WWNum31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text:list-style style:name="WWNum32" style:display-name="WWNum32">
      <text:list-level-style-number text:level="1" style:num-format="1">
        <style:list-level-properties/>
      </text:list-level-style-number>
      <text:list-level-style-number text:level="2" style:num-format="a" style:num-letter-sync="true" text:display-levels="2">
        <style:list-level-properties/>
      </text:list-level-style-number>
      <text:list-level-style-number text:level="3" style:num-format="i" text:display-levels="3">
        <style:list-level-properties fo:text-align="end"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a" style:num-letter-sync="true" text:display-levels="5">
        <style:list-level-properties/>
      </text:list-level-style-number>
      <text:list-level-style-number text:level="6" style:num-format="i" text:display-levels="6">
        <style:list-level-properties fo:text-align="end"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a" style:num-letter-sync="true" text:display-levels="8">
        <style:list-level-properties/>
      </text:list-level-style-number>
      <text:list-level-style-number text:level="9" style:num-format="i" text:display-levels="9">
        <style:list-level-properties fo:text-align="end"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6895in" fo:margin-left="0.3645in" fo:margin-bottom="0.6895in" fo:margin-right="0.393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Матвей Уфимцев</meta:initial-creator>
    <dc:creator>Matvey</dc:creator>
    <meta:creation-date>2021-02-14T06:58:00Z</meta:creation-date>
    <dc:date>2021-02-16T21:58:00Z</dc:date>
    <meta:template xlink:href="Normal.dotm" xlink:type="simple"/>
    <meta:editing-cycles>1</meta:editing-cycles>
    <meta:editing-duration>PT120S</meta:editing-duration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8" meta:paragraph-count="41" meta:word-count="3078" meta:character-count="20585" meta:row-count="146" meta:non-whitespace-character-count="17548"/>
  </office:meta>
</office:document-meta>
</file>